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enchmark_20_resul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nchmark 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ranslateMethod</text:p>
          </table:table-cell>
          <table:table-cell table:style-name="ce1" office:value-type="string" calcext:value-type="string">
            <text:p>shouldForce3D</text:p>
          </table:table-cell>
          <table:table-cell table:style-name="ce1" office:value-type="string" calcext:value-type="string">
            <text:p>childrenWillChange</text:p>
          </table:table-cell>
          <table:table-cell table:style-name="ce1" office:value-type="string" calcext:value-type="string">
            <text:p>perspective</text:p>
          </table:table-cell>
          <table:table-cell table:style-name="ce1" office:value-type="string" calcext:value-type="string">
            <text:p>movingRoot</text:p>
          </table:table-cell>
          <table:table-cell table:style-name="ce1" office:value-type="string" calcext:value-type="string">
            <text:p>movingChildren</text:p>
          </table:table-cell>
          <table:table-cell table:style-name="ce1" office:value-type="string" calcext:value-type="string">
            <text:p>zoomingRoot</text:p>
          </table:table-cell>
          <table:table-cell table:style-name="ce1" office:value-type="string" calcext:value-type="string">
            <text:p>preserve3D</text:p>
          </table:table-cell>
          <table:table-cell table:style-name="ce1" office:value-type="string" calcext:value-type="string">
            <text:p>elementType</text:p>
          </table:table-cell>
          <table:table-cell table:style-name="ce1" office:value-type="string" calcext:value-type="string">
            <text:p>shadowChildren</text:p>
          </table:table-cell>
          <table:table-cell table:style-name="ce1" office:value-type="string" calcext:value-type="string">
            <text:p>rootWillChange</text:p>
          </table:table-cell>
          <table:table-cell table:style-name="ce1" office:value-type="string" calcext:value-type="string">
            <text:p>zoomMethod</text:p>
          </table:table-cell>
          <table:table-cell table:style-name="ce1" office:value-type="string" calcext:value-type="string">
            <text:p>frameCount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elapsedTime</text:p>
          </table:table-cell>
          <table:table-cell table:style-name="ce1" office:value-type="string" calcext:value-type="string">
            <text:p>f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46921.708" calcext:value-type="float">
            <text:p>1619046921.708</text:p>
          </table:table-cell>
          <table:table-cell table:style-name="ce1" office:value-type="float" office:value="5.19500017166137" calcext:value-type="float">
            <text:p>5.19500017166137</text:p>
          </table:table-cell>
          <table:table-cell table:style-name="ce1" office:value-type="float" office:value="5.58229047964125" calcext:value-type="float">
            <text:p>5.582290479641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6929.622" calcext:value-type="float">
            <text:p>1619046929.622</text:p>
          </table:table-cell>
          <table:table-cell table:style-name="ce1" office:value-type="float" office:value="5.12100005149841" calcext:value-type="float">
            <text:p>5.12100005149841</text:p>
          </table:table-cell>
          <table:table-cell table:style-name="ce1" office:value-type="float" office:value="5.85823075538184" calcext:value-type="float">
            <text:p>5.85823075538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46937.464" calcext:value-type="float">
            <text:p>1619046937.464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5.56438784561809" calcext:value-type="float">
            <text:p>5.564387845618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6945.35" calcext:value-type="float">
            <text:p>1619046945.35</text:p>
          </table:table-cell>
          <table:table-cell table:style-name="ce1" office:value-type="float" office:value="5.15100002288818" calcext:value-type="float">
            <text:p>5.15100002288818</text:p>
          </table:table-cell>
          <table:table-cell table:style-name="ce1" office:value-type="float" office:value="5.82411179706788" calcext:value-type="float">
            <text:p>5.824111797067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6953.329" calcext:value-type="float">
            <text:p>1619046953.329</text:p>
          </table:table-cell>
          <table:table-cell table:style-name="ce1" office:value-type="float" office:value="5.16300010681152" calcext:value-type="float">
            <text:p>5.16300010681152</text:p>
          </table:table-cell>
          <table:table-cell table:style-name="ce1" office:value-type="float" office:value="5.81057512674096" calcext:value-type="float">
            <text:p>5.810575126740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6961.437" calcext:value-type="float">
            <text:p>1619046961.437</text:p>
          </table:table-cell>
          <table:table-cell table:style-name="ce1" office:value-type="float" office:value="5.13199996948242" calcext:value-type="float">
            <text:p>5.13199996948242</text:p>
          </table:table-cell>
          <table:table-cell table:style-name="ce1" office:value-type="float" office:value="5.84567423585265" calcext:value-type="float">
            <text:p>5.845674235852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6969.299" calcext:value-type="float">
            <text:p>1619046969.299</text:p>
          </table:table-cell>
          <table:table-cell table:style-name="ce1" office:value-type="float" office:value="5.17799997329711" calcext:value-type="float">
            <text:p>5.17799997329711</text:p>
          </table:table-cell>
          <table:table-cell table:style-name="ce1" office:value-type="float" office:value="5.79374278769981" calcext:value-type="float">
            <text:p>5.793742787699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6977.345" calcext:value-type="float">
            <text:p>1619046977.345</text:p>
          </table:table-cell>
          <table:table-cell table:style-name="ce1" office:value-type="float" office:value="5.14800000190734" calcext:value-type="float">
            <text:p>5.14800000190734</text:p>
          </table:table-cell>
          <table:table-cell table:style-name="ce1" office:value-type="float" office:value="5.82750582534672" calcext:value-type="float">
            <text:p>5.82750582534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619046985.33" calcext:value-type="float">
            <text:p>1619046985.33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37.5699426413709" calcext:value-type="float">
            <text:p>37.56994264137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19046993.046" calcext:value-type="float">
            <text:p>1619046993.04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7.992402070318" calcext:value-type="float">
            <text:p>37.9924020703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19047000.759" calcext:value-type="float">
            <text:p>1619047000.759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38.1618391071359" calcext:value-type="float">
            <text:p>38.16183910713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19047008.46" calcext:value-type="float">
            <text:p>1619047008.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.4" calcext:value-type="float">
            <text:p>41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19047016.252" calcext:value-type="float">
            <text:p>1619047016.252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37.9848071783727" calcext:value-type="float">
            <text:p>37.9848071783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047023.935" calcext:value-type="float">
            <text:p>1619047023.935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6.0557770294241" calcext:value-type="float">
            <text:p>36.05577702942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047031.685" calcext:value-type="float">
            <text:p>1619047031.685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8.8523606146762" calcext:value-type="float">
            <text:p>38.85236061467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047039.411" calcext:value-type="float">
            <text:p>1619047039.411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9.3056657424854" calcext:value-type="float">
            <text:p>39.30566574248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19047047.138" calcext:value-type="float">
            <text:p>1619047047.138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36.9187792911455" calcext:value-type="float">
            <text:p>36.91877929114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047054.838" calcext:value-type="float">
            <text:p>1619047054.838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9.3763740103639" calcext:value-type="float">
            <text:p>39.37637401036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19047062.597" calcext:value-type="float">
            <text:p>1619047062.597</text:p>
          </table:table-cell>
          <table:table-cell table:style-name="ce1" office:value-type="float" office:value="5.01700019836425" calcext:value-type="float">
            <text:p>5.01700019836425</text:p>
          </table:table-cell>
          <table:table-cell table:style-name="ce1" office:value-type="float" office:value="37.0739471090002" calcext:value-type="float">
            <text:p>37.07394710900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619047070.392" calcext:value-type="float">
            <text:p>1619047070.392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7.5774533702965" calcext:value-type="float">
            <text:p>37.57745337029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619047078.105" calcext:value-type="float">
            <text:p>1619047078.105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6.497806587086" calcext:value-type="float">
            <text:p>36.4978065870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047085.877" calcext:value-type="float">
            <text:p>1619047085.877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9.0360493076791" calcext:value-type="float">
            <text:p>39.03604930767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047093.703" calcext:value-type="float">
            <text:p>1619047093.70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6.1061239949727" calcext:value-type="float">
            <text:p>36.1061239949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047101.419" calcext:value-type="float">
            <text:p>1619047101.419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39.1139480906959" calcext:value-type="float">
            <text:p>39.11394809069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047109.308" calcext:value-type="float">
            <text:p>1619047109.30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5.9281437809655" calcext:value-type="float">
            <text:p>35.9281437809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19047117.058" calcext:value-type="float">
            <text:p>1619047117.058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35.5431317214116" calcext:value-type="float">
            <text:p>35.5431317214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19047124.78" calcext:value-type="float">
            <text:p>1619047124.78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37.9165841368521" calcext:value-type="float">
            <text:p>37.91658413685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047132.481" calcext:value-type="float">
            <text:p>1619047132.481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39.7126309696351" calcext:value-type="float">
            <text:p>39.71263096963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19047140.217" calcext:value-type="float">
            <text:p>1619047140.217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35.0457979675552" calcext:value-type="float">
            <text:p>35.04579796755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19047147.925" calcext:value-type="float">
            <text:p>1619047147.925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6.8819774330352" calcext:value-type="float">
            <text:p>36.88197743303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19047155.666" calcext:value-type="float">
            <text:p>1619047155.666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34.9022723990657" calcext:value-type="float">
            <text:p>34.90227239906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047163.4" calcext:value-type="float">
            <text:p>1619047163.4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39.3951450653236" calcext:value-type="float">
            <text:p>39.39514506532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171.132" calcext:value-type="float">
            <text:p>1619047171.132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5.93471802251529" calcext:value-type="float">
            <text:p>5.934718022515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178.967" calcext:value-type="float">
            <text:p>1619047178.967</text:p>
          </table:table-cell>
          <table:table-cell table:style-name="ce1" office:value-type="float" office:value="5.15700006484985" calcext:value-type="float">
            <text:p>5.15700006484985</text:p>
          </table:table-cell>
          <table:table-cell table:style-name="ce1" office:value-type="float" office:value="5.81733558711395" calcext:value-type="float">
            <text:p>5.817335587113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186.855" calcext:value-type="float">
            <text:p>1619047186.855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5.95356217416167" calcext:value-type="float">
            <text:p>5.953562174161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194.742" calcext:value-type="float">
            <text:p>1619047194.742</text:p>
          </table:table-cell>
          <table:table-cell table:style-name="ce1" office:value-type="float" office:value="5.11799979209899" calcext:value-type="float">
            <text:p>5.11799979209899</text:p>
          </table:table-cell>
          <table:table-cell table:style-name="ce1" office:value-type="float" office:value="5.86166495088823" calcext:value-type="float">
            <text:p>5.861664950888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202.813" calcext:value-type="float">
            <text:p>1619047202.813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5.94059411549893" calcext:value-type="float">
            <text:p>5.940594115498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47210.768" calcext:value-type="float">
            <text:p>1619047210.768</text:p>
          </table:table-cell>
          <table:table-cell table:style-name="ce1" office:value-type="float" office:value="5.14400005340576" calcext:value-type="float">
            <text:p>5.14400005340576</text:p>
          </table:table-cell>
          <table:table-cell table:style-name="ce1" office:value-type="float" office:value="6.02643850663947" calcext:value-type="float">
            <text:p>6.026438506639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218.669" calcext:value-type="float">
            <text:p>1619047218.669</text:p>
          </table:table-cell>
          <table:table-cell table:style-name="ce1" office:value-type="float" office:value="5.10000014305114" calcext:value-type="float">
            <text:p>5.10000014305114</text:p>
          </table:table-cell>
          <table:table-cell table:style-name="ce1" office:value-type="float" office:value="5.88235277618091" calcext:value-type="float">
            <text:p>5.882352776180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226.513" calcext:value-type="float">
            <text:p>1619047226.513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5.99041545866489" calcext:value-type="float">
            <text:p>5.990415458664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047234.393" calcext:value-type="float">
            <text:p>1619047234.393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36.0270688600669" calcext:value-type="float">
            <text:p>36.02706886006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047242.142" calcext:value-type="float">
            <text:p>1619047242.142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38.805969412771" calcext:value-type="float">
            <text:p>38.8059694127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19047249.986" calcext:value-type="float">
            <text:p>1619047249.986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40.2550826086186" calcext:value-type="float">
            <text:p>40.2550826086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19047257.813" calcext:value-type="float">
            <text:p>1619047257.813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40.1839256786099" calcext:value-type="float">
            <text:p>40.18392567860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19047265.565" calcext:value-type="float">
            <text:p>1619047265.565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36.1111113844304" calcext:value-type="float">
            <text:p>36.11111138443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19047273.357" calcext:value-type="float">
            <text:p>1619047273.357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8.0402317232995" calcext:value-type="float">
            <text:p>38.04023172329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047281.111" calcext:value-type="float">
            <text:p>1619047281.111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39.2117839902965" calcext:value-type="float">
            <text:p>39.21178399029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19047288.853" calcext:value-type="float">
            <text:p>1619047288.853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8.2470120975107" calcext:value-type="float">
            <text:p>38.24701209751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619047296.542" calcext:value-type="float">
            <text:p>1619047296.542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37.5099772137096" calcext:value-type="float">
            <text:p>37.50997721370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047304.286" calcext:value-type="float">
            <text:p>1619047304.286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8.867849622648" calcext:value-type="float">
            <text:p>38.8678496226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19047312.042" calcext:value-type="float">
            <text:p>1619047312.042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7.1925620267324" calcext:value-type="float">
            <text:p>37.19256202673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19047319.787" calcext:value-type="float">
            <text:p>1619047319.787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37.8667712859713" calcext:value-type="float">
            <text:p>37.86677128597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047327.542" calcext:value-type="float">
            <text:p>1619047327.542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35.8351582583416" calcext:value-type="float">
            <text:p>35.83515825834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619047335.291" calcext:value-type="float">
            <text:p>1619047335.291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38.5922802631519" calcext:value-type="float">
            <text:p>38.59228026315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19047343.059" calcext:value-type="float">
            <text:p>1619047343.059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6.7118908457732" calcext:value-type="float">
            <text:p>36.71189084577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047350.756" calcext:value-type="float">
            <text:p>1619047350.756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9.274321915178" calcext:value-type="float">
            <text:p>39.2743219151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047358.66" calcext:value-type="float">
            <text:p>1619047358.66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36.0701482780196" calcext:value-type="float">
            <text:p>36.07014827801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047366.39" calcext:value-type="float">
            <text:p>1619047366.39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35.892323986469" calcext:value-type="float">
            <text:p>35.8923239864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19047374.114" calcext:value-type="float">
            <text:p>1619047374.114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8.1465949998285" calcext:value-type="float">
            <text:p>38.14659499982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047381.936" calcext:value-type="float">
            <text:p>1619047381.936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38.9532576213816" calcext:value-type="float">
            <text:p>38.95325762138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619047389.661" calcext:value-type="float">
            <text:p>1619047389.66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34.7721826120528" calcext:value-type="float">
            <text:p>34.77218261205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19047397.367" calcext:value-type="float">
            <text:p>1619047397.367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37.2139314076608" calcext:value-type="float">
            <text:p>37.21393140766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047405.113" calcext:value-type="float">
            <text:p>1619047405.113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37.6044566532634" calcext:value-type="float">
            <text:p>37.60445665326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19047412.855" calcext:value-type="float">
            <text:p>1619047412.855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39.9840863303865" calcext:value-type="float">
            <text:p>39.98408633038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47420.777" calcext:value-type="float">
            <text:p>1619047420.777</text:p>
          </table:table-cell>
          <table:table-cell table:style-name="ce1" office:value-type="float" office:value="5.19499993324279" calcext:value-type="float">
            <text:p>5.19499993324279</text:p>
          </table:table-cell>
          <table:table-cell table:style-name="ce1" office:value-type="float" office:value="6.15976908781692" calcext:value-type="float">
            <text:p>6.159769087816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428.739" calcext:value-type="float">
            <text:p>1619047428.739</text:p>
          </table:table-cell>
          <table:table-cell table:style-name="ce1" office:value-type="float" office:value="5.1489999294281" calcext:value-type="float">
            <text:p>5.1489999294281</text:p>
          </table:table-cell>
          <table:table-cell table:style-name="ce1" office:value-type="float" office:value="5.82637413307016" calcext:value-type="float">
            <text:p>5.826374133070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47436.608" calcext:value-type="float">
            <text:p>1619047436.608</text:p>
          </table:table-cell>
          <table:table-cell table:style-name="ce1" office:value-type="float" office:value="5.15700006484985" calcext:value-type="float">
            <text:p>5.15700006484985</text:p>
          </table:table-cell>
          <table:table-cell table:style-name="ce1" office:value-type="float" office:value="6.01124677335108" calcext:value-type="float">
            <text:p>6.011246773351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444.532" calcext:value-type="float">
            <text:p>1619047444.532</text:p>
          </table:table-cell>
          <table:table-cell table:style-name="ce1" office:value-type="float" office:value="5.1269998550415" calcext:value-type="float">
            <text:p>5.1269998550415</text:p>
          </table:table-cell>
          <table:table-cell table:style-name="ce1" office:value-type="float" office:value="5.85137523858134" calcext:value-type="float">
            <text:p>5.851375238581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19047452.361" calcext:value-type="float">
            <text:p>1619047452.361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5.087719071428" calcext:value-type="float">
            <text:p>35.0877190714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047460.083" calcext:value-type="float">
            <text:p>1619047460.083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9.3056657424854" calcext:value-type="float">
            <text:p>39.30566574248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047467.826" calcext:value-type="float">
            <text:p>1619047467.826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9.0671719284052" calcext:value-type="float">
            <text:p>39.06717192840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19047475.536" calcext:value-type="float">
            <text:p>1619047475.536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40.7755345081941" calcext:value-type="float">
            <text:p>40.77553450819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047483.269" calcext:value-type="float">
            <text:p>1619047483.2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.8" calcext:value-type="float">
            <text:p>37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047491.099" calcext:value-type="float">
            <text:p>1619047491.09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9.6888716438804" calcext:value-type="float">
            <text:p>39.68887164388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047498.995" calcext:value-type="float">
            <text:p>1619047498.995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36.0989217384622" calcext:value-type="float">
            <text:p>36.09892173846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047506.693" calcext:value-type="float">
            <text:p>1619047506.693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39.0282768621835" calcext:value-type="float">
            <text:p>39.02827686218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619047514.493" calcext:value-type="float">
            <text:p>1619047514.493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34.6337584482822" calcext:value-type="float">
            <text:p>34.63375844828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619047522.203" calcext:value-type="float">
            <text:p>1619047522.203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36.5853669139063" calcext:value-type="float">
            <text:p>36.58536691390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19047529.908" calcext:value-type="float">
            <text:p>1619047529.908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7.3626365083287" calcext:value-type="float">
            <text:p>37.3626365083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047537.614" calcext:value-type="float">
            <text:p>1619047537.614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39.2508482291113" calcext:value-type="float">
            <text:p>39.25084822911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47545.336" calcext:value-type="float">
            <text:p>1619047545.336</text:p>
          </table:table-cell>
          <table:table-cell table:style-name="ce1" office:value-type="float" office:value="5.15499997138977" calcext:value-type="float">
            <text:p>5.15499997138977</text:p>
          </table:table-cell>
          <table:table-cell table:style-name="ce1" office:value-type="float" office:value="6.20756550486903" calcext:value-type="float">
            <text:p>6.207565504869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553.259" calcext:value-type="float">
            <text:p>1619047553.259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5.93237106266938" calcext:value-type="float">
            <text:p>5.932371062669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561.195" calcext:value-type="float">
            <text:p>1619047561.195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5.95474381976275" calcext:value-type="float">
            <text:p>5.95474381976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569.077" calcext:value-type="float">
            <text:p>1619047569.077</text:p>
          </table:table-cell>
          <table:table-cell table:style-name="ce1" office:value-type="float" office:value="5.06300020217895" calcext:value-type="float">
            <text:p>5.06300020217895</text:p>
          </table:table-cell>
          <table:table-cell table:style-name="ce1" office:value-type="float" office:value="5.92534047047617" calcext:value-type="float">
            <text:p>5.925340470476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619047577.034" calcext:value-type="float">
            <text:p>1619047577.034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5.7499502877974" calcext:value-type="float">
            <text:p>35.74995028779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19047584.747" calcext:value-type="float">
            <text:p>1619047584.747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38.6839473463394" calcext:value-type="float">
            <text:p>38.68394734633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047592.509" calcext:value-type="float">
            <text:p>1619047592.5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.4" calcext:value-type="float">
            <text:p>39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19047600.195" calcext:value-type="float">
            <text:p>1619047600.195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8.2775117142851" calcext:value-type="float">
            <text:p>38.27751171428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19047607.879" calcext:value-type="float">
            <text:p>1619047607.879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36.6460853650551" calcext:value-type="float">
            <text:p>36.64608536505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047615.595" calcext:value-type="float">
            <text:p>1619047615.595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9.6967882596661" calcext:value-type="float">
            <text:p>39.69678825966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19047623.371" calcext:value-type="float">
            <text:p>1619047623.371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36.8379143852242" calcext:value-type="float">
            <text:p>36.83791438522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19047631.089" calcext:value-type="float">
            <text:p>1619047631.0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.2" calcext:value-type="float">
            <text:p>38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19047638.839" calcext:value-type="float">
            <text:p>1619047638.839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5.2659888656292" calcext:value-type="float">
            <text:p>35.26598886562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19047646.532" calcext:value-type="float">
            <text:p>1619047646.532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36.8085951367923" calcext:value-type="float">
            <text:p>36.8085951367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19047654.269" calcext:value-type="float">
            <text:p>1619047654.26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7.3477134291515" calcext:value-type="float">
            <text:p>37.34771342915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19047661.985" calcext:value-type="float">
            <text:p>1619047661.985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9.9201597566284" calcext:value-type="float">
            <text:p>39.92015975662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669.857" calcext:value-type="float">
            <text:p>1619047669.857</text:p>
          </table:table-cell>
          <table:table-cell table:style-name="ce1" office:value-type="float" office:value="5.00299978256225" calcext:value-type="float">
            <text:p>5.00299978256225</text:p>
          </table:table-cell>
          <table:table-cell table:style-name="ce1" office:value-type="float" office:value="5.99640241931725" calcext:value-type="float">
            <text:p>5.996402419317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677.623" calcext:value-type="float">
            <text:p>1619047677.623</text:p>
          </table:table-cell>
          <table:table-cell table:style-name="ce1" office:value-type="float" office:value="5.13000011444091" calcext:value-type="float">
            <text:p>5.13000011444091</text:p>
          </table:table-cell>
          <table:table-cell table:style-name="ce1" office:value-type="float" office:value="5.84795308591713" calcext:value-type="float">
            <text:p>5.847953085917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47685.478" calcext:value-type="float">
            <text:p>1619047685.478</text:p>
          </table:table-cell>
          <table:table-cell table:style-name="ce1" office:value-type="float" office:value="5.125" calcext:value-type="float">
            <text:p>5.125</text:p>
          </table:table-cell>
          <table:table-cell table:style-name="ce1" office:value-type="float" office:value="6.04878048780487" calcext:value-type="float">
            <text:p>6.048780487804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693.316" calcext:value-type="float">
            <text:p>1619047693.316</text:p>
          </table:table-cell>
          <table:table-cell table:style-name="ce1" office:value-type="float" office:value="5.12700009346008" calcext:value-type="float">
            <text:p>5.12700009346008</text:p>
          </table:table-cell>
          <table:table-cell table:style-name="ce1" office:value-type="float" office:value="5.85137496647747" calcext:value-type="float">
            <text:p>5.851374966477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47701.298" calcext:value-type="float">
            <text:p>1619047701.298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5.70641477804858" calcext:value-type="float">
            <text:p>5.706414778048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709.09" calcext:value-type="float">
            <text:p>1619047709.09</text:p>
          </table:table-cell>
          <table:table-cell table:style-name="ce1" office:value-type="float" office:value="5.16799998283386" calcext:value-type="float">
            <text:p>5.16799998283386</text:p>
          </table:table-cell>
          <table:table-cell table:style-name="ce1" office:value-type="float" office:value="5.80495357965337" calcext:value-type="float">
            <text:p>5.804953579653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717.279" calcext:value-type="float">
            <text:p>1619047717.279</text:p>
          </table:table-cell>
          <table:table-cell table:style-name="ce1" office:value-type="float" office:value="5.18499994277954" calcext:value-type="float">
            <text:p>5.18499994277954</text:p>
          </table:table-cell>
          <table:table-cell table:style-name="ce1" office:value-type="float" office:value="5.78592098959943" calcext:value-type="float">
            <text:p>5.785920989599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47725.19" calcext:value-type="float">
            <text:p>1619047725.19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5.7757419894015" calcext:value-type="float">
            <text:p>5.77574198940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732.952" calcext:value-type="float">
            <text:p>1619047732.952</text:p>
          </table:table-cell>
          <table:table-cell table:style-name="ce1" office:value-type="float" office:value="5.13800001144409" calcext:value-type="float">
            <text:p>5.13800001144409</text:p>
          </table:table-cell>
          <table:table-cell table:style-name="ce1" office:value-type="float" office:value="5.83884778769554" calcext:value-type="float">
            <text:p>5.838847787695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740.81" calcext:value-type="float">
            <text:p>1619047740.81</text:p>
          </table:table-cell>
          <table:table-cell table:style-name="ce1" office:value-type="float" office:value="5.12100005149841" calcext:value-type="float">
            <text:p>5.12100005149841</text:p>
          </table:table-cell>
          <table:table-cell table:style-name="ce1" office:value-type="float" office:value="5.85823075538184" calcext:value-type="float">
            <text:p>5.85823075538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748.778" calcext:value-type="float">
            <text:p>1619047748.778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5.9206632167885" calcext:value-type="float">
            <text:p>5.92066321678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756.836" calcext:value-type="float">
            <text:p>1619047756.836</text:p>
          </table:table-cell>
          <table:table-cell table:style-name="ce1" office:value-type="float" office:value="5.11299991607666" calcext:value-type="float">
            <text:p>5.11299991607666</text:p>
          </table:table-cell>
          <table:table-cell table:style-name="ce1" office:value-type="float" office:value="5.8673969279115" calcext:value-type="float">
            <text:p>5.86739692791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47764.7" calcext:value-type="float">
            <text:p>1619047764.7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4.99800094452273" calcext:value-type="float">
            <text:p>4.998000944522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047772.595" calcext:value-type="float">
            <text:p>1619047772.595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5.1292168022589" calcext:value-type="float">
            <text:p>5.12921680225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780.656" calcext:value-type="float">
            <text:p>1619047780.656</text:p>
          </table:table-cell>
          <table:table-cell table:style-name="ce1" office:value-type="float" office:value="5.08500003814697" calcext:value-type="float">
            <text:p>5.08500003814697</text:p>
          </table:table-cell>
          <table:table-cell table:style-name="ce1" office:value-type="float" office:value="5.89970497049048" calcext:value-type="float">
            <text:p>5.899704970490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788.504" calcext:value-type="float">
            <text:p>1619047788.504</text:p>
          </table:table-cell>
          <table:table-cell table:style-name="ce1" office:value-type="float" office:value="5.13499999046325" calcext:value-type="float">
            <text:p>5.13499999046325</text:p>
          </table:table-cell>
          <table:table-cell table:style-name="ce1" office:value-type="float" office:value="5.84225901766623" calcext:value-type="float">
            <text:p>5.842259017666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19047796.498" calcext:value-type="float">
            <text:p>1619047796.498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16.1386728707116" calcext:value-type="float">
            <text:p>16.1386728707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7804.251" calcext:value-type="float">
            <text:p>1619047804.251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5.3661938927734" calcext:value-type="float">
            <text:p>15.36619389277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047811.9" calcext:value-type="float">
            <text:p>1619047811.9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15.5750801925287" calcext:value-type="float">
            <text:p>15.5750801925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047819.542" calcext:value-type="float">
            <text:p>1619047819.5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6" calcext:value-type="float">
            <text:p>15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7827.192" calcext:value-type="float">
            <text:p>1619047827.192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15.2143841821595" calcext:value-type="float">
            <text:p>15.21438418215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7834.892" calcext:value-type="float">
            <text:p>1619047834.892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5.2838424707243" calcext:value-type="float">
            <text:p>15.28384247072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047842.543" calcext:value-type="float">
            <text:p>1619047842.543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5.6964037591404" calcext:value-type="float">
            <text:p>15.6964037591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7850.214" calcext:value-type="float">
            <text:p>1619047850.214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4.9461933277198" calcext:value-type="float">
            <text:p>14.94619332771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7857.878" calcext:value-type="float">
            <text:p>1619047857.878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5.1993683837196" calcext:value-type="float">
            <text:p>15.19936838371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047865.586" calcext:value-type="float">
            <text:p>1619047865.586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15.0823575078762" calcext:value-type="float">
            <text:p>15.08235750787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047873.274" calcext:value-type="float">
            <text:p>1619047873.274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5.0465250882328" calcext:value-type="float">
            <text:p>15.04652508823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7880.986" calcext:value-type="float">
            <text:p>1619047880.98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4.9581174537237" calcext:value-type="float">
            <text:p>14.95811745372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7888.66" calcext:value-type="float">
            <text:p>1619047888.66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15.217391476432" calcext:value-type="float">
            <text:p>15.2173914764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7896.385" calcext:value-type="float">
            <text:p>1619047896.385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14.8367950562882" calcext:value-type="float">
            <text:p>14.83679505628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047904.119" calcext:value-type="float">
            <text:p>1619047904.119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5.1666329331269" calcext:value-type="float">
            <text:p>15.16663293312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7911.784" calcext:value-type="float">
            <text:p>1619047911.784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14.9432156210293" calcext:value-type="float">
            <text:p>14.94321562102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919.477" calcext:value-type="float">
            <text:p>1619047919.477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5.93824222647839" calcext:value-type="float">
            <text:p>5.93824222647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927.292" calcext:value-type="float">
            <text:p>1619047927.292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5.90202642661015" calcext:value-type="float">
            <text:p>5.902026426610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935.262" calcext:value-type="float">
            <text:p>1619047935.262</text:p>
          </table:table-cell>
          <table:table-cell table:style-name="ce1" office:value-type="float" office:value="5.07499980926513" calcext:value-type="float">
            <text:p>5.07499980926513</text:p>
          </table:table-cell>
          <table:table-cell table:style-name="ce1" office:value-type="float" office:value="5.91133027142793" calcext:value-type="float">
            <text:p>5.911330271427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943.102" calcext:value-type="float">
            <text:p>1619047943.10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.98802396349426" calcext:value-type="float">
            <text:p>5.988023963494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47950.88" calcext:value-type="float">
            <text:p>1619047950.88</text:p>
          </table:table-cell>
          <table:table-cell table:style-name="ce1" office:value-type="float" office:value="5.08799982070922" calcext:value-type="float">
            <text:p>5.08799982070922</text:p>
          </table:table-cell>
          <table:table-cell table:style-name="ce1" office:value-type="float" office:value="6.09276751029422" calcext:value-type="float">
            <text:p>6.092767510294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958.841" calcext:value-type="float">
            <text:p>1619047958.841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5.92768242814042" calcext:value-type="float">
            <text:p>5.927682428140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966.822" calcext:value-type="float">
            <text:p>1619047966.822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5.93589247897397" calcext:value-type="float">
            <text:p>5.935892478973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974.876" calcext:value-type="float">
            <text:p>1619047974.876</text:p>
          </table:table-cell>
          <table:table-cell table:style-name="ce1" office:value-type="float" office:value="5.07100009918212" calcext:value-type="float">
            <text:p>5.07100009918212</text:p>
          </table:table-cell>
          <table:table-cell table:style-name="ce1" office:value-type="float" office:value="5.91599278509943" calcext:value-type="float">
            <text:p>5.915992785099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982.734" calcext:value-type="float">
            <text:p>1619047982.734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5.93824222647839" calcext:value-type="float">
            <text:p>5.93824222647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47990.663" calcext:value-type="float">
            <text:p>1619047990.663</text:p>
          </table:table-cell>
          <table:table-cell table:style-name="ce1" office:value-type="float" office:value="5.12199997901916" calcext:value-type="float">
            <text:p>5.12199997901916</text:p>
          </table:table-cell>
          <table:table-cell table:style-name="ce1" office:value-type="float" office:value="6.0523233359982" calcext:value-type="float">
            <text:p>6.05232333599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7998.692" calcext:value-type="float">
            <text:p>1619047998.692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5.9654006240413" calcext:value-type="float">
            <text:p>5.9654006240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48006.695" calcext:value-type="float">
            <text:p>1619048006.695</text:p>
          </table:table-cell>
          <table:table-cell table:style-name="ce1" office:value-type="float" office:value="5.19200015068054" calcext:value-type="float">
            <text:p>5.19200015068054</text:p>
          </table:table-cell>
          <table:table-cell table:style-name="ce1" office:value-type="float" office:value="5.97072401778275" calcext:value-type="float">
            <text:p>5.97072401778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048014.644" calcext:value-type="float">
            <text:p>1619048014.644</text:p>
          </table:table-cell>
          <table:table-cell table:style-name="ce1" office:value-type="float" office:value="5.19899988174438" calcext:value-type="float">
            <text:p>5.19899988174438</text:p>
          </table:table-cell>
          <table:table-cell table:style-name="ce1" office:value-type="float" office:value="5.19330652320401" calcext:value-type="float">
            <text:p>5.193306523204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048022.629" calcext:value-type="float">
            <text:p>1619048022.629</text:p>
          </table:table-cell>
          <table:table-cell table:style-name="ce1" office:value-type="float" office:value="5.20099997520446" calcext:value-type="float">
            <text:p>5.20099997520446</text:p>
          </table:table-cell>
          <table:table-cell table:style-name="ce1" office:value-type="float" office:value="5.19130938833325" calcext:value-type="float">
            <text:p>5.191309388333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8030.748" calcext:value-type="float">
            <text:p>1619048030.748</text:p>
          </table:table-cell>
          <table:table-cell table:style-name="ce1" office:value-type="float" office:value="5.01700019836425" calcext:value-type="float">
            <text:p>5.01700019836425</text:p>
          </table:table-cell>
          <table:table-cell table:style-name="ce1" office:value-type="float" office:value="5.97966888854841" calcext:value-type="float">
            <text:p>5.979668888548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48038.529" calcext:value-type="float">
            <text:p>1619048038.529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6.12406159187402" calcext:value-type="float">
            <text:p>6.124061591874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048046.429" calcext:value-type="float">
            <text:p>1619048046.429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6.2762997740181" calcext:value-type="float">
            <text:p>16.27629977401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8054.187" calcext:value-type="float">
            <text:p>1619048054.187</text:p>
          </table:table-cell>
          <table:table-cell table:style-name="ce1" office:value-type="float" office:value="5.05799984931945" calcext:value-type="float">
            <text:p>5.05799984931945</text:p>
          </table:table-cell>
          <table:table-cell table:style-name="ce1" office:value-type="float" office:value="15.2234089153561" calcext:value-type="float">
            <text:p>15.22340891535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048061.888" calcext:value-type="float">
            <text:p>1619048061.888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5.7716109018357" calcext:value-type="float">
            <text:p>15.77161090183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048069.538" calcext:value-type="float">
            <text:p>1619048069.538</text:p>
          </table:table-cell>
          <table:table-cell table:style-name="ce1" office:value-type="float" office:value="5.01599979400634" calcext:value-type="float">
            <text:p>5.01599979400634</text:p>
          </table:table-cell>
          <table:table-cell table:style-name="ce1" office:value-type="float" office:value="15.5502398730563" calcext:value-type="float">
            <text:p>15.55023987305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8077.215" calcext:value-type="float">
            <text:p>1619048077.215</text:p>
          </table:table-cell>
          <table:table-cell table:style-name="ce1" office:value-type="float" office:value="5.04700016975402" calcext:value-type="float">
            <text:p>5.04700016975402</text:p>
          </table:table-cell>
          <table:table-cell table:style-name="ce1" office:value-type="float" office:value="15.2565875589722" calcext:value-type="float">
            <text:p>15.25658755897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048084.89" calcext:value-type="float">
            <text:p>1619048084.89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14.7645654990133" calcext:value-type="float">
            <text:p>14.76456549901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048092.564" calcext:value-type="float">
            <text:p>1619048092.564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5.6964037591404" calcext:value-type="float">
            <text:p>15.6964037591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8100.221" calcext:value-type="float">
            <text:p>1619048100.221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4.8720999911355" calcext:value-type="float">
            <text:p>14.87209999113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8107.908" calcext:value-type="float">
            <text:p>1619048107.908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5.3723296131816" calcext:value-type="float">
            <text:p>15.37232961318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8115.548" calcext:value-type="float">
            <text:p>1619048115.548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5.2596115619875" calcext:value-type="float">
            <text:p>15.25961156198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048123.257" calcext:value-type="float">
            <text:p>1619048123.257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15.0286733587624" calcext:value-type="float">
            <text:p>15.02867335876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8130.973" calcext:value-type="float">
            <text:p>1619048130.973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4.9402391005901" calcext:value-type="float">
            <text:p>14.94023910059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8138.646" calcext:value-type="float">
            <text:p>1619048138.646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15.3355900712458" calcext:value-type="float">
            <text:p>15.33559007124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8146.309" calcext:value-type="float">
            <text:p>1619048146.309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14.8016580419712" calcext:value-type="float">
            <text:p>14.80165804197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8154.046" calcext:value-type="float">
            <text:p>1619048154.046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15.2234081977714" calcext:value-type="float">
            <text:p>15.22340819777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8161.75" calcext:value-type="float">
            <text:p>1619048161.75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14.9283441587423" calcext:value-type="float">
            <text:p>14.9283441587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8169.446" calcext:value-type="float">
            <text:p>1619048169.446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5.89390972610576" calcext:value-type="float">
            <text:p>5.893909726105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48177.295" calcext:value-type="float">
            <text:p>1619048177.295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5.76884827652343" calcext:value-type="float">
            <text:p>5.768848276523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8185.173" calcext:value-type="float">
            <text:p>1619048185.173</text:p>
          </table:table-cell>
          <table:table-cell table:style-name="ce1" office:value-type="float" office:value="5.19799995422363" calcext:value-type="float">
            <text:p>5.19799995422363</text:p>
          </table:table-cell>
          <table:table-cell table:style-name="ce1" office:value-type="float" office:value="5.77145060873336" calcext:value-type="float">
            <text:p>5.771450608733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48193.25" calcext:value-type="float">
            <text:p>1619048193.25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5.77919502796999" calcext:value-type="float">
            <text:p>5.779195027969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048201.03" calcext:value-type="float">
            <text:p>1619048201.03</text:p>
          </table:table-cell>
          <table:table-cell table:style-name="ce1" office:value-type="float" office:value="5.17400002479553" calcext:value-type="float">
            <text:p>5.17400002479553</text:p>
          </table:table-cell>
          <table:table-cell table:style-name="ce1" office:value-type="float" office:value="5.02512560405862" calcext:value-type="float">
            <text:p>5.025125604058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048208.959" calcext:value-type="float">
            <text:p>1619048208.959</text:p>
          </table:table-cell>
          <table:table-cell table:style-name="ce1" office:value-type="float" office:value="5.14399981498718" calcext:value-type="float">
            <text:p>5.14399981498718</text:p>
          </table:table-cell>
          <table:table-cell table:style-name="ce1" office:value-type="float" office:value="5.05443253015839" calcext:value-type="float">
            <text:p>5.05443253015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8217.116" calcext:value-type="float">
            <text:p>1619048217.116</text:p>
          </table:table-cell>
          <table:table-cell table:style-name="ce1" office:value-type="float" office:value="5.11500000953674" calcext:value-type="float">
            <text:p>5.11500000953674</text:p>
          </table:table-cell>
          <table:table-cell table:style-name="ce1" office:value-type="float" office:value="5.8651026283609" calcext:value-type="float">
            <text:p>5.86510262836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8224.977" calcext:value-type="float">
            <text:p>1619048224.977</text:p>
          </table:table-cell>
          <table:table-cell table:style-name="ce1" office:value-type="float" office:value="5.12400007247924" calcext:value-type="float">
            <text:p>5.12400007247924</text:p>
          </table:table-cell>
          <table:table-cell table:style-name="ce1" office:value-type="float" office:value="5.85480085395168" calcext:value-type="float">
            <text:p>5.854800853951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19048233.028" calcext:value-type="float">
            <text:p>1619048233.028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6.1967608826092" calcext:value-type="float">
            <text:p>16.19676088260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048240.753" calcext:value-type="float">
            <text:p>1619048240.753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14.6389711222044" calcext:value-type="float">
            <text:p>14.63897112220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8248.548" calcext:value-type="float">
            <text:p>1619048248.548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14.8691517313542" calcext:value-type="float">
            <text:p>14.86915173135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048256.331" calcext:value-type="float">
            <text:p>1619048256.331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5.7151384084604" calcext:value-type="float">
            <text:p>15.71513840846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8263.986" calcext:value-type="float">
            <text:p>1619048263.986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4.8104268582489" calcext:value-type="float">
            <text:p>14.81042685824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8271.759" calcext:value-type="float">
            <text:p>1619048271.759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4.8750494203123" calcext:value-type="float">
            <text:p>14.87504942031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048279.42" calcext:value-type="float">
            <text:p>1619048279.42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15.4150199371649" calcext:value-type="float">
            <text:p>15.41501993716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048287.155" calcext:value-type="float">
            <text:p>1619048287.155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14.7675117164582" calcext:value-type="float">
            <text:p>14.76751171645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8294.827" calcext:value-type="float">
            <text:p>1619048294.827</text:p>
          </table:table-cell>
          <table:table-cell table:style-name="ce1" office:value-type="float" office:value="5.10800004005432" calcext:value-type="float">
            <text:p>5.10800004005432</text:p>
          </table:table-cell>
          <table:table-cell table:style-name="ce1" office:value-type="float" office:value="5.87314012622461" calcext:value-type="float">
            <text:p>5.87314012622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8302.817" calcext:value-type="float">
            <text:p>1619048302.817</text:p>
          </table:table-cell>
          <table:table-cell table:style-name="ce1" office:value-type="float" office:value="5.11800003051757" calcext:value-type="float">
            <text:p>5.11800003051757</text:p>
          </table:table-cell>
          <table:table-cell table:style-name="ce1" office:value-type="float" office:value="5.86166467782653" calcext:value-type="float">
            <text:p>5.861664677826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48310.805" calcext:value-type="float">
            <text:p>1619048310.805</text:p>
          </table:table-cell>
          <table:table-cell table:style-name="ce1" office:value-type="float" office:value="5.10800004005432" calcext:value-type="float">
            <text:p>5.10800004005432</text:p>
          </table:table-cell>
          <table:table-cell table:style-name="ce1" office:value-type="float" office:value="5.6773687886838" calcext:value-type="float">
            <text:p>5.67736878868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48318.705" calcext:value-type="float">
            <text:p>1619048318.705</text:p>
          </table:table-cell>
          <table:table-cell table:style-name="ce1" office:value-type="float" office:value="5.17100000381469" calcext:value-type="float">
            <text:p>5.17100000381469</text:p>
          </table:table-cell>
          <table:table-cell table:style-name="ce1" office:value-type="float" office:value="5.41481337832994" calcext:value-type="float">
            <text:p>5.414813378329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48326.864" calcext:value-type="float">
            <text:p>1619048326.864</text:p>
          </table:table-cell>
          <table:table-cell table:style-name="ce1" office:value-type="float" office:value="5.09200000762939" calcext:value-type="float">
            <text:p>5.09200000762939</text:p>
          </table:table-cell>
          <table:table-cell table:style-name="ce1" office:value-type="float" office:value="3.92772976630671" calcext:value-type="float">
            <text:p>3.927729766306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48335.329" calcext:value-type="float">
            <text:p>1619048335.329</text:p>
          </table:table-cell>
          <table:table-cell table:style-name="ce1" office:value-type="float" office:value="5.16100001335144" calcext:value-type="float">
            <text:p>5.16100001335144</text:p>
          </table:table-cell>
          <table:table-cell table:style-name="ce1" office:value-type="float" office:value="4.45650066663423" calcext:value-type="float">
            <text:p>4.45650066663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48343.239" calcext:value-type="float">
            <text:p>1619048343.239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6.18022324553562" calcext:value-type="float">
            <text:p>6.180223245535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48351.009" calcext:value-type="float">
            <text:p>1619048351.009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5.93589247897397" calcext:value-type="float">
            <text:p>5.935892478973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048358.957" calcext:value-type="float">
            <text:p>1619048358.957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4.7205093952667" calcext:value-type="float">
            <text:p>14.72050939526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19048366.613" calcext:value-type="float">
            <text:p>1619048366.613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6.164437731359" calcext:value-type="float">
            <text:p>16.1644377313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048374.266" calcext:value-type="float">
            <text:p>1619048374.266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5.1183610005441" calcext:value-type="float">
            <text:p>15.11836100054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048381.938" calcext:value-type="float">
            <text:p>1619048381.938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4.673805324587" calcext:value-type="float">
            <text:p>14.6738053245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048389.625" calcext:value-type="float">
            <text:p>1619048389.625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5.5941571729072" calcext:value-type="float">
            <text:p>15.59415717290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048397.37" calcext:value-type="float">
            <text:p>1619048397.37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4.6505639017003" calcext:value-type="float">
            <text:p>14.65056390170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048405.095" calcext:value-type="float">
            <text:p>1619048405.095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4.8514852887473" calcext:value-type="float">
            <text:p>14.85148528874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048412.819" calcext:value-type="float">
            <text:p>1619048412.8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4" calcext:value-type="float">
            <text:p>15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48420.494" calcext:value-type="float">
            <text:p>1619048420.494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9.33651142668602" calcext:value-type="float">
            <text:p>9.336511426686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48428.302" calcext:value-type="float">
            <text:p>1619048428.302</text:p>
          </table:table-cell>
          <table:table-cell table:style-name="ce1" office:value-type="float" office:value="5.11800003051757" calcext:value-type="float">
            <text:p>5.11800003051757</text:p>
          </table:table-cell>
          <table:table-cell table:style-name="ce1" office:value-type="float" office:value="9.18327466192823" calcext:value-type="float">
            <text:p>9.183274661928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048436.175" calcext:value-type="float">
            <text:p>1619048436.175</text:p>
          </table:table-cell>
          <table:table-cell table:style-name="ce1" office:value-type="float" office:value="5.15700006484985" calcext:value-type="float">
            <text:p>5.15700006484985</text:p>
          </table:table-cell>
          <table:table-cell table:style-name="ce1" office:value-type="float" office:value="9.30773693938232" calcext:value-type="float">
            <text:p>9.307736939382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048444.048" calcext:value-type="float">
            <text:p>1619048444.048</text:p>
          </table:table-cell>
          <table:table-cell table:style-name="ce1" office:value-type="float" office:value="5.20999979972839" calcext:value-type="float">
            <text:p>5.20999979972839</text:p>
          </table:table-cell>
          <table:table-cell table:style-name="ce1" office:value-type="float" office:value="9.21305217756483" calcext:value-type="float">
            <text:p>9.213052177564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048452.024" calcext:value-type="float">
            <text:p>1619048452.024</text:p>
          </table:table-cell>
          <table:table-cell table:style-name="ce1" office:value-type="float" office:value="5.12400007247924" calcext:value-type="float">
            <text:p>5.12400007247924</text:p>
          </table:table-cell>
          <table:table-cell table:style-name="ce1" office:value-type="float" office:value="8.97736130939258" calcext:value-type="float">
            <text:p>8.977361309392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48459.875" calcext:value-type="float">
            <text:p>1619048459.875</text:p>
          </table:table-cell>
          <table:table-cell table:style-name="ce1" office:value-type="float" office:value="5.12599992752075" calcext:value-type="float">
            <text:p>5.12599992752075</text:p>
          </table:table-cell>
          <table:table-cell table:style-name="ce1" office:value-type="float" office:value="9.16894277498206" calcext:value-type="float">
            <text:p>9.168942774982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48467.778" calcext:value-type="float">
            <text:p>1619048467.778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9.59091804873455" calcext:value-type="float">
            <text:p>9.590918048734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048475.621" calcext:value-type="float">
            <text:p>1619048475.621</text:p>
          </table:table-cell>
          <table:table-cell table:style-name="ce1" office:value-type="float" office:value="5.13999986648559" calcext:value-type="float">
            <text:p>5.13999986648559</text:p>
          </table:table-cell>
          <table:table-cell table:style-name="ce1" office:value-type="float" office:value="9.33852164335158" calcext:value-type="float">
            <text:p>9.338521643351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9048483.519" calcext:value-type="float">
            <text:p>1619048483.519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28.9710296886634" calcext:value-type="float">
            <text:p>28.97102968866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19048491.262" calcext:value-type="float">
            <text:p>1619048491.262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27.8662424296524" calcext:value-type="float">
            <text:p>27.86624242965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619048499.075" calcext:value-type="float">
            <text:p>1619048499.075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29.7345844020577" calcext:value-type="float">
            <text:p>29.73458440205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9048506.788" calcext:value-type="float">
            <text:p>1619048506.788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30.163804619634" calcext:value-type="float">
            <text:p>30.1638046196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9048514.551" calcext:value-type="float">
            <text:p>1619048514.5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19048522.278" calcext:value-type="float">
            <text:p>1619048522.278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29.3354624637751" calcext:value-type="float">
            <text:p>29.33546246377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19048530.052" calcext:value-type="float">
            <text:p>1619048530.052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28.7138591891752" calcext:value-type="float">
            <text:p>28.71385918917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19048537.788" calcext:value-type="float">
            <text:p>1619048537.788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30.5267367749871" calcext:value-type="float">
            <text:p>30.52673677498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619048545.626" calcext:value-type="float">
            <text:p>1619048545.626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2.7261836646845" calcext:value-type="float">
            <text:p>52.72618366468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619048553.351" calcext:value-type="float">
            <text:p>1619048553.351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48.3197450547345" calcext:value-type="float">
            <text:p>48.31974505473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619048561.142" calcext:value-type="float">
            <text:p>1619048561.142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3.1680989175472" calcext:value-type="float">
            <text:p>53.16809891754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619048568.845" calcext:value-type="float">
            <text:p>1619048568.845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49.0822018916316" calcext:value-type="float">
            <text:p>49.08220189163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19048576.618" calcext:value-type="float">
            <text:p>1619048576.618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2.9364757847976" calcext:value-type="float">
            <text:p>52.93647578479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619048584.352" calcext:value-type="float">
            <text:p>1619048584.352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49.0822018916316" calcext:value-type="float">
            <text:p>49.08220189163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619048592.147" calcext:value-type="float">
            <text:p>1619048592.147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53.0197333314071" calcext:value-type="float">
            <text:p>53.01973333140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619048599.866" calcext:value-type="float">
            <text:p>1619048599.866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48.416018612135" calcext:value-type="float">
            <text:p>48.416018612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619048607.693" calcext:value-type="float">
            <text:p>1619048607.693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1.3589133982619" calcext:value-type="float">
            <text:p>51.35891339826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619048615.428" calcext:value-type="float">
            <text:p>1619048615.428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46.5906825388637" calcext:value-type="float">
            <text:p>46.59068253886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619048623.212" calcext:value-type="float">
            <text:p>1619048623.212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5.1668996287332" calcext:value-type="float">
            <text:p>55.16689962873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619048630.94" calcext:value-type="float">
            <text:p>1619048630.94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49.9900027241027" calcext:value-type="float">
            <text:p>49.99000272410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619048638.728" calcext:value-type="float">
            <text:p>1619048638.72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0.1298185599841" calcext:value-type="float">
            <text:p>50.12981855998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619048646.456" calcext:value-type="float">
            <text:p>1619048646.456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44.3467855997268" calcext:value-type="float">
            <text:p>44.34678559972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19048654.225" calcext:value-type="float">
            <text:p>1619048654.225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4.9011771899345" calcext:value-type="float">
            <text:p>54.90117718993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619048661.985" calcext:value-type="float">
            <text:p>1619048661.985</text:p>
          </table:table-cell>
          <table:table-cell table:style-name="ce1" office:value-type="float" office:value="5.02700018882751" calcext:value-type="float">
            <text:p>5.02700018882751</text:p>
          </table:table-cell>
          <table:table-cell table:style-name="ce1" office:value-type="float" office:value="50.3282256806537" calcext:value-type="float">
            <text:p>50.32822568065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19048669.791" calcext:value-type="float">
            <text:p>1619048669.791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7.9420566171943" calcext:value-type="float">
            <text:p>57.94205661719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048677.391" calcext:value-type="float">
            <text:p>1619048677.391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7.1657003399192" calcext:value-type="float">
            <text:p>57.16570033991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19048685.022" calcext:value-type="float">
            <text:p>1619048685.022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57.9420593773268" calcext:value-type="float">
            <text:p>57.94205937732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048692.619" calcext:value-type="float">
            <text:p>1619048692.619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57.1086246538039" calcext:value-type="float">
            <text:p>57.10862465380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619048700.247" calcext:value-type="float">
            <text:p>1619048700.24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7.4506282350947" calcext:value-type="float">
            <text:p>57.45062823509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048707.839" calcext:value-type="float">
            <text:p>1619048707.839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7.1542771669373" calcext:value-type="float">
            <text:p>57.15427716693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19048715.479" calcext:value-type="float">
            <text:p>1619048715.47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7.8380541543986" calcext:value-type="float">
            <text:p>57.83805415439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048723.088" calcext:value-type="float">
            <text:p>1619048723.088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7.1542771669373" calcext:value-type="float">
            <text:p>57.15427716693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19048730.725" calcext:value-type="float">
            <text:p>1619048730.725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0.5877643225239" calcext:value-type="float">
            <text:p>30.58776432252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19048738.341" calcext:value-type="float">
            <text:p>1619048738.34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29.1591773297119" calcext:value-type="float">
            <text:p>29.15917732971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19048746.016" calcext:value-type="float">
            <text:p>1619048746.016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1.5432218036715" calcext:value-type="float">
            <text:p>31.54322180367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048753.644" calcext:value-type="float">
            <text:p>1619048753.644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32.1293160317536" calcext:value-type="float">
            <text:p>32.1293160317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19048761.312" calcext:value-type="float">
            <text:p>1619048761.312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29.9281733088109" calcext:value-type="float">
            <text:p>29.92817330881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19048768.956" calcext:value-type="float">
            <text:p>1619048768.95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29.3179102092986" calcext:value-type="float">
            <text:p>29.31791020929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19048776.727" calcext:value-type="float">
            <text:p>1619048776.72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0.520646249894" calcext:value-type="float">
            <text:p>30.5206462498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19048784.429" calcext:value-type="float">
            <text:p>1619048784.429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30.8887995439544" calcext:value-type="float">
            <text:p>30.88879954395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19048792.228" calcext:value-type="float">
            <text:p>1619048792.228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3.9676192020216" calcext:value-type="float">
            <text:p>53.96761920202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619048799.986" calcext:value-type="float">
            <text:p>1619048799.986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49.9500511873507" calcext:value-type="float">
            <text:p>49.95005118735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19048807.755" calcext:value-type="float">
            <text:p>1619048807.755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3.9568350876681" calcext:value-type="float">
            <text:p>53.9568350876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619048815.468" calcext:value-type="float">
            <text:p>1619048815.468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0.1598726185359" calcext:value-type="float">
            <text:p>50.15987261853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19048823.237" calcext:value-type="float">
            <text:p>1619048823.237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3.9892029420309" calcext:value-type="float">
            <text:p>53.98920294203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619048830.942" calcext:value-type="float">
            <text:p>1619048830.942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50.0099616117114" calcext:value-type="float">
            <text:p>50.0099616117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619048838.723" calcext:value-type="float">
            <text:p>1619048838.723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3.4503397013063" calcext:value-type="float">
            <text:p>53.45033970130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619048846.444" calcext:value-type="float">
            <text:p>1619048846.444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49.7314506596848" calcext:value-type="float">
            <text:p>49.73145065968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619048854.224" calcext:value-type="float">
            <text:p>1619048854.224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51.2360443258921" calcext:value-type="float">
            <text:p>51.23604432589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619048861.953" calcext:value-type="float">
            <text:p>1619048861.953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44.8475187953631" calcext:value-type="float">
            <text:p>44.84751879536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619048869.731" calcext:value-type="float">
            <text:p>1619048869.73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5.1228283767156" calcext:value-type="float">
            <text:p>55.12282837671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619048877.455" calcext:value-type="float">
            <text:p>1619048877.455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49.441785964285" calcext:value-type="float">
            <text:p>49.4417859642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19048885.306" calcext:value-type="float">
            <text:p>1619048885.306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51.0468583539324" calcext:value-type="float">
            <text:p>51.04685835393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619048893.054" calcext:value-type="float">
            <text:p>1619048893.054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46.650717401785" calcext:value-type="float">
            <text:p>46.6507174017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619048900.819" calcext:value-type="float">
            <text:p>1619048900.819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5.1338389305817" calcext:value-type="float">
            <text:p>55.1338389305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619048908.575" calcext:value-type="float">
            <text:p>1619048908.575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48.8339649105065" calcext:value-type="float">
            <text:p>48.83396491050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619048916.405" calcext:value-type="float">
            <text:p>1619048916.405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4.0594453184398" calcext:value-type="float">
            <text:p>54.0594453184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619048924.021" calcext:value-type="float">
            <text:p>1619048924.021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3.6604826223627" calcext:value-type="float">
            <text:p>53.66048262236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619048931.658" calcext:value-type="float">
            <text:p>1619048931.658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4.1026146126264" calcext:value-type="float">
            <text:p>54.10261461262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619048939.268" calcext:value-type="float">
            <text:p>1619048939.268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53.6390816297181" calcext:value-type="float">
            <text:p>53.63908162971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9048946.91" calcext:value-type="float">
            <text:p>1619048946.9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1.7555424344122" calcext:value-type="float">
            <text:p>31.75554243441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19048954.526" calcext:value-type="float">
            <text:p>1619048954.52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0.9938016889436" calcext:value-type="float">
            <text:p>30.99380168894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19048962.184" calcext:value-type="float">
            <text:p>1619048962.184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2.5804515923315" calcext:value-type="float">
            <text:p>32.58045159233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9048969.802" calcext:value-type="float">
            <text:p>1619048969.80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1.9361278053027" calcext:value-type="float">
            <text:p>31.93612780530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048977.579" calcext:value-type="float">
            <text:p>1619048977.579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9.7840856221063" calcext:value-type="float">
            <text:p>39.78408562210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19048985.3" calcext:value-type="float">
            <text:p>1619048985.3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2.9078583981923" calcext:value-type="float">
            <text:p>32.9078583981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19048992.983" calcext:value-type="float">
            <text:p>1619048992.983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34.8953149868449" calcext:value-type="float">
            <text:p>34.89531498684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19049000.617" calcext:value-type="float">
            <text:p>1619049000.617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32.6758330435241" calcext:value-type="float">
            <text:p>32.67583304352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619049008.317" calcext:value-type="float">
            <text:p>1619049008.31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44.0853779165136" calcext:value-type="float">
            <text:p>44.08537791651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19049016.012" calcext:value-type="float">
            <text:p>1619049016.012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34.1249257231669" calcext:value-type="float">
            <text:p>34.12492572316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619049023.682" calcext:value-type="float">
            <text:p>1619049023.682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49.0430618839278" calcext:value-type="float">
            <text:p>49.0430618839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049031.414" calcext:value-type="float">
            <text:p>1619049031.414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7.7019747792808" calcext:value-type="float">
            <text:p>37.70197477928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619049039.086" calcext:value-type="float">
            <text:p>1619049039.086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7.2739981435609" calcext:value-type="float">
            <text:p>57.27399814356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049046.691" calcext:value-type="float">
            <text:p>1619049046.69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6.7545969070287" calcext:value-type="float">
            <text:p>56.7545969070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049054.323" calcext:value-type="float">
            <text:p>1619049054.323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7.7307226483265" calcext:value-type="float">
            <text:p>57.73072264832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049061.911" calcext:value-type="float">
            <text:p>1619049061.911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6.7886430945807" calcext:value-type="float">
            <text:p>56.78864309458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19049069.545" calcext:value-type="float">
            <text:p>1619049069.5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.6" calcext:value-type="float">
            <text:p>30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19049077.167" calcext:value-type="float">
            <text:p>1619049077.167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31.5306331243297" calcext:value-type="float">
            <text:p>31.53063312432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19049084.844" calcext:value-type="float">
            <text:p>1619049084.8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.2" calcext:value-type="float">
            <text:p>33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19049092.469" calcext:value-type="float">
            <text:p>1619049092.469</text:p>
          </table:table-cell>
          <table:table-cell table:style-name="ce1" office:value-type="float" office:value="5.01599979400634" calcext:value-type="float">
            <text:p>5.01599979400634</text:p>
          </table:table-cell>
          <table:table-cell table:style-name="ce1" office:value-type="float" office:value="33.4928243419675" calcext:value-type="float">
            <text:p>33.49282434196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619049100.137" calcext:value-type="float">
            <text:p>1619049100.137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43.5390456018985" calcext:value-type="float">
            <text:p>43.53904560189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049107.872" calcext:value-type="float">
            <text:p>1619049107.872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32.0461787941002" calcext:value-type="float">
            <text:p>32.04617879410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19049115.57" calcext:value-type="float">
            <text:p>1619049115.57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42.1494203418577" calcext:value-type="float">
            <text:p>42.14942034185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19049123.226" calcext:value-type="float">
            <text:p>1619049123.226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32.7868861960691" calcext:value-type="float">
            <text:p>32.78688619606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19049130.905" calcext:value-type="float">
            <text:p>1619049130.905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2.9656279401801" calcext:value-type="float">
            <text:p>42.96562794018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19049138.634" calcext:value-type="float">
            <text:p>1619049138.634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32.5479239920792" calcext:value-type="float">
            <text:p>32.54792399207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619049146.321" calcext:value-type="float">
            <text:p>1619049146.32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8.361311448947" calcext:value-type="float">
            <text:p>48.3613114489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619049154.031" calcext:value-type="float">
            <text:p>1619049154.031</text:p>
          </table:table-cell>
          <table:table-cell table:style-name="ce1" office:value-type="float" office:value="5.01700019836425" calcext:value-type="float">
            <text:p>5.01700019836425</text:p>
          </table:table-cell>
          <table:table-cell table:style-name="ce1" office:value-type="float" office:value="34.4827572572958" calcext:value-type="float">
            <text:p>34.48275725729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49161.712" calcext:value-type="float">
            <text:p>1619049161.712</text:p>
          </table:table-cell>
          <table:table-cell table:style-name="ce1" office:value-type="float" office:value="5.0860002040863" calcext:value-type="float">
            <text:p>5.0860002040863</text:p>
          </table:table-cell>
          <table:table-cell table:style-name="ce1" office:value-type="float" office:value="9.24105350256145" calcext:value-type="float">
            <text:p>9.241053502561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049169.524" calcext:value-type="float">
            <text:p>1619049169.524</text:p>
          </table:table-cell>
          <table:table-cell table:style-name="ce1" office:value-type="float" office:value="5.19000005722045" calcext:value-type="float">
            <text:p>5.19000005722045</text:p>
          </table:table-cell>
          <table:table-cell table:style-name="ce1" office:value-type="float" office:value="10.2119459375082" calcext:value-type="float">
            <text:p>10.21194593750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49177.499" calcext:value-type="float">
            <text:p>1619049177.499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9.36254983636981" calcext:value-type="float">
            <text:p>9.362549836369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49185.251" calcext:value-type="float">
            <text:p>1619049185.251</text:p>
          </table:table-cell>
          <table:table-cell table:style-name="ce1" office:value-type="float" office:value="5.07700014114379" calcext:value-type="float">
            <text:p>5.07700014114379</text:p>
          </table:table-cell>
          <table:table-cell table:style-name="ce1" office:value-type="float" office:value="9.65136865033861" calcext:value-type="float">
            <text:p>9.651368650338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049193.09" calcext:value-type="float">
            <text:p>1619049193.09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9.10530474726687" calcext:value-type="float">
            <text:p>9.105304747266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49200.881" calcext:value-type="float">
            <text:p>1619049200.881</text:p>
          </table:table-cell>
          <table:table-cell table:style-name="ce1" office:value-type="float" office:value="5.11299991607666" calcext:value-type="float">
            <text:p>5.11299991607666</text:p>
          </table:table-cell>
          <table:table-cell table:style-name="ce1" office:value-type="float" office:value="9.19225518706136" calcext:value-type="float">
            <text:p>9.192255187061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049208.76" calcext:value-type="float">
            <text:p>1619049208.76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9.0373282466955" calcext:value-type="float">
            <text:p>9.0373282466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049216.568" calcext:value-type="float">
            <text:p>1619049216.568</text:p>
          </table:table-cell>
          <table:table-cell table:style-name="ce1" office:value-type="float" office:value="5.16699981689453" calcext:value-type="float">
            <text:p>5.16699981689453</text:p>
          </table:table-cell>
          <table:table-cell table:style-name="ce1" office:value-type="float" office:value="8.70911584956197" calcext:value-type="float">
            <text:p>8.709115849561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619049224.499" calcext:value-type="float">
            <text:p>1619049224.499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4.5345580726406" calcext:value-type="float">
            <text:p>54.5345580726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619049232.1" calcext:value-type="float">
            <text:p>1619049232.1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53.5571522759968" calcext:value-type="float">
            <text:p>53.55715227599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619049239.737" calcext:value-type="float">
            <text:p>1619049239.7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.8" calcext:value-type="float">
            <text:p>54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619049247.326" calcext:value-type="float">
            <text:p>1619049247.326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4.0810226372996" calcext:value-type="float">
            <text:p>54.08102263729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619049254.961" calcext:value-type="float">
            <text:p>1619049254.961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8.9119578601235" calcext:value-type="float">
            <text:p>48.91195786012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619049262.558" calcext:value-type="float">
            <text:p>1619049262.558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48.6928764704838" calcext:value-type="float">
            <text:p>48.69287647048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619049270.228" calcext:value-type="float">
            <text:p>1619049270.228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54.7124585844135" calcext:value-type="float">
            <text:p>54.7124585844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19049277.83" calcext:value-type="float">
            <text:p>1619049277.83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3.9352772146995" calcext:value-type="float">
            <text:p>53.93527721469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049285.477" calcext:value-type="float">
            <text:p>1619049285.477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8.75273531610452" calcext:value-type="float">
            <text:p>8.752735316104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49293.192" calcext:value-type="float">
            <text:p>1619049293.192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9.99020564337942" calcext:value-type="float">
            <text:p>9.990205643379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9049301.032" calcext:value-type="float">
            <text:p>1619049301.03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0.1397206162544" calcext:value-type="float">
            <text:p>30.13972061625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619049308.65" calcext:value-type="float">
            <text:p>1619049308.65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29.7940416235652" calcext:value-type="float">
            <text:p>29.79404162356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9049316.348" calcext:value-type="float">
            <text:p>1619049316.348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30.1337063403404" calcext:value-type="float">
            <text:p>30.1337063403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19049323.98" calcext:value-type="float">
            <text:p>1619049323.9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28.7597365443733" calcext:value-type="float">
            <text:p>28.7597365443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19049331.736" calcext:value-type="float">
            <text:p>1619049331.736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29.1533552321691" calcext:value-type="float">
            <text:p>29.15335523216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19049339.512" calcext:value-type="float">
            <text:p>1619049339.512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29.5055819464281" calcext:value-type="float">
            <text:p>29.50558194642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19049347.292" calcext:value-type="float">
            <text:p>1619049347.292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28.765481181173" calcext:value-type="float">
            <text:p>28.7654811811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19049355.045" calcext:value-type="float">
            <text:p>1619049355.045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28.7539942015914" calcext:value-type="float">
            <text:p>28.75399420159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19049362.848" calcext:value-type="float">
            <text:p>1619049362.848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29.106857866071" calcext:value-type="float">
            <text:p>29.1068578660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19049370.562" calcext:value-type="float">
            <text:p>1619049370.562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29.5704303029116" calcext:value-type="float">
            <text:p>29.5704303029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19049378.345" calcext:value-type="float">
            <text:p>1619049378.345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29.106857866071" calcext:value-type="float">
            <text:p>29.1068578660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19049386.111" calcext:value-type="float">
            <text:p>1619049386.1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.4" calcext:value-type="float">
            <text:p>29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19049393.878" calcext:value-type="float">
            <text:p>1619049393.878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28.7081337857138" calcext:value-type="float">
            <text:p>28.70813378571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19049401.642" calcext:value-type="float">
            <text:p>1619049401.642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27.938534350497" calcext:value-type="float">
            <text:p>27.9385343504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049409.463" calcext:value-type="float">
            <text:p>1619049409.463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7.7884431490627" calcext:value-type="float">
            <text:p>57.78844314906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049417.058" calcext:value-type="float">
            <text:p>1619049417.058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57.1314445113597" calcext:value-type="float">
            <text:p>57.13144451135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19049424.694" calcext:value-type="float">
            <text:p>1619049424.694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7.9652206243936" calcext:value-type="float">
            <text:p>57.96522062439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049432.28" calcext:value-type="float">
            <text:p>1619049432.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19049439.906" calcext:value-type="float">
            <text:p>1619049439.906</text:p>
          </table:table-cell>
          <table:table-cell table:style-name="ce1" office:value-type="float" office:value="5.007000207901" calcext:value-type="float">
            <text:p>5.007000207901</text:p>
          </table:table-cell>
          <table:table-cell table:style-name="ce1" office:value-type="float" office:value="57.9189111161574" calcext:value-type="float">
            <text:p>57.91891111615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049447.505" calcext:value-type="float">
            <text:p>1619049447.505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7.1200323034082" calcext:value-type="float">
            <text:p>57.12003230340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19049455.136" calcext:value-type="float">
            <text:p>1619049455.136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7.8842316471111" calcext:value-type="float">
            <text:p>57.88423164711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049462.765" calcext:value-type="float">
            <text:p>1619049462.765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7.0516655390176" calcext:value-type="float">
            <text:p>57.05166553901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049470.447" calcext:value-type="float">
            <text:p>1619049470.447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57.6271201782753" calcext:value-type="float">
            <text:p>57.62712017827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049478.061" calcext:value-type="float">
            <text:p>1619049478.0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049485.697" calcext:value-type="float">
            <text:p>1619049485.697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7.6386125883489" calcext:value-type="float">
            <text:p>57.63861258834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049493.306" calcext:value-type="float">
            <text:p>1619049493.306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6.7432554458041" calcext:value-type="float">
            <text:p>56.74325544580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619049500.94" calcext:value-type="float">
            <text:p>1619049500.94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7.553957426846" calcext:value-type="float">
            <text:p>57.5539574268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049508.528" calcext:value-type="float">
            <text:p>1619049508.528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56.8295129785759" calcext:value-type="float">
            <text:p>56.82951297857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619049516.173" calcext:value-type="float">
            <text:p>1619049516.173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7.5654604821564" calcext:value-type="float">
            <text:p>57.5654604821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049523.78" calcext:value-type="float">
            <text:p>1619049523.78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6.8521841909791" calcext:value-type="float">
            <text:p>56.85218419097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049531.426" calcext:value-type="float">
            <text:p>1619049531.426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8.78945300174765" calcext:value-type="float">
            <text:p>8.789453001747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049539.11" calcext:value-type="float">
            <text:p>1619049539.11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9.10710729024617" calcext:value-type="float">
            <text:p>9.107107290246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619049546.87" calcext:value-type="float">
            <text:p>1619049546.87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0.3453779377093" calcext:value-type="float">
            <text:p>30.34537793770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19049554.496" calcext:value-type="float">
            <text:p>1619049554.496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29.8270031202065" calcext:value-type="float">
            <text:p>29.82700312020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19049562.207" calcext:value-type="float">
            <text:p>1619049562.207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29.3941216017724" calcext:value-type="float">
            <text:p>29.39412160177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9049569.843" calcext:value-type="float">
            <text:p>1619049569.843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30.1096703572023" calcext:value-type="float">
            <text:p>30.10967035720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19049577.518" calcext:value-type="float">
            <text:p>1619049577.518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29.3354610680219" calcext:value-type="float">
            <text:p>29.33546106802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19049585.292" calcext:value-type="float">
            <text:p>1619049585.292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29.2130375736227" calcext:value-type="float">
            <text:p>29.21303757362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19049593.101" calcext:value-type="float">
            <text:p>1619049593.101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29.3706300981622" calcext:value-type="float">
            <text:p>29.37063009816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619049600.842" calcext:value-type="float">
            <text:p>1619049600.842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29.7464560047282" calcext:value-type="float">
            <text:p>29.74645600472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9049608.659" calcext:value-type="float">
            <text:p>1619049608.659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28.913259614532" calcext:value-type="float">
            <text:p>28.9132596145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9049616.381" calcext:value-type="float">
            <text:p>1619049616.381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28.9190270771993" calcext:value-type="float">
            <text:p>28.91902707719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19049624.225" calcext:value-type="float">
            <text:p>1619049624.225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29.9222022057784" calcext:value-type="float">
            <text:p>29.92220220577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19049631.958" calcext:value-type="float">
            <text:p>1619049631.958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29.1242768136243" calcext:value-type="float">
            <text:p>29.12427681362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19049639.723" calcext:value-type="float">
            <text:p>1619049639.723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29.1126627890248" calcext:value-type="float">
            <text:p>29.11266278902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619049647.43" calcext:value-type="float">
            <text:p>1619049647.4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28.5258327695088" calcext:value-type="float">
            <text:p>28.52583276950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619049655.182" calcext:value-type="float">
            <text:p>1619049655.182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4.1458529077919" calcext:value-type="float">
            <text:p>54.14585290779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619049662.786" calcext:value-type="float">
            <text:p>1619049662.78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3.7892429311345" calcext:value-type="float">
            <text:p>53.78924293113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619049670.412" calcext:value-type="float">
            <text:p>1619049670.412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54.5127780786309" calcext:value-type="float">
            <text:p>54.51277807863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619049678.011" calcext:value-type="float">
            <text:p>1619049678.011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53.7140560555008" calcext:value-type="float">
            <text:p>53.7140560555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619049685.652" calcext:value-type="float">
            <text:p>1619049685.652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54.1891603695035" calcext:value-type="float">
            <text:p>54.18916036950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619049693.246" calcext:value-type="float">
            <text:p>1619049693.246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3.3359963567583" calcext:value-type="float">
            <text:p>53.33599635675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619049700.878" calcext:value-type="float">
            <text:p>1619049700.87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4.7233875913771" calcext:value-type="float">
            <text:p>54.72338759137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19049708.481" calcext:value-type="float">
            <text:p>1619049708.48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3.9568350876681" calcext:value-type="float">
            <text:p>53.9568350876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19049716.111" calcext:value-type="float">
            <text:p>1619049716.111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32.7410672280443" calcext:value-type="float">
            <text:p>32.74106722804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9049723.739" calcext:value-type="float">
            <text:p>1619049723.73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2.335329402869" calcext:value-type="float">
            <text:p>32.3353294028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19049731.425" calcext:value-type="float">
            <text:p>1619049731.425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32.7476029483351" calcext:value-type="float">
            <text:p>32.74760294833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19049739.064" calcext:value-type="float">
            <text:p>1619049739.064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1.3811711656199" calcext:value-type="float">
            <text:p>31.38117116561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19049746.745" calcext:value-type="float">
            <text:p>1619049746.745</text:p>
          </table:table-cell>
          <table:table-cell table:style-name="ce1" office:value-type="float" office:value="5.01000022888183" calcext:value-type="float">
            <text:p>5.01000022888183</text:p>
          </table:table-cell>
          <table:table-cell table:style-name="ce1" office:value-type="float" office:value="29.9401183926648" calcext:value-type="float">
            <text:p>29.94011839266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19049754.456" calcext:value-type="float">
            <text:p>1619049754.45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1.3123258697951" calcext:value-type="float">
            <text:p>31.31232586979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19049762.271" calcext:value-type="float">
            <text:p>1619049762.271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29.353034350032" calcext:value-type="float">
            <text:p>29.3530343500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19049769.997" calcext:value-type="float">
            <text:p>1619049769.997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0.8826456167939" calcext:value-type="float">
            <text:p>30.8826456167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619049777.741" calcext:value-type="float">
            <text:p>1619049777.74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7.3541172968916" calcext:value-type="float">
            <text:p>57.35411729689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049785.328" calcext:value-type="float">
            <text:p>1619049785.3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049792.955" calcext:value-type="float">
            <text:p>1619049792.955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7.7307226483265" calcext:value-type="float">
            <text:p>57.73072264832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049800.554" calcext:value-type="float">
            <text:p>1619049800.554</text:p>
          </table:table-cell>
          <table:table-cell table:style-name="ce1" office:value-type="float" office:value="5.007000207901" calcext:value-type="float">
            <text:p>5.007000207901</text:p>
          </table:table-cell>
          <table:table-cell table:style-name="ce1" office:value-type="float" office:value="56.9203092003616" calcext:value-type="float">
            <text:p>56.92030920036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049808.186" calcext:value-type="float">
            <text:p>1619049808.186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57.7076689184717" calcext:value-type="float">
            <text:p>57.7076689184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049815.79" calcext:value-type="float">
            <text:p>1619049815.79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6.765940197682" calcext:value-type="float">
            <text:p>56.765940197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049823.42" calcext:value-type="float">
            <text:p>1619049823.4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7.684630848328" calcext:value-type="float">
            <text:p>57.6846308483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049831.028" calcext:value-type="float">
            <text:p>1619049831.028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56.7772907297782" calcext:value-type="float">
            <text:p>56.77729072977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19049838.653" calcext:value-type="float">
            <text:p>1619049838.653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2.5349302016521" calcext:value-type="float">
            <text:p>32.53493020165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9049846.281" calcext:value-type="float">
            <text:p>1619049846.281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31.885212432469" calcext:value-type="float">
            <text:p>31.8852124324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19049853.964" calcext:value-type="float">
            <text:p>1619049853.964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2.5934817761149" calcext:value-type="float">
            <text:p>32.59348177611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19049861.59" calcext:value-type="float">
            <text:p>1619049861.59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30.8457705588692" calcext:value-type="float">
            <text:p>30.84577055886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19049869.282" calcext:value-type="float">
            <text:p>1619049869.282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0.520646249894" calcext:value-type="float">
            <text:p>30.5206462498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19049876.997" calcext:value-type="float">
            <text:p>1619049876.997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1.4803742416351" calcext:value-type="float">
            <text:p>31.48037424163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19049884.81" calcext:value-type="float">
            <text:p>1619049884.81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28.1943601922508" calcext:value-type="float">
            <text:p>28.19436019225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19049892.544" calcext:value-type="float">
            <text:p>1619049892.5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049900.307" calcext:value-type="float">
            <text:p>1619049900.307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8.14299886813918" calcext:value-type="float">
            <text:p>8.142998868139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049908.076" calcext:value-type="float">
            <text:p>1619049908.076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8.7614494918888" calcext:value-type="float">
            <text:p>8.76144949188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049915.856" calcext:value-type="float">
            <text:p>1619049915.856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8.47791793643832" calcext:value-type="float">
            <text:p>8.477917936438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049923.711" calcext:value-type="float">
            <text:p>1619049923.711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8.33498704382634" calcext:value-type="float">
            <text:p>8.334987043826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049931.516" calcext:value-type="float">
            <text:p>1619049931.516</text:p>
          </table:table-cell>
          <table:table-cell table:style-name="ce1" office:value-type="float" office:value="5.15299987792968" calcext:value-type="float">
            <text:p>5.15299987792968</text:p>
          </table:table-cell>
          <table:table-cell table:style-name="ce1" office:value-type="float" office:value="8.3446537975227" calcext:value-type="float">
            <text:p>8.34465379752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049939.426" calcext:value-type="float">
            <text:p>1619049939.426</text:p>
          </table:table-cell>
          <table:table-cell table:style-name="ce1" office:value-type="float" office:value="5.20999979972839" calcext:value-type="float">
            <text:p>5.20999979972839</text:p>
          </table:table-cell>
          <table:table-cell table:style-name="ce1" office:value-type="float" office:value="8.44529782943442" calcext:value-type="float">
            <text:p>8.445297829434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049947.414" calcext:value-type="float">
            <text:p>1619049947.414</text:p>
          </table:table-cell>
          <table:table-cell table:style-name="ce1" office:value-type="float" office:value="5.10399985313415" calcext:value-type="float">
            <text:p>5.10399985313415</text:p>
          </table:table-cell>
          <table:table-cell table:style-name="ce1" office:value-type="float" office:value="8.42476513270185" calcext:value-type="float">
            <text:p>8.424765132701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049955.286" calcext:value-type="float">
            <text:p>1619049955.286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8.5845477060625" calcext:value-type="float">
            <text:p>8.58454770606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19049963.112" calcext:value-type="float">
            <text:p>1619049963.11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9.5608782807479" calcext:value-type="float">
            <text:p>19.56087828074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619049970.856" calcext:value-type="float">
            <text:p>1619049970.856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22.1159591191234" calcext:value-type="float">
            <text:p>22.11595911912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619049978.653" calcext:value-type="float">
            <text:p>1619049978.653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20.754340790698" calcext:value-type="float">
            <text:p>20.7543407906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19049986.406" calcext:value-type="float">
            <text:p>1619049986.406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23.8805965617052" calcext:value-type="float">
            <text:p>23.88059656170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19049994.172" calcext:value-type="float">
            <text:p>1619049994.172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20.3430387697411" calcext:value-type="float">
            <text:p>20.34303876974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19050001.883" calcext:value-type="float">
            <text:p>1619050001.883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22.9954001568003" calcext:value-type="float">
            <text:p>22.99540015680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619050009.641" calcext:value-type="float">
            <text:p>1619050009.641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20.8913648073686" calcext:value-type="float">
            <text:p>20.89136480736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19050017.396" calcext:value-type="float">
            <text:p>1619050017.396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23.8853495204863" calcext:value-type="float">
            <text:p>23.88534952048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19050025.133" calcext:value-type="float">
            <text:p>1619050025.133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33.3863270737085" calcext:value-type="float">
            <text:p>33.38632707370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050033.045" calcext:value-type="float">
            <text:p>1619050033.045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5.9281437809655" calcext:value-type="float">
            <text:p>35.9281437809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050040.826" calcext:value-type="float">
            <text:p>1619050040.826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33.2140008225156" calcext:value-type="float">
            <text:p>33.21400082251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19050048.643" calcext:value-type="float">
            <text:p>1619050048.643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4.9371127572311" calcext:value-type="float">
            <text:p>34.93711275723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050056.363" calcext:value-type="float">
            <text:p>1619050056.363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3.7392688912689" calcext:value-type="float">
            <text:p>33.73926889126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19050064.116" calcext:value-type="float">
            <text:p>1619050064.116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4.8605579013769" calcext:value-type="float">
            <text:p>34.86055790137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050071.841" calcext:value-type="float">
            <text:p>1619050071.841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33.2404463267996" calcext:value-type="float">
            <text:p>33.24044632679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19050079.606" calcext:value-type="float">
            <text:p>1619050079.606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4.9162005326647" calcext:value-type="float">
            <text:p>34.91620053266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19050087.408" calcext:value-type="float">
            <text:p>1619050087.408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31.4490450277505" calcext:value-type="float">
            <text:p>31.44904502775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19050095.129" calcext:value-type="float">
            <text:p>1619050095.12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4.1045077944902" calcext:value-type="float">
            <text:p>34.10450779449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619050102.864" calcext:value-type="float">
            <text:p>1619050102.864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30.769231531408" calcext:value-type="float">
            <text:p>30.7692315314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619050110.737" calcext:value-type="float">
            <text:p>1619050110.737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4.3313373907004" calcext:value-type="float">
            <text:p>34.33133739070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19050118.487" calcext:value-type="float">
            <text:p>1619050118.487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2.7868846332936" calcext:value-type="float">
            <text:p>32.78688463329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050126.229" calcext:value-type="float">
            <text:p>1619050126.229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32.0334260379651" calcext:value-type="float">
            <text:p>32.03342603796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050134.024" calcext:value-type="float">
            <text:p>1619050134.024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3.2868250614473" calcext:value-type="float">
            <text:p>33.28682506144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19050141.726" calcext:value-type="float">
            <text:p>1619050141.726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5.4793704247761" calcext:value-type="float">
            <text:p>35.47937042477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149.437" calcext:value-type="float">
            <text:p>1619050149.437</text:p>
          </table:table-cell>
          <table:table-cell table:style-name="ce1" office:value-type="float" office:value="5.19199991226196" calcext:value-type="float">
            <text:p>5.19199991226196</text:p>
          </table:table-cell>
          <table:table-cell table:style-name="ce1" office:value-type="float" office:value="6.3559323107968" calcext:value-type="float">
            <text:p>6.35593231079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157.414" calcext:value-type="float">
            <text:p>1619050157.414</text:p>
          </table:table-cell>
          <table:table-cell table:style-name="ce1" office:value-type="float" office:value="5.14100003242492" calcext:value-type="float">
            <text:p>5.14100003242492</text:p>
          </table:table-cell>
          <table:table-cell table:style-name="ce1" office:value-type="float" office:value="6.41898459285448" calcext:value-type="float">
            <text:p>6.418984592854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0165.272" calcext:value-type="float">
            <text:p>1619050165.272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6.35424938744273" calcext:value-type="float">
            <text:p>6.354249387442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0173.075" calcext:value-type="float">
            <text:p>1619050173.075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6.67189958647756" calcext:value-type="float">
            <text:p>6.67189958647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180.984" calcext:value-type="float">
            <text:p>1619050180.984</text:p>
          </table:table-cell>
          <table:table-cell table:style-name="ce1" office:value-type="float" office:value="5.16000008583068" calcext:value-type="float">
            <text:p>5.16000008583068</text:p>
          </table:table-cell>
          <table:table-cell table:style-name="ce1" office:value-type="float" office:value="6.39534873083" calcext:value-type="float">
            <text:p>6.395348730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188.923" calcext:value-type="float">
            <text:p>1619050188.923</text:p>
          </table:table-cell>
          <table:table-cell table:style-name="ce1" office:value-type="float" office:value="5.15499997138977" calcext:value-type="float">
            <text:p>5.15499997138977</text:p>
          </table:table-cell>
          <table:table-cell table:style-name="ce1" office:value-type="float" office:value="6.40155192689619" calcext:value-type="float">
            <text:p>6.401551926896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0196.834" calcext:value-type="float">
            <text:p>1619050196.834</text:p>
          </table:table-cell>
          <table:table-cell table:style-name="ce1" office:value-type="float" office:value="5.11299991607666" calcext:value-type="float">
            <text:p>5.11299991607666</text:p>
          </table:table-cell>
          <table:table-cell table:style-name="ce1" office:value-type="float" office:value="6.25855672310561" calcext:value-type="float">
            <text:p>6.258556723105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0204.952" calcext:value-type="float">
            <text:p>1619050204.952</text:p>
          </table:table-cell>
          <table:table-cell table:style-name="ce1" office:value-type="float" office:value="5.17600011825561" calcext:value-type="float">
            <text:p>5.17600011825561</text:p>
          </table:table-cell>
          <table:table-cell table:style-name="ce1" office:value-type="float" office:value="6.18238007513501" calcext:value-type="float">
            <text:p>6.182380075135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619050213.003" calcext:value-type="float">
            <text:p>1619050213.003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8.6990254480414" calcext:value-type="float">
            <text:p>18.69902544804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619050220.768" calcext:value-type="float">
            <text:p>1619050220.768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21.7825731271778" calcext:value-type="float">
            <text:p>21.78257312717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19050228.516" calcext:value-type="float">
            <text:p>1619050228.516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21.5010949550049" calcext:value-type="float">
            <text:p>21.50109495500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619050236.254" calcext:value-type="float">
            <text:p>1619050236.254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24.7653286909881" calcext:value-type="float">
            <text:p>24.76532869098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619050243.967" calcext:value-type="float">
            <text:p>1619050243.967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20.700637233456" calcext:value-type="float">
            <text:p>20.7006372334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619050251.715" calcext:value-type="float">
            <text:p>1619050251.715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23.6815915903576" calcext:value-type="float">
            <text:p>23.68159159035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619050259.456" calcext:value-type="float">
            <text:p>1619050259.456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21.3828939051129" calcext:value-type="float">
            <text:p>21.38289390511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619050267.215" calcext:value-type="float">
            <text:p>1619050267.215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23.3766228421094" calcext:value-type="float">
            <text:p>23.37662284210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050274.959" calcext:value-type="float">
            <text:p>1619050274.959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33.1678262286015" calcext:value-type="float">
            <text:p>33.16782622860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19050282.716" calcext:value-type="float">
            <text:p>1619050282.716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35.2730179293341" calcext:value-type="float">
            <text:p>35.2730179293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050290.482" calcext:value-type="float">
            <text:p>1619050290.48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3.3333333967847" calcext:value-type="float">
            <text:p>33.33333339678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619050298.186" calcext:value-type="float">
            <text:p>1619050298.186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35.6077186723343" calcext:value-type="float">
            <text:p>35.60771867233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19050305.942" calcext:value-type="float">
            <text:p>1619050305.942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3.8915468303566" calcext:value-type="float">
            <text:p>33.89154683035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19050313.704" calcext:value-type="float">
            <text:p>1619050313.7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.4" calcext:value-type="float">
            <text:p>35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050321.427" calcext:value-type="float">
            <text:p>1619050321.427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3.2868250614473" calcext:value-type="float">
            <text:p>33.28682506144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19050329.178" calcext:value-type="float">
            <text:p>1619050329.178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5.1157216785657" calcext:value-type="float">
            <text:p>35.11572167856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19050336.893" calcext:value-type="float">
            <text:p>1619050336.893</text:p>
          </table:table-cell>
          <table:table-cell table:style-name="ce1" office:value-type="float" office:value="5.007000207901" calcext:value-type="float">
            <text:p>5.007000207901</text:p>
          </table:table-cell>
          <table:table-cell table:style-name="ce1" office:value-type="float" office:value="32.7541428381028" calcext:value-type="float">
            <text:p>32.75414283810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619050344.619" calcext:value-type="float">
            <text:p>1619050344.61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4.3039493605398" calcext:value-type="float">
            <text:p>34.3039493605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19050352.338" calcext:value-type="float">
            <text:p>1619050352.338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33.4328367726578" calcext:value-type="float">
            <text:p>33.43283677265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050360.062" calcext:value-type="float">
            <text:p>1619050360.06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3.732534994351" calcext:value-type="float">
            <text:p>33.7325349943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9050367.784" calcext:value-type="float">
            <text:p>1619050367.784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1.9425030923255" calcext:value-type="float">
            <text:p>31.94250309232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19050375.524" calcext:value-type="float">
            <text:p>1619050375.524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32.6433110113313" calcext:value-type="float">
            <text:p>32.64331101133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19050383.261" calcext:value-type="float">
            <text:p>1619050383.261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3.9796120901617" calcext:value-type="float">
            <text:p>33.97961209016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619050390.963" calcext:value-type="float">
            <text:p>1619050390.963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4.593081885079" calcext:value-type="float">
            <text:p>34.5930818850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50398.664" calcext:value-type="float">
            <text:p>1619050398.664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5.57657847252559" calcext:value-type="float">
            <text:p>5.576578472525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0406.426" calcext:value-type="float">
            <text:p>1619050406.426</text:p>
          </table:table-cell>
          <table:table-cell table:style-name="ce1" office:value-type="float" office:value="5.10199999809265" calcext:value-type="float">
            <text:p>5.10199999809265</text:p>
          </table:table-cell>
          <table:table-cell table:style-name="ce1" office:value-type="float" office:value="5.68404547448872" calcext:value-type="float">
            <text:p>5.684045474488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50414.387" calcext:value-type="float">
            <text:p>1619050414.387</text:p>
          </table:table-cell>
          <table:table-cell table:style-name="ce1" office:value-type="float" office:value="5.13800001144409" calcext:value-type="float">
            <text:p>5.13800001144409</text:p>
          </table:table-cell>
          <table:table-cell table:style-name="ce1" office:value-type="float" office:value="5.44959126851583" calcext:value-type="float">
            <text:p>5.449591268515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0422.323" calcext:value-type="float">
            <text:p>1619050422.323</text:p>
          </table:table-cell>
          <table:table-cell table:style-name="ce1" office:value-type="float" office:value="5.14800000190734" calcext:value-type="float">
            <text:p>5.14800000190734</text:p>
          </table:table-cell>
          <table:table-cell table:style-name="ce1" office:value-type="float" office:value="5.82750582534672" calcext:value-type="float">
            <text:p>5.82750582534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050430.499" calcext:value-type="float">
            <text:p>1619050430.49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7.5648702929165" calcext:value-type="float">
            <text:p>17.56487029291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19050438.32" calcext:value-type="float">
            <text:p>1619050438.32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21.0819406418362" calcext:value-type="float">
            <text:p>21.08194064183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19050446.084" calcext:value-type="float">
            <text:p>1619050446.084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20.3308751872312" calcext:value-type="float">
            <text:p>20.33087518723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619050453.844" calcext:value-type="float">
            <text:p>1619050453.844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24.4824844203374" calcext:value-type="float">
            <text:p>24.48248442033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19050461.583" calcext:value-type="float">
            <text:p>1619050461.583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29.5055819464281" calcext:value-type="float">
            <text:p>29.50558194642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19050469.313" calcext:value-type="float">
            <text:p>1619050469.313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29.540918219905" calcext:value-type="float">
            <text:p>29.5409182199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19050477.066" calcext:value-type="float">
            <text:p>1619050477.066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28.6909739923763" calcext:value-type="float">
            <text:p>28.69097399237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9050484.79" calcext:value-type="float">
            <text:p>1619050484.79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30.1096703572023" calcext:value-type="float">
            <text:p>30.10967035720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19050492.564" calcext:value-type="float">
            <text:p>1619050492.564</text:p>
          </table:table-cell>
          <table:table-cell table:style-name="ce1" office:value-type="float" office:value="5.02000021934509" calcext:value-type="float">
            <text:p>5.02000021934509</text:p>
          </table:table-cell>
          <table:table-cell table:style-name="ce1" office:value-type="float" office:value="27.8884449965749" calcext:value-type="float">
            <text:p>27.88844499657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19050500.281" calcext:value-type="float">
            <text:p>1619050500.281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28.713857824087" calcext:value-type="float">
            <text:p>28.7138578240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9050508.028" calcext:value-type="float">
            <text:p>1619050508.028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30.1758596231032" calcext:value-type="float">
            <text:p>30.17585962310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19050515.749" calcext:value-type="float">
            <text:p>1619050515.7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0523.574" calcext:value-type="float">
            <text:p>1619050523.574</text:p>
          </table:table-cell>
          <table:table-cell table:style-name="ce1" office:value-type="float" office:value="5.02000021934509" calcext:value-type="float">
            <text:p>5.02000021934509</text:p>
          </table:table-cell>
          <table:table-cell table:style-name="ce1" office:value-type="float" office:value="5.77689217786196" calcext:value-type="float">
            <text:p>5.776892177861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0531.351" calcext:value-type="float">
            <text:p>1619050531.351</text:p>
          </table:table-cell>
          <table:table-cell table:style-name="ce1" office:value-type="float" office:value="5.14499998092651" calcext:value-type="float">
            <text:p>5.14499998092651</text:p>
          </table:table-cell>
          <table:table-cell table:style-name="ce1" office:value-type="float" office:value="5.83090381170372" calcext:value-type="float">
            <text:p>5.83090381170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0539.294" calcext:value-type="float">
            <text:p>1619050539.294</text:p>
          </table:table-cell>
          <table:table-cell table:style-name="ce1" office:value-type="float" office:value="5.10400009155273" calcext:value-type="float">
            <text:p>5.10400009155273</text:p>
          </table:table-cell>
          <table:table-cell table:style-name="ce1" office:value-type="float" office:value="5.68181807990086" calcext:value-type="float">
            <text:p>5.681818079900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50547.136" calcext:value-type="float">
            <text:p>1619050547.136</text:p>
          </table:table-cell>
          <table:table-cell table:style-name="ce1" office:value-type="float" office:value="5.17200016975402" calcext:value-type="float">
            <text:p>5.17200016975402</text:p>
          </table:table-cell>
          <table:table-cell table:style-name="ce1" office:value-type="float" office:value="5.99381264163305" calcext:value-type="float">
            <text:p>5.993812641633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19050555.236" calcext:value-type="float">
            <text:p>1619050555.236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17.9211475387577" calcext:value-type="float">
            <text:p>17.92114753875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19050563.034" calcext:value-type="float">
            <text:p>1619050563.034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21.4797131067765" calcext:value-type="float">
            <text:p>21.47971310677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19050570.809" calcext:value-type="float">
            <text:p>1619050570.809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20.1919228534308" calcext:value-type="float">
            <text:p>20.19192285343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619050578.561" calcext:value-type="float">
            <text:p>1619050578.56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22.1822544249302" calcext:value-type="float">
            <text:p>22.18225442493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9050586.308" calcext:value-type="float">
            <text:p>1619050586.308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28.8959751398499" calcext:value-type="float">
            <text:p>28.89597513984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19050594.069" calcext:value-type="float">
            <text:p>1619050594.069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29.1883241247614" calcext:value-type="float">
            <text:p>29.18832412476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19050601.825" calcext:value-type="float">
            <text:p>1619050601.825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28.1605753663656" calcext:value-type="float">
            <text:p>28.16057536636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619050609.539" calcext:value-type="float">
            <text:p>1619050609.539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28.3716290744152" calcext:value-type="float">
            <text:p>28.37162907441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619050617.233" calcext:value-type="float">
            <text:p>1619050617.233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27.1240529827524" calcext:value-type="float">
            <text:p>27.12405298275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619050624.939" calcext:value-type="float">
            <text:p>1619050624.939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27.2799677361083" calcext:value-type="float">
            <text:p>27.27996773610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619050632.699" calcext:value-type="float">
            <text:p>1619050632.699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29.7464560047282" calcext:value-type="float">
            <text:p>29.74645600472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19050640.477" calcext:value-type="float">
            <text:p>1619050640.477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29.9102685667573" calcext:value-type="float">
            <text:p>29.91026856675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050648.191" calcext:value-type="float">
            <text:p>1619050648.191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6.85602348075058" calcext:value-type="float">
            <text:p>6.856023480750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050656.044" calcext:value-type="float">
            <text:p>1619050656.044</text:p>
          </table:table-cell>
          <table:table-cell table:style-name="ce1" office:value-type="float" office:value="5.16300010681152" calcext:value-type="float">
            <text:p>5.16300010681152</text:p>
          </table:table-cell>
          <table:table-cell table:style-name="ce1" office:value-type="float" office:value="6.77900431453113" calcext:value-type="float">
            <text:p>6.779004314531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0664.085" calcext:value-type="float">
            <text:p>1619050664.085</text:p>
          </table:table-cell>
          <table:table-cell table:style-name="ce1" office:value-type="float" office:value="5.18099999427795" calcext:value-type="float">
            <text:p>5.18099999427795</text:p>
          </table:table-cell>
          <table:table-cell table:style-name="ce1" office:value-type="float" office:value="6.56243969070653" calcext:value-type="float">
            <text:p>6.562439690706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050672.086" calcext:value-type="float">
            <text:p>1619050672.086</text:p>
          </table:table-cell>
          <table:table-cell table:style-name="ce1" office:value-type="float" office:value="5.07999992370605" calcext:value-type="float">
            <text:p>5.07999992370605</text:p>
          </table:table-cell>
          <table:table-cell table:style-name="ce1" office:value-type="float" office:value="6.88976388300143" calcext:value-type="float">
            <text:p>6.889763883001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050679.935" calcext:value-type="float">
            <text:p>1619050679.935</text:p>
          </table:table-cell>
          <table:table-cell table:style-name="ce1" office:value-type="float" office:value="5.10000014305114" calcext:value-type="float">
            <text:p>5.10000014305114</text:p>
          </table:table-cell>
          <table:table-cell table:style-name="ce1" office:value-type="float" office:value="6.8627449055444" calcext:value-type="float">
            <text:p>6.86274490554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0687.804" calcext:value-type="float">
            <text:p>1619050687.804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6.71273437628711" calcext:value-type="float">
            <text:p>6.712734376287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695.772" calcext:value-type="float">
            <text:p>1619050695.7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6" calcext:value-type="float">
            <text:p>6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0703.537" calcext:value-type="float">
            <text:p>1619050703.537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6.72202439901597" calcext:value-type="float">
            <text:p>6.722024399015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0711.499" calcext:value-type="float">
            <text:p>1619050711.499</text:p>
          </table:table-cell>
          <table:table-cell table:style-name="ce1" office:value-type="float" office:value="5.09699988365173" calcext:value-type="float">
            <text:p>5.09699988365173</text:p>
          </table:table-cell>
          <table:table-cell table:style-name="ce1" office:value-type="float" office:value="6.27820300774142" calcext:value-type="float">
            <text:p>6.278203007741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719.34" calcext:value-type="float">
            <text:p>1619050719.34</text:p>
          </table:table-cell>
          <table:table-cell table:style-name="ce1" office:value-type="float" office:value="5.13700008392334" calcext:value-type="float">
            <text:p>5.13700008392334</text:p>
          </table:table-cell>
          <table:table-cell table:style-name="ce1" office:value-type="float" office:value="6.42398276443019" calcext:value-type="float">
            <text:p>6.423982764430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50727.363" calcext:value-type="float">
            <text:p>1619050727.363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6.1605722576486" calcext:value-type="float">
            <text:p>6.16057225764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0735.165" calcext:value-type="float">
            <text:p>1619050735.165</text:p>
          </table:table-cell>
          <table:table-cell table:style-name="ce1" office:value-type="float" office:value="5.16000008583068" calcext:value-type="float">
            <text:p>5.16000008583068</text:p>
          </table:table-cell>
          <table:table-cell table:style-name="ce1" office:value-type="float" office:value="6.20155028444121" calcext:value-type="float">
            <text:p>6.201550284441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0743.322" calcext:value-type="float">
            <text:p>1619050743.322</text:p>
          </table:table-cell>
          <table:table-cell table:style-name="ce1" office:value-type="float" office:value="5.41199994087219" calcext:value-type="float">
            <text:p>5.41199994087219</text:p>
          </table:table-cell>
          <table:table-cell table:style-name="ce1" office:value-type="float" office:value="2.77161865555797" calcext:value-type="float">
            <text:p>2.77161865555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0751.561" calcext:value-type="float">
            <text:p>1619050751.561</text:p>
          </table:table-cell>
          <table:table-cell table:style-name="ce1" office:value-type="float" office:value="5.6729998588562" calcext:value-type="float">
            <text:p>5.6729998588562</text:p>
          </table:table-cell>
          <table:table-cell table:style-name="ce1" office:value-type="float" office:value="2.82037729562467" calcext:value-type="float">
            <text:p>2.82037729562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0759.99" calcext:value-type="float">
            <text:p>1619050759.99</text:p>
          </table:table-cell>
          <table:table-cell table:style-name="ce1" office:value-type="float" office:value="5.12100005149841" calcext:value-type="float">
            <text:p>5.12100005149841</text:p>
          </table:table-cell>
          <table:table-cell table:style-name="ce1" office:value-type="float" office:value="6.24877947240729" calcext:value-type="float">
            <text:p>6.248779472407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0768.039" calcext:value-type="float">
            <text:p>1619050768.039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6.34417140537781" calcext:value-type="float">
            <text:p>6.344171405377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50775.94" calcext:value-type="float">
            <text:p>1619050775.94</text:p>
          </table:table-cell>
          <table:table-cell table:style-name="ce1" office:value-type="float" office:value="5.22699999809265" calcext:value-type="float">
            <text:p>5.22699999809265</text:p>
          </table:table-cell>
          <table:table-cell table:style-name="ce1" office:value-type="float" office:value="5.35680122636642" calcext:value-type="float">
            <text:p>5.356801226366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50784.168" calcext:value-type="float">
            <text:p>1619050784.168</text:p>
          </table:table-cell>
          <table:table-cell table:style-name="ce1" office:value-type="float" office:value="5.14100003242492" calcext:value-type="float">
            <text:p>5.14100003242492</text:p>
          </table:table-cell>
          <table:table-cell table:style-name="ce1" office:value-type="float" office:value="5.44641116969471" calcext:value-type="float">
            <text:p>5.446411169694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0792.235" calcext:value-type="float">
            <text:p>1619050792.235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9.7823915720247" calcext:value-type="float">
            <text:p>9.78239157202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050799.925" calcext:value-type="float">
            <text:p>1619050799.925</text:p>
          </table:table-cell>
          <table:table-cell table:style-name="ce1" office:value-type="float" office:value="5.04100012779235" calcext:value-type="float">
            <text:p>5.04100012779235</text:p>
          </table:table-cell>
          <table:table-cell table:style-name="ce1" office:value-type="float" office:value="11.9024000156643" calcext:value-type="float">
            <text:p>11.90240001566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050807.691" calcext:value-type="float">
            <text:p>1619050807.691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10.5325912792056" calcext:value-type="float">
            <text:p>10.53259127920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050815.428" calcext:value-type="float">
            <text:p>1619050815.428</text:p>
          </table:table-cell>
          <table:table-cell table:style-name="ce1" office:value-type="float" office:value="5.07400012016296" calcext:value-type="float">
            <text:p>5.07400012016296</text:p>
          </table:table-cell>
          <table:table-cell table:style-name="ce1" office:value-type="float" office:value="11.0366572080809" calcext:value-type="float">
            <text:p>11.03665720808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0823.192" calcext:value-type="float">
            <text:p>1619050823.192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10.789210542512" calcext:value-type="float">
            <text:p>10.7892105425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0830.939" calcext:value-type="float">
            <text:p>1619050830.939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10.9912066238053" calcext:value-type="float">
            <text:p>10.99120662380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0838.671" calcext:value-type="float">
            <text:p>1619050838.671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0.2685626217193" calcext:value-type="float">
            <text:p>10.26856262171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050846.439" calcext:value-type="float">
            <text:p>1619050846.439</text:p>
          </table:table-cell>
          <table:table-cell table:style-name="ce1" office:value-type="float" office:value="5.07300019264221" calcext:value-type="float">
            <text:p>5.07300019264221</text:p>
          </table:table-cell>
          <table:table-cell table:style-name="ce1" office:value-type="float" office:value="11.0388326184614" calcext:value-type="float">
            <text:p>11.03883261846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0854.239" calcext:value-type="float">
            <text:p>1619050854.239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9.9700899962414" calcext:value-type="float">
            <text:p>9.97008999624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0861.986" calcext:value-type="float">
            <text:p>1619050861.986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0.7870554429399" calcext:value-type="float">
            <text:p>10.78705544293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0869.732" calcext:value-type="float">
            <text:p>1619050869.732</text:p>
          </table:table-cell>
          <table:table-cell table:style-name="ce1" office:value-type="float" office:value="5.04199981689453" calcext:value-type="float">
            <text:p>5.04199981689453</text:p>
          </table:table-cell>
          <table:table-cell table:style-name="ce1" office:value-type="float" office:value="10.3133680857663" calcext:value-type="float">
            <text:p>10.31336808576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0877.483" calcext:value-type="float">
            <text:p>1619050877.483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10.6571937902193" calcext:value-type="float">
            <text:p>10.65719379021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0885.284" calcext:value-type="float">
            <text:p>1619050885.284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9.78825401303805" calcext:value-type="float">
            <text:p>9.788254013038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0893.051" calcext:value-type="float">
            <text:p>1619050893.051</text:p>
          </table:table-cell>
          <table:table-cell table:style-name="ce1" office:value-type="float" office:value="5.03799986839294" calcext:value-type="float">
            <text:p>5.03799986839294</text:p>
          </table:table-cell>
          <table:table-cell table:style-name="ce1" office:value-type="float" office:value="10.9170308528698" calcext:value-type="float">
            <text:p>10.91703085286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900.789" calcext:value-type="float">
            <text:p>1619050900.789</text:p>
          </table:table-cell>
          <table:table-cell table:style-name="ce1" office:value-type="float" office:value="5.15299987792968" calcext:value-type="float">
            <text:p>5.15299987792968</text:p>
          </table:table-cell>
          <table:table-cell table:style-name="ce1" office:value-type="float" office:value="6.40403663530812" calcext:value-type="float">
            <text:p>6.404036635308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908.708" calcext:value-type="float">
            <text:p>1619050908.708</text:p>
          </table:table-cell>
          <table:table-cell table:style-name="ce1" office:value-type="float" office:value="5.15499997138977" calcext:value-type="float">
            <text:p>5.15499997138977</text:p>
          </table:table-cell>
          <table:table-cell table:style-name="ce1" office:value-type="float" office:value="6.40155192689619" calcext:value-type="float">
            <text:p>6.401551926896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0916.6" calcext:value-type="float">
            <text:p>1619050916.6</text:p>
          </table:table-cell>
          <table:table-cell table:style-name="ce1" office:value-type="float" office:value="5.01700019836425" calcext:value-type="float">
            <text:p>5.01700019836425</text:p>
          </table:table-cell>
          <table:table-cell table:style-name="ce1" office:value-type="float" office:value="6.7769580736882" calcext:value-type="float">
            <text:p>6.77695807368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924.413" calcext:value-type="float">
            <text:p>1619050924.413</text:p>
          </table:table-cell>
          <table:table-cell table:style-name="ce1" office:value-type="float" office:value="5.11299991607666" calcext:value-type="float">
            <text:p>5.11299991607666</text:p>
          </table:table-cell>
          <table:table-cell table:style-name="ce1" office:value-type="float" office:value="6.45413662070266" calcext:value-type="float">
            <text:p>6.454136620702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0932.296" calcext:value-type="float">
            <text:p>1619050932.296</text:p>
          </table:table-cell>
          <table:table-cell table:style-name="ce1" office:value-type="float" office:value="5.16300010681152" calcext:value-type="float">
            <text:p>5.16300010681152</text:p>
          </table:table-cell>
          <table:table-cell table:style-name="ce1" office:value-type="float" office:value="6.19794680185703" calcext:value-type="float">
            <text:p>6.197946801857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940.205" calcext:value-type="float">
            <text:p>1619050940.205</text:p>
          </table:table-cell>
          <table:table-cell table:style-name="ce1" office:value-type="float" office:value="5.09400010108947" calcext:value-type="float">
            <text:p>5.09400010108947</text:p>
          </table:table-cell>
          <table:table-cell table:style-name="ce1" office:value-type="float" office:value="6.47820952986281" calcext:value-type="float">
            <text:p>6.478209529862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0948.064" calcext:value-type="float">
            <text:p>1619050948.064</text:p>
          </table:table-cell>
          <table:table-cell table:style-name="ce1" office:value-type="float" office:value="5.14300012588501" calcext:value-type="float">
            <text:p>5.14300012588501</text:p>
          </table:table-cell>
          <table:table-cell table:style-name="ce1" office:value-type="float" office:value="6.61092731242141" calcext:value-type="float">
            <text:p>6.610927312421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0955.975" calcext:value-type="float">
            <text:p>1619050955.975</text:p>
          </table:table-cell>
          <table:table-cell table:style-name="ce1" office:value-type="float" office:value="5.05000019073486" calcext:value-type="float">
            <text:p>5.05000019073486</text:p>
          </table:table-cell>
          <table:table-cell table:style-name="ce1" office:value-type="float" office:value="6.73267301303852" calcext:value-type="float">
            <text:p>6.732673013038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963.783" calcext:value-type="float">
            <text:p>1619050963.783</text:p>
          </table:table-cell>
          <table:table-cell table:style-name="ce1" office:value-type="float" office:value="5.06800007820129" calcext:value-type="float">
            <text:p>5.06800007820129</text:p>
          </table:table-cell>
          <table:table-cell table:style-name="ce1" office:value-type="float" office:value="6.511444256274" calcext:value-type="float">
            <text:p>6.5114442562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0971.606" calcext:value-type="float">
            <text:p>1619050971.606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6.30541865996733" calcext:value-type="float">
            <text:p>6.30541865996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0979.426" calcext:value-type="float">
            <text:p>1619050979.426</text:p>
          </table:table-cell>
          <table:table-cell table:style-name="ce1" office:value-type="float" office:value="5.135999917984" calcext:value-type="float">
            <text:p>5.135999917984</text:p>
          </table:table-cell>
          <table:table-cell table:style-name="ce1" office:value-type="float" office:value="6.61993780041681" calcext:value-type="float">
            <text:p>6.61993780041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0987.328" calcext:value-type="float">
            <text:p>1619050987.328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6.47566724569881" calcext:value-type="float">
            <text:p>6.475667245698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0995.187" calcext:value-type="float">
            <text:p>1619050995.187</text:p>
          </table:table-cell>
          <table:table-cell table:style-name="ce1" office:value-type="float" office:value="5.54699993133544" calcext:value-type="float">
            <text:p>5.54699993133544</text:p>
          </table:table-cell>
          <table:table-cell table:style-name="ce1" office:value-type="float" office:value="2.70416444667031" calcext:value-type="float">
            <text:p>2.704164446670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1003.514" calcext:value-type="float">
            <text:p>1619051003.514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3.14589070153472" calcext:value-type="float">
            <text:p>3.145890701534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051011.398" calcext:value-type="float">
            <text:p>1619051011.398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6.58288448527126" calcext:value-type="float">
            <text:p>6.582884485271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1019.13" calcext:value-type="float">
            <text:p>1619051019.13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6.7877822302043" calcext:value-type="float">
            <text:p>6.78778223020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051027.015" calcext:value-type="float">
            <text:p>1619051027.015</text:p>
          </table:table-cell>
          <table:table-cell table:style-name="ce1" office:value-type="float" office:value="5.21599984169006" calcext:value-type="float">
            <text:p>5.21599984169006</text:p>
          </table:table-cell>
          <table:table-cell table:style-name="ce1" office:value-type="float" office:value="5.17638052520561" calcext:value-type="float">
            <text:p>5.176380525205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051035.085" calcext:value-type="float">
            <text:p>1619051035.085</text:p>
          </table:table-cell>
          <table:table-cell table:style-name="ce1" office:value-type="float" office:value="5.19300007820129" calcext:value-type="float">
            <text:p>5.19300007820129</text:p>
          </table:table-cell>
          <table:table-cell table:style-name="ce1" office:value-type="float" office:value="5.00673976669872" calcext:value-type="float">
            <text:p>5.006739766698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051043.33" calcext:value-type="float">
            <text:p>1619051043.33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9.16517224756465" calcext:value-type="float">
            <text:p>9.165172247564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1051.084" calcext:value-type="float">
            <text:p>1619051051.084</text:p>
          </table:table-cell>
          <table:table-cell table:style-name="ce1" office:value-type="float" office:value="5.0259997844696" calcext:value-type="float">
            <text:p>5.0259997844696</text:p>
          </table:table-cell>
          <table:table-cell table:style-name="ce1" office:value-type="float" office:value="10.3462002049185" calcext:value-type="float">
            <text:p>10.34620020491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058.924" calcext:value-type="float">
            <text:p>1619051058.924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0.167464049107" calcext:value-type="float">
            <text:p>10.1674640491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1066.772" calcext:value-type="float">
            <text:p>1619051066.772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10.99560207795" calcext:value-type="float">
            <text:p>10.995602077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051074.522" calcext:value-type="float">
            <text:p>1619051074.522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11.5308151749302" calcext:value-type="float">
            <text:p>11.53081517493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1082.238" calcext:value-type="float">
            <text:p>1619051082.238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10.3565023857764" calcext:value-type="float">
            <text:p>10.35650238577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051090.106" calcext:value-type="float">
            <text:p>1619051090.106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0.4929714431097" calcext:value-type="float">
            <text:p>10.49297144310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051097.993" calcext:value-type="float">
            <text:p>1619051097.993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11.1309880988323" calcext:value-type="float">
            <text:p>11.13098809883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1105.887" calcext:value-type="float">
            <text:p>1619051105.887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9.79804053392413" calcext:value-type="float">
            <text:p>9.79804053392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1113.763" calcext:value-type="float">
            <text:p>1619051113.763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0.9649122098212" calcext:value-type="float">
            <text:p>10.9649122098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1121.549" calcext:value-type="float">
            <text:p>1619051121.549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10.6803797589227" calcext:value-type="float">
            <text:p>10.68037975892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051129.323" calcext:value-type="float">
            <text:p>1619051129.323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12.031558343825" calcext:value-type="float">
            <text:p>12.031558343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1137.101" calcext:value-type="float">
            <text:p>1619051137.101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10.2564103914574" calcext:value-type="float">
            <text:p>10.25641039145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1144.895" calcext:value-type="float">
            <text:p>1619051144.895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0.7784431342896" calcext:value-type="float">
            <text:p>10.77844313428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1152.686" calcext:value-type="float">
            <text:p>1619051152.686</text:p>
          </table:table-cell>
          <table:table-cell table:style-name="ce1" office:value-type="float" office:value="5.17499995231628" calcext:value-type="float">
            <text:p>5.17499995231628</text:p>
          </table:table-cell>
          <table:table-cell table:style-name="ce1" office:value-type="float" office:value="5.79710150269127" calcext:value-type="float">
            <text:p>5.797101502691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1160.611" calcext:value-type="float">
            <text:p>1619051160.611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5.76655393657326" calcext:value-type="float">
            <text:p>5.766553936573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1168.51" calcext:value-type="float">
            <text:p>1619051168.51</text:p>
          </table:table-cell>
          <table:table-cell table:style-name="ce1" office:value-type="float" office:value="5.09500002861022" calcext:value-type="float">
            <text:p>5.09500002861022</text:p>
          </table:table-cell>
          <table:table-cell table:style-name="ce1" office:value-type="float" office:value="5.69185472760642" calcext:value-type="float">
            <text:p>5.691854727606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1176.339" calcext:value-type="float">
            <text:p>1619051176.339</text:p>
          </table:table-cell>
          <table:table-cell table:style-name="ce1" office:value-type="float" office:value="5.18600010871887" calcext:value-type="float">
            <text:p>5.18600010871887</text:p>
          </table:table-cell>
          <table:table-cell table:style-name="ce1" office:value-type="float" office:value="5.78480512361791" calcext:value-type="float">
            <text:p>5.784805123617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1184.383" calcext:value-type="float">
            <text:p>1619051184.383</text:p>
          </table:table-cell>
          <table:table-cell table:style-name="ce1" office:value-type="float" office:value="5.16900014877319" calcext:value-type="float">
            <text:p>5.16900014877319</text:p>
          </table:table-cell>
          <table:table-cell table:style-name="ce1" office:value-type="float" office:value="3.0953761925887" calcext:value-type="float">
            <text:p>3.09537619258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1192.695" calcext:value-type="float">
            <text:p>1619051192.695</text:p>
          </table:table-cell>
          <table:table-cell table:style-name="ce1" office:value-type="float" office:value="5.17300009727478" calcext:value-type="float">
            <text:p>5.17300009727478</text:p>
          </table:table-cell>
          <table:table-cell table:style-name="ce1" office:value-type="float" office:value="3.86622842140218" calcext:value-type="float">
            <text:p>3.866228421402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1200.665" calcext:value-type="float">
            <text:p>1619051200.665</text:p>
          </table:table-cell>
          <table:table-cell table:style-name="ce1" office:value-type="float" office:value="5.14700007438659" calcext:value-type="float">
            <text:p>5.14700007438659</text:p>
          </table:table-cell>
          <table:table-cell table:style-name="ce1" office:value-type="float" office:value="5.8286379573397" calcext:value-type="float">
            <text:p>5.82863795733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1208.529" calcext:value-type="float">
            <text:p>1619051208.529</text:p>
          </table:table-cell>
          <table:table-cell table:style-name="ce1" office:value-type="float" office:value="5.08399987220764" calcext:value-type="float">
            <text:p>5.08399987220764</text:p>
          </table:table-cell>
          <table:table-cell table:style-name="ce1" office:value-type="float" office:value="5.90086560859274" calcext:value-type="float">
            <text:p>5.900865608592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1216.667" calcext:value-type="float">
            <text:p>1619051216.667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10.9300480717636" calcext:value-type="float">
            <text:p>10.93004807176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051224.678" calcext:value-type="float">
            <text:p>1619051224.678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1.7670523969293" calcext:value-type="float">
            <text:p>11.76705239692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051232.435" calcext:value-type="float">
            <text:p>1619051232.435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11.1354144982104" calcext:value-type="float">
            <text:p>11.13541449821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051240.312" calcext:value-type="float">
            <text:p>1619051240.312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1.7670523969293" calcext:value-type="float">
            <text:p>11.76705239692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1248.044" calcext:value-type="float">
            <text:p>1619051248.044</text:p>
          </table:table-cell>
          <table:table-cell table:style-name="ce1" office:value-type="float" office:value="5.06000018119812" calcext:value-type="float">
            <text:p>5.06000018119812</text:p>
          </table:table-cell>
          <table:table-cell table:style-name="ce1" office:value-type="float" office:value="9.68379411962741" calcext:value-type="float">
            <text:p>9.68379411962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051255.831" calcext:value-type="float">
            <text:p>1619051255.831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12.0268138168078" calcext:value-type="float">
            <text:p>12.02681381680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1263.634" calcext:value-type="float">
            <text:p>1619051263.634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10.252365876623" calcext:value-type="float">
            <text:p>10.2523658766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1271.443" calcext:value-type="float">
            <text:p>1619051271.443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0.9978005993026" calcext:value-type="float">
            <text:p>10.99780059930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1279.163" calcext:value-type="float">
            <text:p>1619051279.1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1286.9" calcext:value-type="float">
            <text:p>1619051286.9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5.9288538219865" calcext:value-type="float">
            <text:p>5.92885382198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1294.852" calcext:value-type="float">
            <text:p>1619051294.852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5.71766558503979" calcext:value-type="float">
            <text:p>5.717665585039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1302.659" calcext:value-type="float">
            <text:p>1619051302.659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5.98086120535706" calcext:value-type="float">
            <text:p>5.98086120535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1310.579" calcext:value-type="float">
            <text:p>1619051310.579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3.57924037442478" calcext:value-type="float">
            <text:p>3.579240374424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1318.396" calcext:value-type="float">
            <text:p>1619051318.396</text:p>
          </table:table-cell>
          <table:table-cell table:style-name="ce1" office:value-type="float" office:value="5.4150002002716" calcext:value-type="float">
            <text:p>5.4150002002716</text:p>
          </table:table-cell>
          <table:table-cell table:style-name="ce1" office:value-type="float" office:value="3.50877180005404" calcext:value-type="float">
            <text:p>3.50877180005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1326.801" calcext:value-type="float">
            <text:p>1619051326.801</text:p>
          </table:table-cell>
          <table:table-cell table:style-name="ce1" office:value-type="float" office:value="5.08499979972839" calcext:value-type="float">
            <text:p>5.08499979972839</text:p>
          </table:table-cell>
          <table:table-cell table:style-name="ce1" office:value-type="float" office:value="5.89970524710785" calcext:value-type="float">
            <text:p>5.899705247107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51334.64" calcext:value-type="float">
            <text:p>1619051334.64</text:p>
          </table:table-cell>
          <table:table-cell table:style-name="ce1" office:value-type="float" office:value="5.17699980735778" calcext:value-type="float">
            <text:p>5.17699980735778</text:p>
          </table:table-cell>
          <table:table-cell table:style-name="ce1" office:value-type="float" office:value="5.98802417491717" calcext:value-type="float">
            <text:p>5.98802417491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1342.701" calcext:value-type="float">
            <text:p>1619051342.70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0.3854604188014" calcext:value-type="float">
            <text:p>10.38546041880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1350.441" calcext:value-type="float">
            <text:p>1619051350.441</text:p>
          </table:table-cell>
          <table:table-cell table:style-name="ce1" office:value-type="float" office:value="5.07800006866455" calcext:value-type="float">
            <text:p>5.07800006866455</text:p>
          </table:table-cell>
          <table:table-cell table:style-name="ce1" office:value-type="float" office:value="10.6341077727085" calcext:value-type="float">
            <text:p>10.63410777270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1358.239" calcext:value-type="float">
            <text:p>1619051358.239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10.9322204542103" calcext:value-type="float">
            <text:p>10.93222045421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051365.968" calcext:value-type="float">
            <text:p>1619051365.968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1.302795993263" calcext:value-type="float">
            <text:p>11.3027959932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373.718" calcext:value-type="float">
            <text:p>1619051373.718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9.8502758558398" calcext:value-type="float">
            <text:p>9.8502758558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051381.545" calcext:value-type="float">
            <text:p>1619051381.545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10.4743084188428" calcext:value-type="float">
            <text:p>10.47430841884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51389.357" calcext:value-type="float">
            <text:p>1619051389.357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9.33465768110342" calcext:value-type="float">
            <text:p>9.334657681103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1397.111" calcext:value-type="float">
            <text:p>1619051397.111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0.7227958413096" calcext:value-type="float">
            <text:p>10.72279584130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051404.997" calcext:value-type="float">
            <text:p>1619051404.997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11.8717843979055" calcext:value-type="float">
            <text:p>11.87178439790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1413.222" calcext:value-type="float">
            <text:p>1619051413.222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10.7484072842188" calcext:value-type="float">
            <text:p>10.74840728421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420.776" calcext:value-type="float">
            <text:p>1619051420.776</text:p>
          </table:table-cell>
          <table:table-cell table:style-name="ce1" office:value-type="float" office:value="5.07999992370605" calcext:value-type="float">
            <text:p>5.07999992370605</text:p>
          </table:table-cell>
          <table:table-cell table:style-name="ce1" office:value-type="float" office:value="9.84251983285918" calcext:value-type="float">
            <text:p>9.842519832859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428.967" calcext:value-type="float">
            <text:p>1619051428.967</text:p>
          </table:table-cell>
          <table:table-cell table:style-name="ce1" office:value-type="float" office:value="5.10699987411499" calcext:value-type="float">
            <text:p>5.10699987411499</text:p>
          </table:table-cell>
          <table:table-cell table:style-name="ce1" office:value-type="float" office:value="7.24495807950491" calcext:value-type="float">
            <text:p>7.24495807950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051437.354" calcext:value-type="float">
            <text:p>1619051437.354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1.9688808823113" calcext:value-type="float">
            <text:p>11.96888088231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051445.527" calcext:value-type="float">
            <text:p>1619051445.527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11.6716121109467" calcext:value-type="float">
            <text:p>11.6716121109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1453.151" calcext:value-type="float">
            <text:p>1619051453.151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9.71451246448477" calcext:value-type="float">
            <text:p>9.714512464484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461.342" calcext:value-type="float">
            <text:p>1619051461.342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7.30503446831245" calcext:value-type="float">
            <text:p>7.305034468312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469.666" calcext:value-type="float">
            <text:p>1619051469.666</text:p>
          </table:table-cell>
          <table:table-cell table:style-name="ce1" office:value-type="float" office:value="5.02000021934509" calcext:value-type="float">
            <text:p>5.02000021934509</text:p>
          </table:table-cell>
          <table:table-cell table:style-name="ce1" office:value-type="float" office:value="9.96015892734821" calcext:value-type="float">
            <text:p>9.960158927348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1477.92" calcext:value-type="float">
            <text:p>1619051477.92</text:p>
          </table:table-cell>
          <table:table-cell table:style-name="ce1" office:value-type="float" office:value="5.10699987411499" calcext:value-type="float">
            <text:p>5.10699987411499</text:p>
          </table:table-cell>
          <table:table-cell table:style-name="ce1" office:value-type="float" office:value="10.1821032468717" calcext:value-type="float">
            <text:p>10.1821032468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486.278" calcext:value-type="float">
            <text:p>1619051486.278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9.87556791583781" calcext:value-type="float">
            <text:p>9.875567915837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494.612" calcext:value-type="float">
            <text:p>1619051494.612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7.3837558582291" calcext:value-type="float">
            <text:p>7.38375585822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1502.944" calcext:value-type="float">
            <text:p>1619051502.944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9.68188084319242" calcext:value-type="float">
            <text:p>9.681880843192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511.318" calcext:value-type="float">
            <text:p>1619051511.31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0.1857400261322" calcext:value-type="float">
            <text:p>10.18574002613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519.545" calcext:value-type="float">
            <text:p>1619051519.545</text:p>
          </table:table-cell>
          <table:table-cell table:style-name="ce1" office:value-type="float" office:value="5.07499980926513" calcext:value-type="float">
            <text:p>5.07499980926513</text:p>
          </table:table-cell>
          <table:table-cell table:style-name="ce1" office:value-type="float" office:value="9.85221711904655" calcext:value-type="float">
            <text:p>9.85221711904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527.9" calcext:value-type="float">
            <text:p>1619051527.9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7.29351475140362" calcext:value-type="float">
            <text:p>7.293514751403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051536.26" calcext:value-type="float">
            <text:p>1619051536.26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3.0822594651938" calcext:value-type="float">
            <text:p>13.08225946519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051544.525" calcext:value-type="float">
            <text:p>1619051544.525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12.917329539357" calcext:value-type="float">
            <text:p>12.9173295393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051552.805" calcext:value-type="float">
            <text:p>1619051552.805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8.31353911706975" calcext:value-type="float">
            <text:p>8.313539117069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051561.086" calcext:value-type="float">
            <text:p>1619051561.086</text:p>
          </table:table-cell>
          <table:table-cell table:style-name="ce1" office:value-type="float" office:value="5.04100012779235" calcext:value-type="float">
            <text:p>5.04100012779235</text:p>
          </table:table-cell>
          <table:table-cell table:style-name="ce1" office:value-type="float" office:value="8.13330667737067" calcext:value-type="float">
            <text:p>8.133306677370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051569.398" calcext:value-type="float">
            <text:p>1619051569.398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12.4826631379267" calcext:value-type="float">
            <text:p>12.48266313792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051577.683" calcext:value-type="float">
            <text:p>1619051577.683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2.7160739314555" calcext:value-type="float">
            <text:p>12.71607393145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051585.915" calcext:value-type="float">
            <text:p>1619051585.915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8.54021832512158" calcext:value-type="float">
            <text:p>8.540218325121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051594.264" calcext:value-type="float">
            <text:p>1619051594.264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8.31847886586232" calcext:value-type="float">
            <text:p>8.318478865862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51602.579" calcext:value-type="float">
            <text:p>1619051602.579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9.34765292609721" calcext:value-type="float">
            <text:p>9.347652926097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610.869" calcext:value-type="float">
            <text:p>1619051610.869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9.93443275894967" calcext:value-type="float">
            <text:p>9.934432758949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619.172" calcext:value-type="float">
            <text:p>1619051619.172</text:p>
          </table:table-cell>
          <table:table-cell table:style-name="ce1" office:value-type="float" office:value="5.11300015449523" calcext:value-type="float">
            <text:p>5.11300015449523</text:p>
          </table:table-cell>
          <table:table-cell table:style-name="ce1" office:value-type="float" office:value="7.23645587365578" calcext:value-type="float">
            <text:p>7.236455873655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627.628" calcext:value-type="float">
            <text:p>1619051627.628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7.33254062069531" calcext:value-type="float">
            <text:p>7.332540620695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1635.975" calcext:value-type="float">
            <text:p>1619051635.975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9.79020956635353" calcext:value-type="float">
            <text:p>9.790209566353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644.3" calcext:value-type="float">
            <text:p>1619051644.3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10.1030108988177" calcext:value-type="float">
            <text:p>10.10301089881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1652.639" calcext:value-type="float">
            <text:p>1619051652.639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6.72867606959727" calcext:value-type="float">
            <text:p>6.72867606959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051661.105" calcext:value-type="float">
            <text:p>1619051661.105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7.47590014037286" calcext:value-type="float">
            <text:p>7.475900140372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051669.521" calcext:value-type="float">
            <text:p>1619051669.521</text:p>
          </table:table-cell>
          <table:table-cell table:style-name="ce1" office:value-type="float" office:value="5.0400002002716" calcext:value-type="float">
            <text:p>5.0400002002716</text:p>
          </table:table-cell>
          <table:table-cell table:style-name="ce1" office:value-type="float" office:value="11.3095233601237" calcext:value-type="float">
            <text:p>11.30952336012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051677.811" calcext:value-type="float">
            <text:p>1619051677.811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11.5193647979574" calcext:value-type="float">
            <text:p>11.51936479795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685.413" calcext:value-type="float">
            <text:p>1619051685.413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10.0870253278715" calcext:value-type="float">
            <text:p>10.08702532787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051693.713" calcext:value-type="float">
            <text:p>1619051693.713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7.46561898640063" calcext:value-type="float">
            <text:p>7.465618986400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051702.149" calcext:value-type="float">
            <text:p>1619051702.149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2.1465549773913" calcext:value-type="float">
            <text:p>12.14655497739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051710.407" calcext:value-type="float">
            <text:p>1619051710.407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1.4533967703792" calcext:value-type="float">
            <text:p>11.45339677037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718.038" calcext:value-type="float">
            <text:p>1619051718.038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10.1431983369497" calcext:value-type="float">
            <text:p>10.14319833694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051726.223" calcext:value-type="float">
            <text:p>1619051726.223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7.51433667938122" calcext:value-type="float">
            <text:p>7.514336679381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734.565" calcext:value-type="float">
            <text:p>1619051734.565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10.1694917961662" calcext:value-type="float">
            <text:p>10.16949179616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742.883" calcext:value-type="float">
            <text:p>1619051742.883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10.1959214408413" calcext:value-type="float">
            <text:p>10.1959214408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751.17" calcext:value-type="float">
            <text:p>1619051751.17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9.96015940039341" calcext:value-type="float">
            <text:p>9.96015940039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051759.521" calcext:value-type="float">
            <text:p>1619051759.521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7.4876846587112" calcext:value-type="float">
            <text:p>7.48768465871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767.948" calcext:value-type="float">
            <text:p>1619051767.948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9.83671071101693" calcext:value-type="float">
            <text:p>9.836710711016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1776.373" calcext:value-type="float">
            <text:p>1619051776.373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10.2584336045178" calcext:value-type="float">
            <text:p>10.25843360451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784.7" calcext:value-type="float">
            <text:p>1619051784.7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9.96015940039341" calcext:value-type="float">
            <text:p>9.96015940039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793.043" calcext:value-type="float">
            <text:p>1619051793.043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7.39704104531626" calcext:value-type="float">
            <text:p>7.397041045316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051801.378" calcext:value-type="float">
            <text:p>1619051801.378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2.5348188844211" calcext:value-type="float">
            <text:p>12.53481888442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051809.679" calcext:value-type="float">
            <text:p>1619051809.679</text:p>
          </table:table-cell>
          <table:table-cell table:style-name="ce1" office:value-type="float" office:value="5.03000020980835" calcext:value-type="float">
            <text:p>5.03000020980835</text:p>
          </table:table-cell>
          <table:table-cell table:style-name="ce1" office:value-type="float" office:value="13.1212718184985" calcext:value-type="float">
            <text:p>13.12127181849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051817.936" calcext:value-type="float">
            <text:p>1619051817.936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8.39328545808171" calcext:value-type="float">
            <text:p>8.393285458081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051826.247" calcext:value-type="float">
            <text:p>1619051826.247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8.26283699725422" calcext:value-type="float">
            <text:p>8.262836997254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051834.647" calcext:value-type="float">
            <text:p>1619051834.647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12.9507874867626" calcext:value-type="float">
            <text:p>12.95078748676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051842.961" calcext:value-type="float">
            <text:p>1619051842.961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3.0460564935625" calcext:value-type="float">
            <text:p>13.04605649356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051851.248" calcext:value-type="float">
            <text:p>1619051851.248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8.44959719253572" calcext:value-type="float">
            <text:p>8.449597192535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051859.661" calcext:value-type="float">
            <text:p>1619051859.661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8.31518530967676" calcext:value-type="float">
            <text:p>8.315185309676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868.095" calcext:value-type="float">
            <text:p>1619051868.095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10.175578440948" calcext:value-type="float">
            <text:p>10.1755784409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876.422" calcext:value-type="float">
            <text:p>1619051876.422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0.1290961530511" calcext:value-type="float">
            <text:p>10.12909615305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884.712" calcext:value-type="float">
            <text:p>1619051884.712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7.36318393985911" calcext:value-type="float">
            <text:p>7.363183939859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051893.109" calcext:value-type="float">
            <text:p>1619051893.109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7.43785481330434" calcext:value-type="float">
            <text:p>7.437854813304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1901.576" calcext:value-type="float">
            <text:p>1619051901.576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10.0651274685404" calcext:value-type="float">
            <text:p>10.0651274685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1909.992" calcext:value-type="float">
            <text:p>1619051909.992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9.79804053392413" calcext:value-type="float">
            <text:p>9.79804053392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918.273" calcext:value-type="float">
            <text:p>1619051918.273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7.35586485297275" calcext:value-type="float">
            <text:p>7.35586485297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926.657" calcext:value-type="float">
            <text:p>1619051926.657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7.39260757572791" calcext:value-type="float">
            <text:p>7.392607575727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051934.95" calcext:value-type="float">
            <text:p>1619051934.95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1.4828749514583" calcext:value-type="float">
            <text:p>11.48287495145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051943.278" calcext:value-type="float">
            <text:p>1619051943.278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1.3977206210954" calcext:value-type="float">
            <text:p>11.39772062109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1950.868" calcext:value-type="float">
            <text:p>1619051950.868</text:p>
          </table:table-cell>
          <table:table-cell table:style-name="ce1" office:value-type="float" office:value="5.0880000591278" calcext:value-type="float">
            <text:p>5.0880000591278</text:p>
          </table:table-cell>
          <table:table-cell table:style-name="ce1" office:value-type="float" office:value="9.63050303273771" calcext:value-type="float">
            <text:p>9.630503032737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051959.078" calcext:value-type="float">
            <text:p>1619051959.078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6.78236583330979" calcext:value-type="float">
            <text:p>6.782365833309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051967.479" calcext:value-type="float">
            <text:p>1619051967.479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10.4557111738354" calcext:value-type="float">
            <text:p>10.45571117383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1975.845" calcext:value-type="float">
            <text:p>1619051975.845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10.2848101382219" calcext:value-type="float">
            <text:p>10.28481013822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1984.117" calcext:value-type="float">
            <text:p>1619051984.117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9.93838223110035" calcext:value-type="float">
            <text:p>9.938382231100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1992.454" calcext:value-type="float">
            <text:p>1619051992.454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7.39408480831007" calcext:value-type="float">
            <text:p>7.394084808310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052000.753" calcext:value-type="float">
            <text:p>1619052000.753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3.0331756352591" calcext:value-type="float">
            <text:p>13.03317563525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052009.093" calcext:value-type="float">
            <text:p>1619052009.093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3.3466135965271" calcext:value-type="float">
            <text:p>13.34661359652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052017.323" calcext:value-type="float">
            <text:p>1619052017.32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8.17873526957945" calcext:value-type="float">
            <text:p>8.178735269579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052025.592" calcext:value-type="float">
            <text:p>1619052025.592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8.33995232101859" calcext:value-type="float">
            <text:p>8.339952321018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2033.942" calcext:value-type="float">
            <text:p>1619052033.942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9.95421062731711" calcext:value-type="float">
            <text:p>9.954210627317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2042.309" calcext:value-type="float">
            <text:p>1619052042.309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9.96810200892843" calcext:value-type="float">
            <text:p>9.968102008928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2050.587" calcext:value-type="float">
            <text:p>1619052050.587</text:p>
          </table:table-cell>
          <table:table-cell table:style-name="ce1" office:value-type="float" office:value="5.11700010299682" calcext:value-type="float">
            <text:p>5.11700010299682</text:p>
          </table:table-cell>
          <table:table-cell table:style-name="ce1" office:value-type="float" office:value="7.23079915091863" calcext:value-type="float">
            <text:p>7.230799150918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052059.028" calcext:value-type="float">
            <text:p>1619052059.028</text:p>
          </table:table-cell>
          <table:table-cell table:style-name="ce1" office:value-type="float" office:value="5.09699988365173" calcext:value-type="float">
            <text:p>5.09699988365173</text:p>
          </table:table-cell>
          <table:table-cell table:style-name="ce1" office:value-type="float" office:value="7.45536607169294" calcext:value-type="float">
            <text:p>7.455366071692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052067.496" calcext:value-type="float">
            <text:p>1619052067.496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1.284894348847" calcext:value-type="float">
            <text:p>11.2848943488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052075.8" calcext:value-type="float">
            <text:p>1619052075.8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1.1000989401644" calcext:value-type="float">
            <text:p>11.10009894016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2083.378" calcext:value-type="float">
            <text:p>1619052083.378</text:p>
          </table:table-cell>
          <table:table-cell table:style-name="ce1" office:value-type="float" office:value="5.08500003814697" calcext:value-type="float">
            <text:p>5.08500003814697</text:p>
          </table:table-cell>
          <table:table-cell table:style-name="ce1" office:value-type="float" office:value="10.0294984498338" calcext:value-type="float">
            <text:p>10.02949844983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052091.637" calcext:value-type="float">
            <text:p>1619052091.637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7.46708589107808" calcext:value-type="float">
            <text:p>7.467085891078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2100.038" calcext:value-type="float">
            <text:p>1619052100.038</text:p>
          </table:table-cell>
          <table:table-cell table:style-name="ce1" office:value-type="float" office:value="5.07699990272522" calcext:value-type="float">
            <text:p>5.07699990272522</text:p>
          </table:table-cell>
          <table:table-cell table:style-name="ce1" office:value-type="float" office:value="10.2422692527702" calcext:value-type="float">
            <text:p>10.24226925277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2108.461" calcext:value-type="float">
            <text:p>1619052108.461</text:p>
          </table:table-cell>
          <table:table-cell table:style-name="ce1" office:value-type="float" office:value="5.07700014114379" calcext:value-type="float">
            <text:p>5.07700014114379</text:p>
          </table:table-cell>
          <table:table-cell table:style-name="ce1" office:value-type="float" office:value="10.0453020646381" calcext:value-type="float">
            <text:p>10.04530206463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2116.781" calcext:value-type="float">
            <text:p>1619052116.781</text:p>
          </table:table-cell>
          <table:table-cell table:style-name="ce1" office:value-type="float" office:value="5.05300021171569" calcext:value-type="float">
            <text:p>5.05300021171569</text:p>
          </table:table-cell>
          <table:table-cell table:style-name="ce1" office:value-type="float" office:value="9.89511140016813" calcext:value-type="float">
            <text:p>9.895111400168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2125.164" calcext:value-type="float">
            <text:p>1619052125.164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7.37345572534103" calcext:value-type="float">
            <text:p>7.373455725341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052133.673" calcext:value-type="float">
            <text:p>1619052133.67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2.7668062744654" calcext:value-type="float">
            <text:p>12.76680627446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052141.943" calcext:value-type="float">
            <text:p>1619052141.943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12.5148988880714" calcext:value-type="float">
            <text:p>12.51489888807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052150.191" calcext:value-type="float">
            <text:p>1619052150.191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8.44627761213517" calcext:value-type="float">
            <text:p>8.446277612135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052158.618" calcext:value-type="float">
            <text:p>1619052158.618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8.25309493224419" calcext:value-type="float">
            <text:p>8.253094932244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2167.044" calcext:value-type="float">
            <text:p>1619052167.044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9.91276735234852" calcext:value-type="float">
            <text:p>9.912767352348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052175.458" calcext:value-type="float">
            <text:p>1619052175.458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9.82125303736648" calcext:value-type="float">
            <text:p>9.821253037366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2183.84" calcext:value-type="float">
            <text:p>1619052183.84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7.34855995417438" calcext:value-type="float">
            <text:p>7.348559954174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052192.236" calcext:value-type="float">
            <text:p>1619052192.236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7.43785481330434" calcext:value-type="float">
            <text:p>7.437854813304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200.584" calcext:value-type="float">
            <text:p>1619052200.584</text:p>
          </table:table-cell>
          <table:table-cell table:style-name="ce1" office:value-type="float" office:value="5.31399989128112" calcext:value-type="float">
            <text:p>5.31399989128112</text:p>
          </table:table-cell>
          <table:table-cell table:style-name="ce1" office:value-type="float" office:value="0.940910820906052" calcext:value-type="float">
            <text:p>0.9409108209060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209.716" calcext:value-type="float">
            <text:p>1619052209.716</text:p>
          </table:table-cell>
          <table:table-cell table:style-name="ce1" office:value-type="float" office:value="6.12800002098083" calcext:value-type="float">
            <text:p>6.12800002098083</text:p>
          </table:table-cell>
          <table:table-cell table:style-name="ce1" office:value-type="float" office:value="0.979112268188219" calcext:value-type="float">
            <text:p>0.9791122681882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2219.176" calcext:value-type="float">
            <text:p>1619052219.176</text:p>
          </table:table-cell>
          <table:table-cell table:style-name="ce1" office:value-type="float" office:value="5.2279999256134" calcext:value-type="float">
            <text:p>5.2279999256134</text:p>
          </table:table-cell>
          <table:table-cell table:style-name="ce1" office:value-type="float" office:value="3.63427702187098" calcext:value-type="float">
            <text:p>3.634277021870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227.48" calcext:value-type="float">
            <text:p>1619052227.48</text:p>
          </table:table-cell>
          <table:table-cell table:style-name="ce1" office:value-type="float" office:value="5.17199993133544" calcext:value-type="float">
            <text:p>5.17199993133544</text:p>
          </table:table-cell>
          <table:table-cell table:style-name="ce1" office:value-type="float" office:value="0.966744019021856" calcext:value-type="float">
            <text:p>0.9667440190218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236.515" calcext:value-type="float">
            <text:p>1619052236.515</text:p>
          </table:table-cell>
          <table:table-cell table:style-name="ce1" office:value-type="float" office:value="5.99599981307983" calcext:value-type="float">
            <text:p>5.99599981307983</text:p>
          </table:table-cell>
          <table:table-cell table:style-name="ce1" office:value-type="float" office:value="1.00066714260254" calcext:value-type="float">
            <text:p>1.000667142602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246.442" calcext:value-type="float">
            <text:p>1619052246.442</text:p>
          </table:table-cell>
          <table:table-cell table:style-name="ce1" office:value-type="float" office:value="6.03600001335144" calcext:value-type="float">
            <text:p>6.03600001335144</text:p>
          </table:table-cell>
          <table:table-cell table:style-name="ce1" office:value-type="float" office:value="0.994035783089494" calcext:value-type="float">
            <text:p>0.9940357830894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2255.811" calcext:value-type="float">
            <text:p>1619052255.811</text:p>
          </table:table-cell>
          <table:table-cell table:style-name="ce1" office:value-type="float" office:value="5.26599979400634" calcext:value-type="float">
            <text:p>5.26599979400634</text:p>
          </table:table-cell>
          <table:table-cell table:style-name="ce1" office:value-type="float" office:value="3.60805179324644" calcext:value-type="float">
            <text:p>3.608051793246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264.143" calcext:value-type="float">
            <text:p>1619052264.143</text:p>
          </table:table-cell>
          <table:table-cell table:style-name="ce1" office:value-type="float" office:value="5.65700006484985" calcext:value-type="float">
            <text:p>5.65700006484985</text:p>
          </table:table-cell>
          <table:table-cell table:style-name="ce1" office:value-type="float" office:value="0.883860693420852" calcext:value-type="float">
            <text:p>0.8838606934208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273.737" calcext:value-type="float">
            <text:p>1619052273.737</text:p>
          </table:table-cell>
          <table:table-cell table:style-name="ce1" office:value-type="float" office:value="5.42799997329711" calcext:value-type="float">
            <text:p>5.42799997329711</text:p>
          </table:table-cell>
          <table:table-cell table:style-name="ce1" office:value-type="float" office:value="0.921149599225745" calcext:value-type="float">
            <text:p>0.9211495992257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283.057" calcext:value-type="float">
            <text:p>1619052283.057</text:p>
          </table:table-cell>
          <table:table-cell table:style-name="ce1" office:value-type="float" office:value="6.13499999046325" calcext:value-type="float">
            <text:p>6.13499999046325</text:p>
          </table:table-cell>
          <table:table-cell table:style-name="ce1" office:value-type="float" office:value="0.977995111544725" calcext:value-type="float">
            <text:p>0.9779951115447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2292.599" calcext:value-type="float">
            <text:p>1619052292.599</text:p>
          </table:table-cell>
          <table:table-cell table:style-name="ce1" office:value-type="float" office:value="5.18600010871887" calcext:value-type="float">
            <text:p>5.18600010871887</text:p>
          </table:table-cell>
          <table:table-cell table:style-name="ce1" office:value-type="float" office:value="3.66370991162468" calcext:value-type="float">
            <text:p>3.663709911624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300.908" calcext:value-type="float">
            <text:p>1619052300.908</text:p>
          </table:table-cell>
          <table:table-cell table:style-name="ce1" office:value-type="float" office:value="5.23300004005432" calcext:value-type="float">
            <text:p>5.23300004005432</text:p>
          </table:table-cell>
          <table:table-cell table:style-name="ce1" office:value-type="float" office:value="0.955474863697516" calcext:value-type="float">
            <text:p>0.9554748636975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310.041" calcext:value-type="float">
            <text:p>1619052310.041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0.98638784658825" calcext:value-type="float">
            <text:p>0.98638784658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319.115" calcext:value-type="float">
            <text:p>1619052319.115</text:p>
          </table:table-cell>
          <table:table-cell table:style-name="ce1" office:value-type="float" office:value="6.18300008773803" calcext:value-type="float">
            <text:p>6.18300008773803</text:p>
          </table:table-cell>
          <table:table-cell table:style-name="ce1" office:value-type="float" office:value="0.970402703357394" calcext:value-type="float">
            <text:p>0.9704027033573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2328.719" calcext:value-type="float">
            <text:p>1619052328.719</text:p>
          </table:table-cell>
          <table:table-cell table:style-name="ce1" office:value-type="float" office:value="5.22599983215332" calcext:value-type="float">
            <text:p>5.22599983215332</text:p>
          </table:table-cell>
          <table:table-cell table:style-name="ce1" office:value-type="float" office:value="3.63566793154129" calcext:value-type="float">
            <text:p>3.635667931541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337.038" calcext:value-type="float">
            <text:p>1619052337.038</text:p>
          </table:table-cell>
          <table:table-cell table:style-name="ce1" office:value-type="float" office:value="5.24099993705749" calcext:value-type="float">
            <text:p>5.24099993705749</text:p>
          </table:table-cell>
          <table:table-cell table:style-name="ce1" office:value-type="float" office:value="0.954016420539626" calcext:value-type="float">
            <text:p>0.9540164205396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346.195" calcext:value-type="float">
            <text:p>1619052346.195</text:p>
          </table:table-cell>
          <table:table-cell table:style-name="ce1" office:value-type="float" office:value="5.88499999046325" calcext:value-type="float">
            <text:p>5.88499999046325</text:p>
          </table:table-cell>
          <table:table-cell table:style-name="ce1" office:value-type="float" office:value="1.18946474279415" calcext:value-type="float">
            <text:p>1.189464742794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355.9" calcext:value-type="float">
            <text:p>1619052355.9</text:p>
          </table:table-cell>
          <table:table-cell table:style-name="ce1" office:value-type="float" office:value="5.98899984359741" calcext:value-type="float">
            <text:p>5.98899984359741</text:p>
          </table:table-cell>
          <table:table-cell table:style-name="ce1" office:value-type="float" office:value="1.16880951457753" calcext:value-type="float">
            <text:p>1.168809514577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365.722" calcext:value-type="float">
            <text:p>1619052365.722</text:p>
          </table:table-cell>
          <table:table-cell table:style-name="ce1" office:value-type="float" office:value="6.07500004768371" calcext:value-type="float">
            <text:p>6.07500004768371</text:p>
          </table:table-cell>
          <table:table-cell table:style-name="ce1" office:value-type="float" office:value="1.15226336544128" calcext:value-type="float">
            <text:p>1.152263365441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375.672" calcext:value-type="float">
            <text:p>1619052375.672</text:p>
          </table:table-cell>
          <table:table-cell table:style-name="ce1" office:value-type="float" office:value="5.94900012016296" calcext:value-type="float">
            <text:p>5.94900012016296</text:p>
          </table:table-cell>
          <table:table-cell table:style-name="ce1" office:value-type="float" office:value="1.1766683238541" calcext:value-type="float">
            <text:p>1.17666832385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385.451" calcext:value-type="float">
            <text:p>1619052385.451</text:p>
          </table:table-cell>
          <table:table-cell table:style-name="ce1" office:value-type="float" office:value="5.99900007247924" calcext:value-type="float">
            <text:p>5.99900007247924</text:p>
          </table:table-cell>
          <table:table-cell table:style-name="ce1" office:value-type="float" office:value="1.16686112942603" calcext:value-type="float">
            <text:p>1.166861129426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395.3" calcext:value-type="float">
            <text:p>1619052395.3</text:p>
          </table:table-cell>
          <table:table-cell table:style-name="ce1" office:value-type="float" office:value="6.00200009346008" calcext:value-type="float">
            <text:p>6.00200009346008</text:p>
          </table:table-cell>
          <table:table-cell table:style-name="ce1" office:value-type="float" office:value="1.16627788920352" calcext:value-type="float">
            <text:p>1.166277889203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05.19" calcext:value-type="float">
            <text:p>1619052405.19</text:p>
          </table:table-cell>
          <table:table-cell table:style-name="ce1" office:value-type="float" office:value="6.10399985313415" calcext:value-type="float">
            <text:p>6.10399985313415</text:p>
          </table:table-cell>
          <table:table-cell table:style-name="ce1" office:value-type="float" office:value="1.1467890184181" calcext:value-type="float">
            <text:p>1.14678901841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15.163" calcext:value-type="float">
            <text:p>1619052415.163</text:p>
          </table:table-cell>
          <table:table-cell table:style-name="ce1" office:value-type="float" office:value="5.9469997882843" calcext:value-type="float">
            <text:p>5.9469997882843</text:p>
          </table:table-cell>
          <table:table-cell table:style-name="ce1" office:value-type="float" office:value="1.17706410781956" calcext:value-type="float">
            <text:p>1.177064107819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24.951" calcext:value-type="float">
            <text:p>1619052424.951</text:p>
          </table:table-cell>
          <table:table-cell table:style-name="ce1" office:value-type="float" office:value="6.15700006484985" calcext:value-type="float">
            <text:p>6.15700006484985</text:p>
          </table:table-cell>
          <table:table-cell table:style-name="ce1" office:value-type="float" office:value="1.13691731789362" calcext:value-type="float">
            <text:p>1.136917317893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35.034" calcext:value-type="float">
            <text:p>1619052435.034</text:p>
          </table:table-cell>
          <table:table-cell table:style-name="ce1" office:value-type="float" office:value="5.97900009155273" calcext:value-type="float">
            <text:p>5.97900009155273</text:p>
          </table:table-cell>
          <table:table-cell table:style-name="ce1" office:value-type="float" office:value="1.17076432393599" calcext:value-type="float">
            <text:p>1.170764323935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45.066" calcext:value-type="float">
            <text:p>1619052445.066</text:p>
          </table:table-cell>
          <table:table-cell table:style-name="ce1" office:value-type="float" office:value="6.00099992752075" calcext:value-type="float">
            <text:p>6.00099992752075</text:p>
          </table:table-cell>
          <table:table-cell table:style-name="ce1" office:value-type="float" office:value="1.16647226871272" calcext:value-type="float">
            <text:p>1.166472268712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55.08" calcext:value-type="float">
            <text:p>1619052455.08</text:p>
          </table:table-cell>
          <table:table-cell table:style-name="ce1" office:value-type="float" office:value="6.08899998664856" calcext:value-type="float">
            <text:p>6.08899998664856</text:p>
          </table:table-cell>
          <table:table-cell table:style-name="ce1" office:value-type="float" office:value="1.1496140606584" calcext:value-type="float">
            <text:p>1.14961406065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65.136" calcext:value-type="float">
            <text:p>1619052465.136</text:p>
          </table:table-cell>
          <table:table-cell table:style-name="ce1" office:value-type="float" office:value="5.90700006484985" calcext:value-type="float">
            <text:p>5.90700006484985</text:p>
          </table:table-cell>
          <table:table-cell table:style-name="ce1" office:value-type="float" office:value="1.1850346915779" calcext:value-type="float">
            <text:p>1.18503469157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74.976" calcext:value-type="float">
            <text:p>1619052474.976</text:p>
          </table:table-cell>
          <table:table-cell table:style-name="ce1" office:value-type="float" office:value="6.08299994468689" calcext:value-type="float">
            <text:p>6.08299994468689</text:p>
          </table:table-cell>
          <table:table-cell table:style-name="ce1" office:value-type="float" office:value="1.15074799665484" calcext:value-type="float">
            <text:p>1.150747996654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85.009" calcext:value-type="float">
            <text:p>1619052485.009</text:p>
          </table:table-cell>
          <table:table-cell table:style-name="ce1" office:value-type="float" office:value="6.1119999885559" calcext:value-type="float">
            <text:p>6.1119999885559</text:p>
          </table:table-cell>
          <table:table-cell table:style-name="ce1" office:value-type="float" office:value="1.14528796025961" calcext:value-type="float">
            <text:p>1.145287960259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495.089" calcext:value-type="float">
            <text:p>1619052495.089</text:p>
          </table:table-cell>
          <table:table-cell table:style-name="ce1" office:value-type="float" office:value="6.03699994087219" calcext:value-type="float">
            <text:p>6.03699994087219</text:p>
          </table:table-cell>
          <table:table-cell table:style-name="ce1" office:value-type="float" office:value="1.15951632740759" calcext:value-type="float">
            <text:p>1.159516327407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505.026" calcext:value-type="float">
            <text:p>1619052505.026</text:p>
          </table:table-cell>
          <table:table-cell table:style-name="ce1" office:value-type="float" office:value="5.38899993896484" calcext:value-type="float">
            <text:p>5.38899993896484</text:p>
          </table:table-cell>
          <table:table-cell table:style-name="ce1" office:value-type="float" office:value="0.927815931829539" calcext:value-type="float">
            <text:p>0.9278159318295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514.383" calcext:value-type="float">
            <text:p>1619052514.383</text:p>
          </table:table-cell>
          <table:table-cell table:style-name="ce1" office:value-type="float" office:value="6.37300014495849" calcext:value-type="float">
            <text:p>6.37300014495849</text:p>
          </table:table-cell>
          <table:table-cell table:style-name="ce1" office:value-type="float" office:value="0.941471812886499" calcext:value-type="float">
            <text:p>0.9414718128864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2524.014" calcext:value-type="float">
            <text:p>1619052524.014</text:p>
          </table:table-cell>
          <table:table-cell table:style-name="ce1" office:value-type="float" office:value="5.25399994850158" calcext:value-type="float">
            <text:p>5.25399994850158</text:p>
          </table:table-cell>
          <table:table-cell table:style-name="ce1" office:value-type="float" office:value="3.61629238413272" calcext:value-type="float">
            <text:p>3.616292384132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532.38" calcext:value-type="float">
            <text:p>1619052532.38</text:p>
          </table:table-cell>
          <table:table-cell table:style-name="ce1" office:value-type="float" office:value="5.33999991416931" calcext:value-type="float">
            <text:p>5.33999991416931</text:p>
          </table:table-cell>
          <table:table-cell table:style-name="ce1" office:value-type="float" office:value="0.936329603064759" calcext:value-type="float">
            <text:p>0.9363296030647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541.572" calcext:value-type="float">
            <text:p>1619052541.572</text:p>
          </table:table-cell>
          <table:table-cell table:style-name="ce1" office:value-type="float" office:value="5.26600003242492" calcext:value-type="float">
            <text:p>5.26600003242492</text:p>
          </table:table-cell>
          <table:table-cell table:style-name="ce1" office:value-type="float" office:value="0.949487271024106" calcext:value-type="float">
            <text:p>0.9494872710241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550.715" calcext:value-type="float">
            <text:p>1619052550.7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2559.006" calcext:value-type="float">
            <text:p>1619052559.006</text:p>
          </table:table-cell>
          <table:table-cell table:style-name="ce1" office:value-type="float" office:value="5.27200007438659" calcext:value-type="float">
            <text:p>5.27200007438659</text:p>
          </table:table-cell>
          <table:table-cell table:style-name="ce1" office:value-type="float" office:value="3.60394532092465" calcext:value-type="float">
            <text:p>3.603945320924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567.376" calcext:value-type="float">
            <text:p>1619052567.376</text:p>
          </table:table-cell>
          <table:table-cell table:style-name="ce1" office:value-type="float" office:value="5.36100006103515" calcext:value-type="float">
            <text:p>5.36100006103515</text:p>
          </table:table-cell>
          <table:table-cell table:style-name="ce1" office:value-type="float" office:value="0.932661806206834" calcext:value-type="float">
            <text:p>0.9326618062068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576.855" calcext:value-type="float">
            <text:p>1619052576.855</text:p>
          </table:table-cell>
          <table:table-cell table:style-name="ce1" office:value-type="float" office:value="5.40199995040893" calcext:value-type="float">
            <text:p>5.40199995040893</text:p>
          </table:table-cell>
          <table:table-cell table:style-name="ce1" office:value-type="float" office:value="0.925583125860913" calcext:value-type="float">
            <text:p>0.9255831258609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586.247" calcext:value-type="float">
            <text:p>1619052586.247</text:p>
          </table:table-cell>
          <table:table-cell table:style-name="ce1" office:value-type="float" office:value="6.16199994087219" calcext:value-type="float">
            <text:p>6.16199994087219</text:p>
          </table:table-cell>
          <table:table-cell table:style-name="ce1" office:value-type="float" office:value="0.973709843812614" calcext:value-type="float">
            <text:p>0.9737098438126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2595.999" calcext:value-type="float">
            <text:p>1619052595.999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3.58351582583416" calcext:value-type="float">
            <text:p>3.583515825834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604.103" calcext:value-type="float">
            <text:p>1619052604.103</text:p>
          </table:table-cell>
          <table:table-cell table:style-name="ce1" office:value-type="float" office:value="5.39499998092651" calcext:value-type="float">
            <text:p>5.39499998092651</text:p>
          </table:table-cell>
          <table:table-cell table:style-name="ce1" office:value-type="float" office:value="0.926784062590732" calcext:value-type="float">
            <text:p>0.9267840625907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613.458" calcext:value-type="float">
            <text:p>1619052613.458</text:p>
          </table:table-cell>
          <table:table-cell table:style-name="ce1" office:value-type="float" office:value="5.36599993705749" calcext:value-type="float">
            <text:p>5.36599993705749</text:p>
          </table:table-cell>
          <table:table-cell table:style-name="ce1" office:value-type="float" office:value="0.931792780217922" calcext:value-type="float">
            <text:p>0.9317927802179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622.749" calcext:value-type="float">
            <text:p>1619052622.749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0.988337613148678" calcext:value-type="float">
            <text:p>0.9883376131486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2631.294" calcext:value-type="float">
            <text:p>1619052631.294</text:p>
          </table:table-cell>
          <table:table-cell table:style-name="ce1" office:value-type="float" office:value="5.27400016784668" calcext:value-type="float">
            <text:p>5.27400016784668</text:p>
          </table:table-cell>
          <table:table-cell table:style-name="ce1" office:value-type="float" office:value="3.60257857324974" calcext:value-type="float">
            <text:p>3.602578573249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639.662" calcext:value-type="float">
            <text:p>1619052639.662</text:p>
          </table:table-cell>
          <table:table-cell table:style-name="ce1" office:value-type="float" office:value="5.25600004196167" calcext:value-type="float">
            <text:p>5.25600004196167</text:p>
          </table:table-cell>
          <table:table-cell table:style-name="ce1" office:value-type="float" office:value="0.951293751918212" calcext:value-type="float">
            <text:p>0.951293751918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648.829" calcext:value-type="float">
            <text:p>1619052648.829</text:p>
          </table:table-cell>
          <table:table-cell table:style-name="ce1" office:value-type="float" office:value="5.97099995613098" calcext:value-type="float">
            <text:p>5.97099995613098</text:p>
          </table:table-cell>
          <table:table-cell table:style-name="ce1" office:value-type="float" office:value="1.17233295116883" calcext:value-type="float">
            <text:p>1.172332951168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658.672" calcext:value-type="float">
            <text:p>1619052658.672</text:p>
          </table:table-cell>
          <table:table-cell table:style-name="ce1" office:value-type="float" office:value="6.07100009918212" calcext:value-type="float">
            <text:p>6.07100009918212</text:p>
          </table:table-cell>
          <table:table-cell table:style-name="ce1" office:value-type="float" office:value="1.15302254746182" calcext:value-type="float">
            <text:p>1.153022547461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668.599" calcext:value-type="float">
            <text:p>1619052668.599</text:p>
          </table:table-cell>
          <table:table-cell table:style-name="ce1" office:value-type="float" office:value="6.02800011634826" calcext:value-type="float">
            <text:p>6.02800011634826</text:p>
          </table:table-cell>
          <table:table-cell table:style-name="ce1" office:value-type="float" office:value="1.16124748919888" calcext:value-type="float">
            <text:p>1.161247489198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678.489" calcext:value-type="float">
            <text:p>1619052678.489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1.18882506075493" calcext:value-type="float">
            <text:p>1.188825060754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687.433" calcext:value-type="float">
            <text:p>1619052687.433</text:p>
          </table:table-cell>
          <table:table-cell table:style-name="ce1" office:value-type="float" office:value="5.98199987411499" calcext:value-type="float">
            <text:p>5.98199987411499</text:p>
          </table:table-cell>
          <table:table-cell table:style-name="ce1" office:value-type="float" office:value="1.17017722288662" calcext:value-type="float">
            <text:p>1.170177222886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697.37" calcext:value-type="float">
            <text:p>1619052697.37</text:p>
          </table:table-cell>
          <table:table-cell table:style-name="ce1" office:value-type="float" office:value="5.90100002288818" calcext:value-type="float">
            <text:p>5.90100002288818</text:p>
          </table:table-cell>
          <table:table-cell table:style-name="ce1" office:value-type="float" office:value="1.18623961580225" calcext:value-type="float">
            <text:p>1.186239615802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707.098" calcext:value-type="float">
            <text:p>1619052707.098</text:p>
          </table:table-cell>
          <table:table-cell table:style-name="ce1" office:value-type="float" office:value="6.03200006484985" calcext:value-type="float">
            <text:p>6.03200006484985</text:p>
          </table:table-cell>
          <table:table-cell table:style-name="ce1" office:value-type="float" office:value="1.16047744110464" calcext:value-type="float">
            <text:p>1.160477441104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717.013" calcext:value-type="float">
            <text:p>1619052717.013</text:p>
          </table:table-cell>
          <table:table-cell table:style-name="ce1" office:value-type="float" office:value="5.91000008583068" calcext:value-type="float">
            <text:p>5.91000008583068</text:p>
          </table:table-cell>
          <table:table-cell table:style-name="ce1" office:value-type="float" office:value="1.18443314692712" calcext:value-type="float">
            <text:p>1.184433146927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726.8" calcext:value-type="float">
            <text:p>1619052726.8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1.18086988666413" calcext:value-type="float">
            <text:p>1.18086988666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735.875" calcext:value-type="float">
            <text:p>1619052735.875</text:p>
          </table:table-cell>
          <table:table-cell table:style-name="ce1" office:value-type="float" office:value="6.05299997329711" calcext:value-type="float">
            <text:p>6.05299997329711</text:p>
          </table:table-cell>
          <table:table-cell table:style-name="ce1" office:value-type="float" office:value="1.15645135154148" calcext:value-type="float">
            <text:p>1.156451351541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745.849" calcext:value-type="float">
            <text:p>1619052745.849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.19379227470677" calcext:value-type="float">
            <text:p>1.193792274706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754.826" calcext:value-type="float">
            <text:p>1619052754.826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.19450527527805" calcext:value-type="float">
            <text:p>1.194505275278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763.827" calcext:value-type="float">
            <text:p>1619052763.827</text:p>
          </table:table-cell>
          <table:table-cell table:style-name="ce1" office:value-type="float" office:value="6.12300014495849" calcext:value-type="float">
            <text:p>6.12300014495849</text:p>
          </table:table-cell>
          <table:table-cell table:style-name="ce1" office:value-type="float" office:value="1.14323041552817" calcext:value-type="float">
            <text:p>1.14323041552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773.921" calcext:value-type="float">
            <text:p>1619052773.921</text:p>
          </table:table-cell>
          <table:table-cell table:style-name="ce1" office:value-type="float" office:value="6.07299995422363" calcext:value-type="float">
            <text:p>6.07299995422363</text:p>
          </table:table-cell>
          <table:table-cell table:style-name="ce1" office:value-type="float" office:value="1.15264285406945" calcext:value-type="float">
            <text:p>1.152642854069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783.937" calcext:value-type="float">
            <text:p>1619052783.937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1.17970901307552" calcext:value-type="float">
            <text:p>1.179709013075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793.119" calcext:value-type="float">
            <text:p>1619052793.119</text:p>
          </table:table-cell>
          <table:table-cell table:style-name="ce1" office:value-type="float" office:value="6.06700015068054" calcext:value-type="float">
            <text:p>6.06700015068054</text:p>
          </table:table-cell>
          <table:table-cell table:style-name="ce1" office:value-type="float" office:value="1.1537827305336" calcext:value-type="float">
            <text:p>1.15378273053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803.066" calcext:value-type="float">
            <text:p>1619052803.066</text:p>
          </table:table-cell>
          <table:table-cell table:style-name="ce1" office:value-type="float" office:value="5.33899998664856" calcext:value-type="float">
            <text:p>5.33899998664856</text:p>
          </table:table-cell>
          <table:table-cell table:style-name="ce1" office:value-type="float" office:value="0.93650496581826" calcext:value-type="float">
            <text:p>0.936504965818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812.266" calcext:value-type="float">
            <text:p>1619052812.266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0.994431209504878" calcext:value-type="float">
            <text:p>0.9944312095048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2820.72" calcext:value-type="float">
            <text:p>1619052820.72</text:p>
          </table:table-cell>
          <table:table-cell table:style-name="ce1" office:value-type="float" office:value="5.2519998550415" calcext:value-type="float">
            <text:p>5.2519998550415</text:p>
          </table:table-cell>
          <table:table-cell table:style-name="ce1" office:value-type="float" office:value="3.61766955910356" calcext:value-type="float">
            <text:p>3.617669559103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829.055" calcext:value-type="float">
            <text:p>1619052829.055</text:p>
          </table:table-cell>
          <table:table-cell table:style-name="ce1" office:value-type="float" office:value="5.15100002288818" calcext:value-type="float">
            <text:p>5.15100002288818</text:p>
          </table:table-cell>
          <table:table-cell table:style-name="ce1" office:value-type="float" office:value="0.970685299511313" calcext:value-type="float">
            <text:p>0.9706852995113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837.994" calcext:value-type="float">
            <text:p>1619052837.994</text:p>
          </table:table-cell>
          <table:table-cell table:style-name="ce1" office:value-type="float" office:value="5.32700014114379" calcext:value-type="float">
            <text:p>5.32700014114379</text:p>
          </table:table-cell>
          <table:table-cell table:style-name="ce1" office:value-type="float" office:value="0.938614579973788" calcext:value-type="float">
            <text:p>0.9386145799737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847.234" calcext:value-type="float">
            <text:p>1619052847.234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0.998801429901842" calcext:value-type="float">
            <text:p>0.9988014299018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2855.762" calcext:value-type="float">
            <text:p>1619052855.762</text:p>
          </table:table-cell>
          <table:table-cell table:style-name="ce1" office:value-type="float" office:value="5.24799990653991" calcext:value-type="float">
            <text:p>5.24799990653991</text:p>
          </table:table-cell>
          <table:table-cell table:style-name="ce1" office:value-type="float" office:value="3.6204268937434" calcext:value-type="float">
            <text:p>3.62042689374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864.075" calcext:value-type="float">
            <text:p>1619052864.075</text:p>
          </table:table-cell>
          <table:table-cell table:style-name="ce1" office:value-type="float" office:value="5.34899997711181" calcext:value-type="float">
            <text:p>5.34899997711181</text:p>
          </table:table-cell>
          <table:table-cell table:style-name="ce1" office:value-type="float" office:value="0.93475416365579" calcext:value-type="float">
            <text:p>0.934754163655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873.332" calcext:value-type="float">
            <text:p>1619052873.332</text:p>
          </table:table-cell>
          <table:table-cell table:style-name="ce1" office:value-type="float" office:value="5.98600006103515" calcext:value-type="float">
            <text:p>5.98600006103515</text:p>
          </table:table-cell>
          <table:table-cell table:style-name="ce1" office:value-type="float" office:value="1.16939524367286" calcext:value-type="float">
            <text:p>1.169395243672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883.422" calcext:value-type="float">
            <text:p>1619052883.422</text:p>
          </table:table-cell>
          <table:table-cell table:style-name="ce1" office:value-type="float" office:value="5.93500018119812" calcext:value-type="float">
            <text:p>5.93500018119812</text:p>
          </table:table-cell>
          <table:table-cell table:style-name="ce1" office:value-type="float" office:value="1.17944394040218" calcext:value-type="float">
            <text:p>1.179443940402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893.192" calcext:value-type="float">
            <text:p>1619052893.192</text:p>
          </table:table-cell>
          <table:table-cell table:style-name="ce1" office:value-type="float" office:value="6.06900000572204" calcext:value-type="float">
            <text:p>6.06900000572204</text:p>
          </table:table-cell>
          <table:table-cell table:style-name="ce1" office:value-type="float" office:value="1.15340253639811" calcext:value-type="float">
            <text:p>1.153402536398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903.2" calcext:value-type="float">
            <text:p>1619052903.2</text:p>
          </table:table-cell>
          <table:table-cell table:style-name="ce1" office:value-type="float" office:value="5.92400002479553" calcext:value-type="float">
            <text:p>5.92400002479553</text:p>
          </table:table-cell>
          <table:table-cell table:style-name="ce1" office:value-type="float" office:value="1.18163402611423" calcext:value-type="float">
            <text:p>1.18163402611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912.984" calcext:value-type="float">
            <text:p>1619052912.984</text:p>
          </table:table-cell>
          <table:table-cell table:style-name="ce1" office:value-type="float" office:value="6.11100006103515" calcext:value-type="float">
            <text:p>6.11100006103515</text:p>
          </table:table-cell>
          <table:table-cell table:style-name="ce1" office:value-type="float" office:value="1.14547536083877" calcext:value-type="float">
            <text:p>1.145475360838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2923.015" calcext:value-type="float">
            <text:p>1619052923.015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1.17901356174917" calcext:value-type="float">
            <text:p>1.179013561749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932.034" calcext:value-type="float">
            <text:p>1619052932.034</text:p>
          </table:table-cell>
          <table:table-cell table:style-name="ce1" office:value-type="float" office:value="6.06200003623962" calcext:value-type="float">
            <text:p>6.06200003623962</text:p>
          </table:table-cell>
          <table:table-cell table:style-name="ce1" office:value-type="float" office:value="1.15473440418225" calcext:value-type="float">
            <text:p>1.154734404182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2941.984" calcext:value-type="float">
            <text:p>1619052941.984</text:p>
          </table:table-cell>
          <table:table-cell table:style-name="ce1" office:value-type="float" office:value="5.94000005722045" calcext:value-type="float">
            <text:p>5.94000005722045</text:p>
          </table:table-cell>
          <table:table-cell table:style-name="ce1" office:value-type="float" office:value="1.17845116709907" calcext:value-type="float">
            <text:p>1.178451167099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951.856" calcext:value-type="float">
            <text:p>1619052951.856</text:p>
          </table:table-cell>
          <table:table-cell table:style-name="ce1" office:value-type="float" office:value="5.31299996376037" calcext:value-type="float">
            <text:p>5.31299996376037</text:p>
          </table:table-cell>
          <table:table-cell table:style-name="ce1" office:value-type="float" office:value="0.941087904028735" calcext:value-type="float">
            <text:p>0.9410879040287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961.031" calcext:value-type="float">
            <text:p>1619052961.031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0.98638784658825" calcext:value-type="float">
            <text:p>0.98638784658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2969.405" calcext:value-type="float">
            <text:p>1619052969.405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3.58208948425578" calcext:value-type="float">
            <text:p>3.582089484255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977.521" calcext:value-type="float">
            <text:p>1619052977.521</text:p>
          </table:table-cell>
          <table:table-cell table:style-name="ce1" office:value-type="float" office:value="5.2900002002716" calcext:value-type="float">
            <text:p>5.2900002002716</text:p>
          </table:table-cell>
          <table:table-cell table:style-name="ce1" office:value-type="float" office:value="0.945179548337877" calcext:value-type="float">
            <text:p>0.9451795483378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986.67" calcext:value-type="float">
            <text:p>1619052986.67</text:p>
          </table:table-cell>
          <table:table-cell table:style-name="ce1" office:value-type="float" office:value="5.37800002098083" calcext:value-type="float">
            <text:p>5.37800002098083</text:p>
          </table:table-cell>
          <table:table-cell table:style-name="ce1" office:value-type="float" office:value="0.929713644569325" calcext:value-type="float">
            <text:p>0.9297136445693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2996.021" calcext:value-type="float">
            <text:p>1619052996.021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0.984445757778177" calcext:value-type="float">
            <text:p>0.9844457577781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004.56" calcext:value-type="float">
            <text:p>1619053004.56</text:p>
          </table:table-cell>
          <table:table-cell table:style-name="ce1" office:value-type="float" office:value="5.26699995994567" calcext:value-type="float">
            <text:p>5.26699995994567</text:p>
          </table:table-cell>
          <table:table-cell table:style-name="ce1" office:value-type="float" office:value="3.60736664979886" calcext:value-type="float">
            <text:p>3.607366649798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3012.924" calcext:value-type="float">
            <text:p>1619053012.924</text:p>
          </table:table-cell>
          <table:table-cell table:style-name="ce1" office:value-type="float" office:value="5.32599997520446" calcext:value-type="float">
            <text:p>5.32599997520446</text:p>
          </table:table-cell>
          <table:table-cell table:style-name="ce1" office:value-type="float" office:value="0.938790841772027" calcext:value-type="float">
            <text:p>0.9387908417720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3022.257" calcext:value-type="float">
            <text:p>1619053022.257</text:p>
          </table:table-cell>
          <table:table-cell table:style-name="ce1" office:value-type="float" office:value="5.95200014114379" calcext:value-type="float">
            <text:p>5.95200014114379</text:p>
          </table:table-cell>
          <table:table-cell table:style-name="ce1" office:value-type="float" office:value="1.17607524092813" calcext:value-type="float">
            <text:p>1.176075240928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3032.138" calcext:value-type="float">
            <text:p>1619053032.138</text:p>
          </table:table-cell>
          <table:table-cell table:style-name="ce1" office:value-type="float" office:value="5.91700005531311" calcext:value-type="float">
            <text:p>5.91700005531311</text:p>
          </table:table-cell>
          <table:table-cell table:style-name="ce1" office:value-type="float" office:value="1.18303193080324" calcext:value-type="float">
            <text:p>1.183031930803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3041.939" calcext:value-type="float">
            <text:p>1619053041.939</text:p>
          </table:table-cell>
          <table:table-cell table:style-name="ce1" office:value-type="float" office:value="5.99500012397766" calcext:value-type="float">
            <text:p>5.99500012397766</text:p>
          </table:table-cell>
          <table:table-cell table:style-name="ce1" office:value-type="float" office:value="1.16763967560279" calcext:value-type="float">
            <text:p>1.167639675602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3051.828" calcext:value-type="float">
            <text:p>1619053051.828</text:p>
          </table:table-cell>
          <table:table-cell table:style-name="ce1" office:value-type="float" office:value="5.8989999294281" calcext:value-type="float">
            <text:p>5.8989999294281</text:p>
          </table:table-cell>
          <table:table-cell table:style-name="ce1" office:value-type="float" office:value="1.18664181789177" calcext:value-type="float">
            <text:p>1.186641817891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3061.642" calcext:value-type="float">
            <text:p>1619053061.642</text:p>
          </table:table-cell>
          <table:table-cell table:style-name="ce1" office:value-type="float" office:value="5.13499999046325" calcext:value-type="float">
            <text:p>5.13499999046325</text:p>
          </table:table-cell>
          <table:table-cell table:style-name="ce1" office:value-type="float" office:value="1.16845180353324" calcext:value-type="float">
            <text:p>1.168451803533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3070.788" calcext:value-type="float">
            <text:p>1619053070.788</text:p>
          </table:table-cell>
          <table:table-cell table:style-name="ce1" office:value-type="float" office:value="6.09599995613098" calcext:value-type="float">
            <text:p>6.09599995613098</text:p>
          </table:table-cell>
          <table:table-cell table:style-name="ce1" office:value-type="float" office:value="1.14829397151813" calcext:value-type="float">
            <text:p>1.148293971518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3080.882" calcext:value-type="float">
            <text:p>1619053080.882</text:p>
          </table:table-cell>
          <table:table-cell table:style-name="ce1" office:value-type="float" office:value="6.05800008773803" calcext:value-type="float">
            <text:p>6.05800008773803</text:p>
          </table:table-cell>
          <table:table-cell table:style-name="ce1" office:value-type="float" office:value="1.1554968469163" calcext:value-type="float">
            <text:p>1.15549684691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3090.899" calcext:value-type="float">
            <text:p>1619053090.899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.18835412369461" calcext:value-type="float">
            <text:p>1.18835412369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3099.831" calcext:value-type="float">
            <text:p>1619053099.831</text:p>
          </table:table-cell>
          <table:table-cell table:style-name="ce1" office:value-type="float" office:value="6.14599990844726" calcext:value-type="float">
            <text:p>6.14599990844726</text:p>
          </table:table-cell>
          <table:table-cell table:style-name="ce1" office:value-type="float" office:value="2.11519690752555" calcext:value-type="float">
            <text:p>2.115196907525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3109.897" calcext:value-type="float">
            <text:p>1619053109.897</text:p>
          </table:table-cell>
          <table:table-cell table:style-name="ce1" office:value-type="float" office:value="5.48799991607666" calcext:value-type="float">
            <text:p>5.48799991607666</text:p>
          </table:table-cell>
          <table:table-cell table:style-name="ce1" office:value-type="float" office:value="2.36880470094715" calcext:value-type="float">
            <text:p>2.368804700947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053118.637" calcext:value-type="float">
            <text:p>1619053118.637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11.9784392297723" calcext:value-type="float">
            <text:p>11.97843922977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3126.795" calcext:value-type="float">
            <text:p>1619053126.795</text:p>
          </table:table-cell>
          <table:table-cell table:style-name="ce1" office:value-type="float" office:value="5.1579999923706" calcext:value-type="float">
            <text:p>5.1579999923706</text:p>
          </table:table-cell>
          <table:table-cell table:style-name="ce1" office:value-type="float" office:value="2.52035673114168" calcext:value-type="float">
            <text:p>2.520356731141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135.795" calcext:value-type="float">
            <text:p>1619053135.795</text:p>
          </table:table-cell>
          <table:table-cell table:style-name="ce1" office:value-type="float" office:value="5.40599989891052" calcext:value-type="float">
            <text:p>5.40599989891052</text:p>
          </table:table-cell>
          <table:table-cell table:style-name="ce1" office:value-type="float" office:value="3.51461345824832" calcext:value-type="float">
            <text:p>3.514613458248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053144.925" calcext:value-type="float">
            <text:p>1619053144.925</text:p>
          </table:table-cell>
          <table:table-cell table:style-name="ce1" office:value-type="float" office:value="5.50300002098083" calcext:value-type="float">
            <text:p>5.50300002098083</text:p>
          </table:table-cell>
          <table:table-cell table:style-name="ce1" office:value-type="float" office:value="2.18062873964175" calcext:value-type="float">
            <text:p>2.18062873964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053153.467" calcext:value-type="float">
            <text:p>1619053153.467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2.0458138447091" calcext:value-type="float">
            <text:p>12.04581384470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3161.66" calcext:value-type="float">
            <text:p>1619053161.66</text:p>
          </table:table-cell>
          <table:table-cell table:style-name="ce1" office:value-type="float" office:value="5.07799983024597" calcext:value-type="float">
            <text:p>5.07799983024597</text:p>
          </table:table-cell>
          <table:table-cell table:style-name="ce1" office:value-type="float" office:value="2.56006310251694" calcext:value-type="float">
            <text:p>2.56006310251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3170.652" calcext:value-type="float">
            <text:p>1619053170.652</text:p>
          </table:table-cell>
          <table:table-cell table:style-name="ce1" office:value-type="float" office:value="5.21200013160705" calcext:value-type="float">
            <text:p>5.21200013160705</text:p>
          </table:table-cell>
          <table:table-cell table:style-name="ce1" office:value-type="float" office:value="4.22102828942496" calcext:value-type="float">
            <text:p>4.221028289424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3179.673" calcext:value-type="float">
            <text:p>1619053179.673</text:p>
          </table:table-cell>
          <table:table-cell table:style-name="ce1" office:value-type="float" office:value="5.04899978637695" calcext:value-type="float">
            <text:p>5.04899978637695</text:p>
          </table:table-cell>
          <table:table-cell table:style-name="ce1" office:value-type="float" office:value="3.9611805993661" calcext:value-type="float">
            <text:p>3.96118059936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3188.236" calcext:value-type="float">
            <text:p>1619053188.236</text:p>
          </table:table-cell>
          <table:table-cell table:style-name="ce1" office:value-type="float" office:value="5.125" calcext:value-type="float">
            <text:p>5.125</text:p>
          </table:table-cell>
          <table:table-cell table:style-name="ce1" office:value-type="float" office:value="3.90243902439024" calcext:value-type="float">
            <text:p>3.902439024390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53197.139" calcext:value-type="float">
            <text:p>1619053197.139</text:p>
          </table:table-cell>
          <table:table-cell table:style-name="ce1" office:value-type="float" office:value="5.89199995994567" calcext:value-type="float">
            <text:p>5.89199995994567</text:p>
          </table:table-cell>
          <table:table-cell table:style-name="ce1" office:value-type="float" office:value="5.26137138675163" calcext:value-type="float">
            <text:p>5.261371386751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206.367" calcext:value-type="float">
            <text:p>1619053206.367</text:p>
          </table:table-cell>
          <table:table-cell table:style-name="ce1" office:value-type="float" office:value="5.38699984550476" calcext:value-type="float">
            <text:p>5.38699984550476</text:p>
          </table:table-cell>
          <table:table-cell table:style-name="ce1" office:value-type="float" office:value="3.527009568388" calcext:value-type="float">
            <text:p>3.5270095683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3215.487" calcext:value-type="float">
            <text:p>1619053215.487</text:p>
          </table:table-cell>
          <table:table-cell table:style-name="ce1" office:value-type="float" office:value="5.22600007057189" calcext:value-type="float">
            <text:p>5.22600007057189</text:p>
          </table:table-cell>
          <table:table-cell table:style-name="ce1" office:value-type="float" office:value="4.4010715058186" calcext:value-type="float">
            <text:p>4.4010715058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053224.544" calcext:value-type="float">
            <text:p>1619053224.544</text:p>
          </table:table-cell>
          <table:table-cell table:style-name="ce1" office:value-type="float" office:value="5.28800010681152" calcext:value-type="float">
            <text:p>5.28800010681152</text:p>
          </table:table-cell>
          <table:table-cell table:style-name="ce1" office:value-type="float" office:value="5.10590004815261" calcext:value-type="float">
            <text:p>5.105900048152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53233.522" calcext:value-type="float">
            <text:p>1619053233.522</text:p>
          </table:table-cell>
          <table:table-cell table:style-name="ce1" office:value-type="float" office:value="5.64699983596801" calcext:value-type="float">
            <text:p>5.64699983596801</text:p>
          </table:table-cell>
          <table:table-cell table:style-name="ce1" office:value-type="float" office:value="4.95838512720625" calcext:value-type="float">
            <text:p>4.958385127206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053242.464" calcext:value-type="float">
            <text:p>1619053242.464</text:p>
          </table:table-cell>
          <table:table-cell table:style-name="ce1" office:value-type="float" office:value="5.1489999294281" calcext:value-type="float">
            <text:p>5.1489999294281</text:p>
          </table:table-cell>
          <table:table-cell table:style-name="ce1" office:value-type="float" office:value="2.71897459543274" calcext:value-type="float">
            <text:p>2.718974595432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3251.485" calcext:value-type="float">
            <text:p>1619053251.485</text:p>
          </table:table-cell>
          <table:table-cell table:style-name="ce1" office:value-type="float" office:value="5.28000020980835" calcext:value-type="float">
            <text:p>5.28000020980835</text:p>
          </table:table-cell>
          <table:table-cell table:style-name="ce1" office:value-type="float" office:value="2.0833332505491" calcext:value-type="float">
            <text:p>2.0833332505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3260.319" calcext:value-type="float">
            <text:p>1619053260.319</text:p>
          </table:table-cell>
          <table:table-cell table:style-name="ce1" office:value-type="float" office:value="5.2130000591278" calcext:value-type="float">
            <text:p>5.2130000591278</text:p>
          </table:table-cell>
          <table:table-cell table:style-name="ce1" office:value-type="float" office:value="3.83656239653797" calcext:value-type="float">
            <text:p>3.83656239653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3269.588" calcext:value-type="float">
            <text:p>1619053269.588</text:p>
          </table:table-cell>
          <table:table-cell table:style-name="ce1" office:value-type="float" office:value="6.52999997138977" calcext:value-type="float">
            <text:p>6.52999997138977</text:p>
          </table:table-cell>
          <table:table-cell table:style-name="ce1" office:value-type="float" office:value="1.53139357485658" calcext:value-type="float">
            <text:p>1.531393574856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3280.18" calcext:value-type="float">
            <text:p>1619053280.18</text:p>
          </table:table-cell>
          <table:table-cell table:style-name="ce1" office:value-type="float" office:value="5.07799983024597" calcext:value-type="float">
            <text:p>5.07799983024597</text:p>
          </table:table-cell>
          <table:table-cell table:style-name="ce1" office:value-type="float" office:value="4.52934241214535" calcext:value-type="float">
            <text:p>4.529342412145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3289.186" calcext:value-type="float">
            <text:p>1619053289.186</text:p>
          </table:table-cell>
          <table:table-cell table:style-name="ce1" office:value-type="float" office:value="5.31799983978271" calcext:value-type="float">
            <text:p>5.31799983978271</text:p>
          </table:table-cell>
          <table:table-cell table:style-name="ce1" office:value-type="float" office:value="1.8804062243839" calcext:value-type="float">
            <text:p>1.8804062243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298.088" calcext:value-type="float">
            <text:p>1619053298.088</text:p>
          </table:table-cell>
          <table:table-cell table:style-name="ce1" office:value-type="float" office:value="5.25600004196167" calcext:value-type="float">
            <text:p>5.25600004196167</text:p>
          </table:table-cell>
          <table:table-cell table:style-name="ce1" office:value-type="float" office:value="3.6149162572892" calcext:value-type="float">
            <text:p>3.61491625728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3307.113" calcext:value-type="float">
            <text:p>1619053307.113</text:p>
          </table:table-cell>
          <table:table-cell table:style-name="ce1" office:value-type="float" office:value="5.61400008201599" calcext:value-type="float">
            <text:p>5.61400008201599</text:p>
          </table:table-cell>
          <table:table-cell table:style-name="ce1" office:value-type="float" office:value="1.95938721754522" calcext:value-type="float">
            <text:p>1.959387217545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053316.774" calcext:value-type="float">
            <text:p>1619053316.774</text:p>
          </table:table-cell>
          <table:table-cell table:style-name="ce1" office:value-type="float" office:value="5.09400010108947" calcext:value-type="float">
            <text:p>5.09400010108947</text:p>
          </table:table-cell>
          <table:table-cell table:style-name="ce1" office:value-type="float" office:value="13.3490378191112" calcext:value-type="float">
            <text:p>13.34903781911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3325.154" calcext:value-type="float">
            <text:p>1619053325.154</text:p>
          </table:table-cell>
          <table:table-cell table:style-name="ce1" office:value-type="float" office:value="5.31500005722045" calcext:value-type="float">
            <text:p>5.31500005722045</text:p>
          </table:table-cell>
          <table:table-cell table:style-name="ce1" office:value-type="float" office:value="3.76293504885853" calcext:value-type="float">
            <text:p>3.762935048858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053334.424" calcext:value-type="float">
            <text:p>1619053334.424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1.2804275284424" calcext:value-type="float">
            <text:p>11.28042752844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53342.855" calcext:value-type="float">
            <text:p>1619053342.855</text:p>
          </table:table-cell>
          <table:table-cell table:style-name="ce1" office:value-type="float" office:value="5.96499991416931" calcext:value-type="float">
            <text:p>5.96499991416931</text:p>
          </table:table-cell>
          <table:table-cell table:style-name="ce1" office:value-type="float" office:value="4.69404868447501" calcext:value-type="float">
            <text:p>4.694048684475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053352.187" calcext:value-type="float">
            <text:p>1619053352.187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3.6390590614517" calcext:value-type="float">
            <text:p>13.63905906145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360.598" calcext:value-type="float">
            <text:p>1619053360.598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3.72841447479628" calcext:value-type="float">
            <text:p>3.728414474796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053369.493" calcext:value-type="float">
            <text:p>1619053369.493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1.36816926483" calcext:value-type="float">
            <text:p>11.368169264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053377.918" calcext:value-type="float">
            <text:p>1619053377.918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5.3139144899886" calcext:value-type="float">
            <text:p>5.31391448998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3386.638" calcext:value-type="float">
            <text:p>1619053386.638</text:p>
          </table:table-cell>
          <table:table-cell table:style-name="ce1" office:value-type="float" office:value="5.32200002670288" calcext:value-type="float">
            <text:p>5.32200002670288</text:p>
          </table:table-cell>
          <table:table-cell table:style-name="ce1" office:value-type="float" office:value="2.44269070551918" calcext:value-type="float">
            <text:p>2.442690705519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3395.528" calcext:value-type="float">
            <text:p>1619053395.528</text:p>
          </table:table-cell>
          <table:table-cell table:style-name="ce1" office:value-type="float" office:value="5.09799981117248" calcext:value-type="float">
            <text:p>5.09799981117248</text:p>
          </table:table-cell>
          <table:table-cell table:style-name="ce1" office:value-type="float" office:value="1.96155362306694" calcext:value-type="float">
            <text:p>1.96155362306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619053403.887" calcext:value-type="float">
            <text:p>1619053403.887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7.2739981435609" calcext:value-type="float">
            <text:p>57.27399814356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3411.86" calcext:value-type="float">
            <text:p>1619053411.86</text:p>
          </table:table-cell>
          <table:table-cell table:style-name="ce1" office:value-type="float" office:value="6.04200005531311" calcext:value-type="float">
            <text:p>6.04200005531311</text:p>
          </table:table-cell>
          <table:table-cell table:style-name="ce1" office:value-type="float" office:value="2.48262162573294" calcext:value-type="float">
            <text:p>2.482621625732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422.259" calcext:value-type="float">
            <text:p>1619053422.259</text:p>
          </table:table-cell>
          <table:table-cell table:style-name="ce1" office:value-type="float" office:value="5.45199990272522" calcext:value-type="float">
            <text:p>5.45199990272522</text:p>
          </table:table-cell>
          <table:table-cell table:style-name="ce1" office:value-type="float" office:value="3.48495971001443" calcext:value-type="float">
            <text:p>3.484959710014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3431.583" calcext:value-type="float">
            <text:p>1619053431.583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2.17994450885536" calcext:value-type="float">
            <text:p>2.17994450885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053439.485" calcext:value-type="float">
            <text:p>1619053439.485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57.6616111653721" calcext:value-type="float">
            <text:p>57.66161116537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053447.445" calcext:value-type="float">
            <text:p>1619053447.445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2.76025235139852" calcext:value-type="float">
            <text:p>2.760252351398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456.15" calcext:value-type="float">
            <text:p>1619053456.15</text:p>
          </table:table-cell>
          <table:table-cell table:style-name="ce1" office:value-type="float" office:value="5.07099986076355" calcext:value-type="float">
            <text:p>5.07099986076355</text:p>
          </table:table-cell>
          <table:table-cell table:style-name="ce1" office:value-type="float" office:value="3.74679560672264" calcext:value-type="float">
            <text:p>3.746795606722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3465.024" calcext:value-type="float">
            <text:p>1619053465.024</text:p>
          </table:table-cell>
          <table:table-cell table:style-name="ce1" office:value-type="float" office:value="5.35400009155273" calcext:value-type="float">
            <text:p>5.35400009155273</text:p>
          </table:table-cell>
          <table:table-cell table:style-name="ce1" office:value-type="float" office:value="3.1751960607587" calcext:value-type="float">
            <text:p>3.17519606075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053473.736" calcext:value-type="float">
            <text:p>1619053473.736</text:p>
          </table:table-cell>
          <table:table-cell table:style-name="ce1" office:value-type="float" office:value="5.40100002288818" calcext:value-type="float">
            <text:p>5.40100002288818</text:p>
          </table:table-cell>
          <table:table-cell table:style-name="ce1" office:value-type="float" office:value="4.81392332712794" calcext:value-type="float">
            <text:p>4.813923327127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53482.736" calcext:value-type="float">
            <text:p>1619053482.736</text:p>
          </table:table-cell>
          <table:table-cell table:style-name="ce1" office:value-type="float" office:value="6.16899991035461" calcext:value-type="float">
            <text:p>6.16899991035461</text:p>
          </table:table-cell>
          <table:table-cell table:style-name="ce1" office:value-type="float" office:value="5.02512570116377" calcext:value-type="float">
            <text:p>5.025125701163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3492.476" calcext:value-type="float">
            <text:p>1619053492.476</text:p>
          </table:table-cell>
          <table:table-cell table:style-name="ce1" office:value-type="float" office:value="5.21599984169006" calcext:value-type="float">
            <text:p>5.21599984169006</text:p>
          </table:table-cell>
          <table:table-cell table:style-name="ce1" office:value-type="float" office:value="3.45092035013707" calcext:value-type="float">
            <text:p>3.450920350137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3501.157" calcext:value-type="float">
            <text:p>1619053501.157</text:p>
          </table:table-cell>
          <table:table-cell table:style-name="ce1" office:value-type="float" office:value="5.63899993896484" calcext:value-type="float">
            <text:p>5.63899993896484</text:p>
          </table:table-cell>
          <table:table-cell table:style-name="ce1" office:value-type="float" office:value="4.07873740892824" calcext:value-type="float">
            <text:p>4.078737408928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053510.337" calcext:value-type="float">
            <text:p>1619053510.337</text:p>
          </table:table-cell>
          <table:table-cell table:style-name="ce1" office:value-type="float" office:value="5.45600008964538" calcext:value-type="float">
            <text:p>5.45600008964538</text:p>
          </table:table-cell>
          <table:table-cell table:style-name="ce1" office:value-type="float" office:value="4.39882690719674" calcext:value-type="float">
            <text:p>4.398826907196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053519.495" calcext:value-type="float">
            <text:p>1619053519.495</text:p>
          </table:table-cell>
          <table:table-cell table:style-name="ce1" office:value-type="float" office:value="5.49100017547607" calcext:value-type="float">
            <text:p>5.49100017547607</text:p>
          </table:table-cell>
          <table:table-cell table:style-name="ce1" office:value-type="float" office:value="6.55618263513873" calcext:value-type="float">
            <text:p>6.556182635138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3528.38" calcext:value-type="float">
            <text:p>1619053528.38</text:p>
          </table:table-cell>
          <table:table-cell table:style-name="ce1" office:value-type="float" office:value="5.1049997806549" calcext:value-type="float">
            <text:p>5.1049997806549</text:p>
          </table:table-cell>
          <table:table-cell table:style-name="ce1" office:value-type="float" office:value="3.1341823090044" calcext:value-type="float">
            <text:p>3.13418230900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3537.489" calcext:value-type="float">
            <text:p>1619053537.489</text:p>
          </table:table-cell>
          <table:table-cell table:style-name="ce1" office:value-type="float" office:value="6.28900003433227" calcext:value-type="float">
            <text:p>6.28900003433227</text:p>
          </table:table-cell>
          <table:table-cell table:style-name="ce1" office:value-type="float" office:value="1.74908569565112" calcext:value-type="float">
            <text:p>1.749085695651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3547.701" calcext:value-type="float">
            <text:p>1619053547.701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4.18326694816523" calcext:value-type="float">
            <text:p>4.183266948165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3556.408" calcext:value-type="float">
            <text:p>1619053556.408</text:p>
          </table:table-cell>
          <table:table-cell table:style-name="ce1" office:value-type="float" office:value="5.72699999809265" calcext:value-type="float">
            <text:p>5.72699999809265</text:p>
          </table:table-cell>
          <table:table-cell table:style-name="ce1" office:value-type="float" office:value="1.92072638443574" calcext:value-type="float">
            <text:p>1.920726384435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3566.239" calcext:value-type="float">
            <text:p>1619053566.239</text:p>
          </table:table-cell>
          <table:table-cell table:style-name="ce1" office:value-type="float" office:value="5.29999995231628" calcext:value-type="float">
            <text:p>5.29999995231628</text:p>
          </table:table-cell>
          <table:table-cell table:style-name="ce1" office:value-type="float" office:value="3.96226418659159" calcext:value-type="float">
            <text:p>3.962264186591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3575.325" calcext:value-type="float">
            <text:p>1619053575.325</text:p>
          </table:table-cell>
          <table:table-cell table:style-name="ce1" office:value-type="float" office:value="5.68799996376037" calcext:value-type="float">
            <text:p>5.68799996376037</text:p>
          </table:table-cell>
          <table:table-cell table:style-name="ce1" office:value-type="float" office:value="1.93389593355901" calcext:value-type="float">
            <text:p>1.933895933559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584.714" calcext:value-type="float">
            <text:p>1619053584.714</text:p>
          </table:table-cell>
          <table:table-cell table:style-name="ce1" office:value-type="float" office:value="5.07100009918212" calcext:value-type="float">
            <text:p>5.07100009918212</text:p>
          </table:table-cell>
          <table:table-cell table:style-name="ce1" office:value-type="float" office:value="3.74679543056297" calcext:value-type="float">
            <text:p>3.746795430562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3593.516" calcext:value-type="float">
            <text:p>1619053593.516</text:p>
          </table:table-cell>
          <table:table-cell table:style-name="ce1" office:value-type="float" office:value="5.54299998283386" calcext:value-type="float">
            <text:p>5.54299998283386</text:p>
          </table:table-cell>
          <table:table-cell table:style-name="ce1" office:value-type="float" office:value="1.98448494210101" calcext:value-type="float">
            <text:p>1.984484942101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053602.887" calcext:value-type="float">
            <text:p>1619053602.887</text:p>
          </table:table-cell>
          <table:table-cell table:style-name="ce1" office:value-type="float" office:value="5.07099986076355" calcext:value-type="float">
            <text:p>5.07099986076355</text:p>
          </table:table-cell>
          <table:table-cell table:style-name="ce1" office:value-type="float" office:value="13.2123845079166" calcext:value-type="float">
            <text:p>13.21238450791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611.283" calcext:value-type="float">
            <text:p>1619053611.283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3.78184718688139" calcext:value-type="float">
            <text:p>3.78184718688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053619.757" calcext:value-type="float">
            <text:p>1619053619.757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11.0781403086952" calcext:value-type="float">
            <text:p>11.07814030869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53628.193" calcext:value-type="float">
            <text:p>1619053628.193</text:p>
          </table:table-cell>
          <table:table-cell table:style-name="ce1" office:value-type="float" office:value="6.40299987792968" calcext:value-type="float">
            <text:p>6.40299987792968</text:p>
          </table:table-cell>
          <table:table-cell table:style-name="ce1" office:value-type="float" office:value="4.84148064829002" calcext:value-type="float">
            <text:p>4.841480648290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053637.991" calcext:value-type="float">
            <text:p>1619053637.991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13.6309758012679" calcext:value-type="float">
            <text:p>13.63097580126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3646.417" calcext:value-type="float">
            <text:p>1619053646.417</text:p>
          </table:table-cell>
          <table:table-cell table:style-name="ce1" office:value-type="float" office:value="5.375" calcext:value-type="float">
            <text:p>5.375</text:p>
          </table:table-cell>
          <table:table-cell table:style-name="ce1" office:value-type="float" office:value="3.90697674418604" calcext:value-type="float">
            <text:p>3.906976744186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053655.624" calcext:value-type="float">
            <text:p>1619053655.624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11.5354020302565" calcext:value-type="float">
            <text:p>11.53540203025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053664.128" calcext:value-type="float">
            <text:p>1619053664.128</text:p>
          </table:table-cell>
          <table:table-cell table:style-name="ce1" office:value-type="float" office:value="6.11299991607666" calcext:value-type="float">
            <text:p>6.11299991607666</text:p>
          </table:table-cell>
          <table:table-cell table:style-name="ce1" office:value-type="float" office:value="5.07115989294759" calcext:value-type="float">
            <text:p>5.071159892947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3673.554" calcext:value-type="float">
            <text:p>1619053673.554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4.94168806574339" calcext:value-type="float">
            <text:p>4.941688065743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3682.172" calcext:value-type="float">
            <text:p>1619053682.172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4.58258612378232" calcext:value-type="float">
            <text:p>4.582586123782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619053690.173" calcext:value-type="float">
            <text:p>1619053690.17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5.4558147547094" calcext:value-type="float">
            <text:p>55.45581475470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3698.129" calcext:value-type="float">
            <text:p>1619053698.129</text:p>
          </table:table-cell>
          <table:table-cell table:style-name="ce1" office:value-type="float" office:value="5.89499998092651" calcext:value-type="float">
            <text:p>5.89499998092651</text:p>
          </table:table-cell>
          <table:table-cell table:style-name="ce1" office:value-type="float" office:value="4.9194232559509" calcext:value-type="float">
            <text:p>4.91942325595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3707.961" calcext:value-type="float">
            <text:p>1619053707.961</text:p>
          </table:table-cell>
          <table:table-cell table:style-name="ce1" office:value-type="float" office:value="5.43799996376037" calcext:value-type="float">
            <text:p>5.43799996376037</text:p>
          </table:table-cell>
          <table:table-cell table:style-name="ce1" office:value-type="float" office:value="3.31004047810861" calcext:value-type="float">
            <text:p>3.310040478108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716.808" calcext:value-type="float">
            <text:p>1619053716.808</text:p>
          </table:table-cell>
          <table:table-cell table:style-name="ce1" office:value-type="float" office:value="5.63199996948242" calcext:value-type="float">
            <text:p>5.63199996948242</text:p>
          </table:table-cell>
          <table:table-cell table:style-name="ce1" office:value-type="float" office:value="3.37357956373463" calcext:value-type="float">
            <text:p>3.373579563734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3725.823" calcext:value-type="float">
            <text:p>1619053725.823</text:p>
          </table:table-cell>
          <table:table-cell table:style-name="ce1" office:value-type="float" office:value="5.15199995040893" calcext:value-type="float">
            <text:p>5.15199995040893</text:p>
          </table:table-cell>
          <table:table-cell table:style-name="ce1" office:value-type="float" office:value="3.49378885350557" calcext:value-type="float">
            <text:p>3.493788853505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3734.33" calcext:value-type="float">
            <text:p>1619053734.33</text:p>
          </table:table-cell>
          <table:table-cell table:style-name="ce1" office:value-type="float" office:value="5.11400008201599" calcext:value-type="float">
            <text:p>5.11400008201599</text:p>
          </table:table-cell>
          <table:table-cell table:style-name="ce1" office:value-type="float" office:value="4.10637459194595" calcext:value-type="float">
            <text:p>4.106374591945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053743.46" calcext:value-type="float">
            <text:p>1619053743.46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12.658227862427" calcext:value-type="float">
            <text:p>12.6582278624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751.769" calcext:value-type="float">
            <text:p>1619053751.769</text:p>
          </table:table-cell>
          <table:table-cell table:style-name="ce1" office:value-type="float" office:value="5.48600006103515" calcext:value-type="float">
            <text:p>5.48600006103515</text:p>
          </table:table-cell>
          <table:table-cell table:style-name="ce1" office:value-type="float" office:value="3.46336124473445" calcext:value-type="float">
            <text:p>3.463361244734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3760.513" calcext:value-type="float">
            <text:p>1619053760.513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0.7526880127726" calcext:value-type="float">
            <text:p>10.75268801277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3768.875" calcext:value-type="float">
            <text:p>1619053768.875</text:p>
          </table:table-cell>
          <table:table-cell table:style-name="ce1" office:value-type="float" office:value="6.10700011253356" calcext:value-type="float">
            <text:p>6.10700011253356</text:p>
          </table:table-cell>
          <table:table-cell table:style-name="ce1" office:value-type="float" office:value="3.43867686475084" calcext:value-type="float">
            <text:p>3.438676864750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053778.332" calcext:value-type="float">
            <text:p>1619053778.332</text:p>
          </table:table-cell>
          <table:table-cell table:style-name="ce1" office:value-type="float" office:value="5.06800007820129" calcext:value-type="float">
            <text:p>5.06800007820129</text:p>
          </table:table-cell>
          <table:table-cell table:style-name="ce1" office:value-type="float" office:value="12.4309390347049" calcext:value-type="float">
            <text:p>12.43093903470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3786.745" calcext:value-type="float">
            <text:p>1619053786.745</text:p>
          </table:table-cell>
          <table:table-cell table:style-name="ce1" office:value-type="float" office:value="5.95800018310546" calcext:value-type="float">
            <text:p>5.95800018310546</text:p>
          </table:table-cell>
          <table:table-cell table:style-name="ce1" office:value-type="float" office:value="3.02114794340572" calcext:value-type="float">
            <text:p>3.021147943405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053796.475" calcext:value-type="float">
            <text:p>1619053796.475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10.0176780981138" calcext:value-type="float">
            <text:p>10.01767809811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3805.532" calcext:value-type="float">
            <text:p>1619053805.532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4.15101797522445" calcext:value-type="float">
            <text:p>4.151017975224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814.435" calcext:value-type="float">
            <text:p>1619053814.435</text:p>
          </table:table-cell>
          <table:table-cell table:style-name="ce1" office:value-type="float" office:value="5.10300016403198" calcext:value-type="float">
            <text:p>5.10300016403198</text:p>
          </table:table-cell>
          <table:table-cell table:style-name="ce1" office:value-type="float" office:value="3.72329989991372" calcext:value-type="float">
            <text:p>3.72329989991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822.838" calcext:value-type="float">
            <text:p>1619053822.838</text:p>
          </table:table-cell>
          <table:table-cell table:style-name="ce1" office:value-type="float" office:value="5.385999917984" calcext:value-type="float">
            <text:p>5.385999917984</text:p>
          </table:table-cell>
          <table:table-cell table:style-name="ce1" office:value-type="float" office:value="3.5276643686084" calcext:value-type="float">
            <text:p>3.52766436860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053830.838" calcext:value-type="float">
            <text:p>1619053830.838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56.9089468573164" calcext:value-type="float">
            <text:p>56.90894685731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3838.802" calcext:value-type="float">
            <text:p>1619053838.802</text:p>
          </table:table-cell>
          <table:table-cell table:style-name="ce1" office:value-type="float" office:value="5.88199996948242" calcext:value-type="float">
            <text:p>5.88199996948242</text:p>
          </table:table-cell>
          <table:table-cell table:style-name="ce1" office:value-type="float" office:value="4.93029584332891" calcext:value-type="float">
            <text:p>4.930295843328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3848.105" calcext:value-type="float">
            <text:p>1619053848.105</text:p>
          </table:table-cell>
          <table:table-cell table:style-name="ce1" office:value-type="float" office:value="5.50200009346008" calcext:value-type="float">
            <text:p>5.50200009346008</text:p>
          </table:table-cell>
          <table:table-cell table:style-name="ce1" office:value-type="float" office:value="3.27153756711047" calcext:value-type="float">
            <text:p>3.271537567110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857.031" calcext:value-type="float">
            <text:p>1619053857.031</text:p>
          </table:table-cell>
          <table:table-cell table:style-name="ce1" office:value-type="float" office:value="5.4869999885559" calcext:value-type="float">
            <text:p>5.4869999885559</text:p>
          </table:table-cell>
          <table:table-cell table:style-name="ce1" office:value-type="float" office:value="3.46273009652411" calcext:value-type="float">
            <text:p>3.462730096524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3865.9" calcext:value-type="float">
            <text:p>1619053865.9</text:p>
          </table:table-cell>
          <table:table-cell table:style-name="ce1" office:value-type="float" office:value="5.16799998283386" calcext:value-type="float">
            <text:p>5.16799998283386</text:p>
          </table:table-cell>
          <table:table-cell table:style-name="ce1" office:value-type="float" office:value="3.67647060044713" calcext:value-type="float">
            <text:p>3.676470600447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3874.875" calcext:value-type="float">
            <text:p>1619053874.875</text:p>
          </table:table-cell>
          <table:table-cell table:style-name="ce1" office:value-type="float" office:value="5.125" calcext:value-type="float">
            <text:p>5.125</text:p>
          </table:table-cell>
          <table:table-cell table:style-name="ce1" office:value-type="float" office:value="3.90243902439024" calcext:value-type="float">
            <text:p>3.902439024390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053883.972" calcext:value-type="float">
            <text:p>1619053883.972</text:p>
          </table:table-cell>
          <table:table-cell table:style-name="ce1" office:value-type="float" office:value="5.07000017166137" calcext:value-type="float">
            <text:p>5.07000017166137</text:p>
          </table:table-cell>
          <table:table-cell table:style-name="ce1" office:value-type="float" office:value="13.0177510385315" calcext:value-type="float">
            <text:p>13.01775103853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3892.348" calcext:value-type="float">
            <text:p>1619053892.348</text:p>
          </table:table-cell>
          <table:table-cell table:style-name="ce1" office:value-type="float" office:value="5.52699995040893" calcext:value-type="float">
            <text:p>5.52699995040893</text:p>
          </table:table-cell>
          <table:table-cell table:style-name="ce1" office:value-type="float" office:value="3.98045959786416" calcext:value-type="float">
            <text:p>3.980459597864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053901.618" calcext:value-type="float">
            <text:p>1619053901.618</text:p>
          </table:table-cell>
          <table:table-cell table:style-name="ce1" office:value-type="float" office:value="5.11899995803833" calcext:value-type="float">
            <text:p>5.11899995803833</text:p>
          </table:table-cell>
          <table:table-cell table:style-name="ce1" office:value-type="float" office:value="11.1349873934836" calcext:value-type="float">
            <text:p>11.13498739348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3910.076" calcext:value-type="float">
            <text:p>1619053910.076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4.36681213449268" calcext:value-type="float">
            <text:p>4.366812134492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053919.022" calcext:value-type="float">
            <text:p>1619053919.022</text:p>
          </table:table-cell>
          <table:table-cell table:style-name="ce1" office:value-type="float" office:value="5.09099984169006" calcext:value-type="float">
            <text:p>5.09099984169006</text:p>
          </table:table-cell>
          <table:table-cell table:style-name="ce1" office:value-type="float" office:value="12.3747794066098" calcext:value-type="float">
            <text:p>12.37477940660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053927.462" calcext:value-type="float">
            <text:p>1619053927.462</text:p>
          </table:table-cell>
          <table:table-cell table:style-name="ce1" office:value-type="float" office:value="5.0400002002716" calcext:value-type="float">
            <text:p>5.0400002002716</text:p>
          </table:table-cell>
          <table:table-cell table:style-name="ce1" office:value-type="float" office:value="2.77777766739881" calcext:value-type="float">
            <text:p>2.777777667398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3936.163" calcext:value-type="float">
            <text:p>1619053936.163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9.75512641477077" calcext:value-type="float">
            <text:p>9.755126414770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3944.58" calcext:value-type="float">
            <text:p>1619053944.58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3.56859624684546" calcext:value-type="float">
            <text:p>3.568596246845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053953.611" calcext:value-type="float">
            <text:p>1619053953.611</text:p>
          </table:table-cell>
          <table:table-cell table:style-name="ce1" office:value-type="float" office:value="5.49099993705749" calcext:value-type="float">
            <text:p>5.49099993705749</text:p>
          </table:table-cell>
          <table:table-cell table:style-name="ce1" office:value-type="float" office:value="2.18539430660247" calcext:value-type="float">
            <text:p>2.185394306602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3962.846" calcext:value-type="float">
            <text:p>1619053962.846</text:p>
          </table:table-cell>
          <table:table-cell table:style-name="ce1" office:value-type="float" office:value="6.38899993896484" calcext:value-type="float">
            <text:p>6.38899993896484</text:p>
          </table:table-cell>
          <table:table-cell table:style-name="ce1" office:value-type="float" office:value="1.72170920411406" calcext:value-type="float">
            <text:p>1.72170920411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053972.528" calcext:value-type="float">
            <text:p>1619053972.528</text:p>
          </table:table-cell>
          <table:table-cell table:style-name="ce1" office:value-type="float" office:value="5.04899978637695" calcext:value-type="float">
            <text:p>5.04899978637695</text:p>
          </table:table-cell>
          <table:table-cell table:style-name="ce1" office:value-type="float" office:value="12.4777188880032" calcext:value-type="float">
            <text:p>12.47771888800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053980.712" calcext:value-type="float">
            <text:p>1619053980.712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5.13935558837312" calcext:value-type="float">
            <text:p>5.139355588373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053989.302" calcext:value-type="float">
            <text:p>1619053989.302</text:p>
          </table:table-cell>
          <table:table-cell table:style-name="ce1" office:value-type="float" office:value="5.19099998474121" calcext:value-type="float">
            <text:p>5.19099998474121</text:p>
          </table:table-cell>
          <table:table-cell table:style-name="ce1" office:value-type="float" office:value="5.58659219519257" calcext:value-type="float">
            <text:p>5.58659219519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3997.945" calcext:value-type="float">
            <text:p>1619053997.945</text:p>
          </table:table-cell>
          <table:table-cell table:style-name="ce1" office:value-type="float" office:value="5.43400001525878" calcext:value-type="float">
            <text:p>5.43400001525878</text:p>
          </table:table-cell>
          <table:table-cell table:style-name="ce1" office:value-type="float" office:value="4.0485829845829" calcext:value-type="float">
            <text:p>4.04858298458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054006.234" calcext:value-type="float">
            <text:p>1619054006.234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12.2578091982055" calcext:value-type="float">
            <text:p>12.25780919820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054014.456" calcext:value-type="float">
            <text:p>1619054014.456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4.7281324108031" calcext:value-type="float">
            <text:p>4.72813241080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4023.076" calcext:value-type="float">
            <text:p>1619054023.076</text:p>
          </table:table-cell>
          <table:table-cell table:style-name="ce1" office:value-type="float" office:value="5.14300012588501" calcext:value-type="float">
            <text:p>5.14300012588501</text:p>
          </table:table-cell>
          <table:table-cell table:style-name="ce1" office:value-type="float" office:value="4.08321981061322" calcext:value-type="float">
            <text:p>4.083219810613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032.009" calcext:value-type="float">
            <text:p>1619054032.009</text:p>
          </table:table-cell>
          <table:table-cell table:style-name="ce1" office:value-type="float" office:value="5.18099999427795" calcext:value-type="float">
            <text:p>5.18099999427795</text:p>
          </table:table-cell>
          <table:table-cell table:style-name="ce1" office:value-type="float" office:value="3.86025864159208" calcext:value-type="float">
            <text:p>3.860258641592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19054040.313" calcext:value-type="float">
            <text:p>1619054040.313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5.8993804115697" calcext:value-type="float">
            <text:p>55.89938041156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054048.259" calcext:value-type="float">
            <text:p>1619054048.259</text:p>
          </table:table-cell>
          <table:table-cell table:style-name="ce1" office:value-type="float" office:value="5.46700000762939" calcext:value-type="float">
            <text:p>5.46700000762939</text:p>
          </table:table-cell>
          <table:table-cell table:style-name="ce1" office:value-type="float" office:value="4.93872324169023" calcext:value-type="float">
            <text:p>4.938723241690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4057.148" calcext:value-type="float">
            <text:p>1619054057.14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.99001996957855" calcext:value-type="float">
            <text:p>4.990019969578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065.938" calcext:value-type="float">
            <text:p>1619054065.938</text:p>
          </table:table-cell>
          <table:table-cell table:style-name="ce1" office:value-type="float" office:value="5.1029999256134" calcext:value-type="float">
            <text:p>5.1029999256134</text:p>
          </table:table-cell>
          <table:table-cell table:style-name="ce1" office:value-type="float" office:value="3.72330007387098" calcext:value-type="float">
            <text:p>3.723300073870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619054073.799" calcext:value-type="float">
            <text:p>1619054073.799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5.755396257257" calcext:value-type="float">
            <text:p>55.755396257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4081.723" calcext:value-type="float">
            <text:p>1619054081.723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4.98902422853318" calcext:value-type="float">
            <text:p>4.989024228533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4090.443" calcext:value-type="float">
            <text:p>1619054090.443</text:p>
          </table:table-cell>
          <table:table-cell table:style-name="ce1" office:value-type="float" office:value="5.55399990081787" calcext:value-type="float">
            <text:p>5.55399990081787</text:p>
          </table:table-cell>
          <table:table-cell table:style-name="ce1" office:value-type="float" office:value="2.34065542530629" calcext:value-type="float">
            <text:p>2.340655425306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054099.721" calcext:value-type="float">
            <text:p>1619054099.721</text:p>
          </table:table-cell>
          <table:table-cell table:style-name="ce1" office:value-type="float" office:value="5.19400000572204" calcext:value-type="float">
            <text:p>5.19400000572204</text:p>
          </table:table-cell>
          <table:table-cell table:style-name="ce1" office:value-type="float" office:value="1.73276857722083" calcext:value-type="float">
            <text:p>1.732768577220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108.474" calcext:value-type="float">
            <text:p>1619054108.474</text:p>
          </table:table-cell>
          <table:table-cell table:style-name="ce1" office:value-type="float" office:value="5.74600005149841" calcext:value-type="float">
            <text:p>5.74600005149841</text:p>
          </table:table-cell>
          <table:table-cell table:style-name="ce1" office:value-type="float" office:value="3.1326139642665" calcext:value-type="float">
            <text:p>3.13261396426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4117.834" calcext:value-type="float">
            <text:p>1619054117.834</text:p>
          </table:table-cell>
          <table:table-cell table:style-name="ce1" office:value-type="float" office:value="5.15299987792968" calcext:value-type="float">
            <text:p>5.15299987792968</text:p>
          </table:table-cell>
          <table:table-cell table:style-name="ce1" office:value-type="float" office:value="2.13467887843604" calcext:value-type="float">
            <text:p>2.134678878436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126.553" calcext:value-type="float">
            <text:p>1619054126.553</text:p>
          </table:table-cell>
          <table:table-cell table:style-name="ce1" office:value-type="float" office:value="5.37199997901916" calcext:value-type="float">
            <text:p>5.37199997901916</text:p>
          </table:table-cell>
          <table:table-cell table:style-name="ce1" office:value-type="float" office:value="3.35070738464271" calcext:value-type="float">
            <text:p>3.350707384642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054135.712" calcext:value-type="float">
            <text:p>1619054135.712</text:p>
          </table:table-cell>
          <table:table-cell table:style-name="ce1" office:value-type="float" office:value="5.76800012588501" calcext:value-type="float">
            <text:p>5.76800012588501</text:p>
          </table:table-cell>
          <table:table-cell table:style-name="ce1" office:value-type="float" office:value="2.08044378261153" calcext:value-type="float">
            <text:p>2.080443782611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4145.141" calcext:value-type="float">
            <text:p>1619054145.141</text:p>
          </table:table-cell>
          <table:table-cell table:style-name="ce1" office:value-type="float" office:value="5.22899985313415" calcext:value-type="float">
            <text:p>5.22899985313415</text:p>
          </table:table-cell>
          <table:table-cell table:style-name="ce1" office:value-type="float" office:value="3.25109972795477" calcext:value-type="float">
            <text:p>3.251099727954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4154.02" calcext:value-type="float">
            <text:p>1619054154.02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.99123852088382" calcext:value-type="float">
            <text:p>1.991238520883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162.602" calcext:value-type="float">
            <text:p>1619054162.602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3.55871879947904" calcext:value-type="float">
            <text:p>3.558718799479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4171.424" calcext:value-type="float">
            <text:p>1619054171.424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4.5311268936863" calcext:value-type="float">
            <text:p>4.53112689368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054180.211" calcext:value-type="float">
            <text:p>1619054180.211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4.72347954665653" calcext:value-type="float">
            <text:p>4.723479546656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189.038" calcext:value-type="float">
            <text:p>1619054189.03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.99440785338519" calcext:value-type="float">
            <text:p>3.994407853385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4197.403" calcext:value-type="float">
            <text:p>1619054197.403</text:p>
          </table:table-cell>
          <table:table-cell table:style-name="ce1" office:value-type="float" office:value="5.15499997138977" calcext:value-type="float">
            <text:p>5.15499997138977</text:p>
          </table:table-cell>
          <table:table-cell table:style-name="ce1" office:value-type="float" office:value="4.46168770662461" calcext:value-type="float">
            <text:p>4.46168770662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4206.432" calcext:value-type="float">
            <text:p>1619054206.432</text:p>
          </table:table-cell>
          <table:table-cell table:style-name="ce1" office:value-type="float" office:value="5.18400001525878" calcext:value-type="float">
            <text:p>5.18400001525878</text:p>
          </table:table-cell>
          <table:table-cell table:style-name="ce1" office:value-type="float" office:value="4.43672838200248" calcext:value-type="float">
            <text:p>4.436728382002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4215.41" calcext:value-type="float">
            <text:p>1619054215.4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.39648285899518" calcext:value-type="float">
            <text:p>4.396482858995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4223.781" calcext:value-type="float">
            <text:p>1619054223.781</text:p>
          </table:table-cell>
          <table:table-cell table:style-name="ce1" office:value-type="float" office:value="5.51700019836425" calcext:value-type="float">
            <text:p>5.51700019836425</text:p>
          </table:table-cell>
          <table:table-cell table:style-name="ce1" office:value-type="float" office:value="3.98767431738045" calcext:value-type="float">
            <text:p>3.987674317380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054232.975" calcext:value-type="float">
            <text:p>1619054232.975</text:p>
          </table:table-cell>
          <table:table-cell table:style-name="ce1" office:value-type="float" office:value="6.11800003051757" calcext:value-type="float">
            <text:p>6.11800003051757</text:p>
          </table:table-cell>
          <table:table-cell table:style-name="ce1" office:value-type="float" office:value="2.28832950803624" calcext:value-type="float">
            <text:p>2.288329508036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4242.994" calcext:value-type="float">
            <text:p>1619054242.994</text:p>
          </table:table-cell>
          <table:table-cell table:style-name="ce1" office:value-type="float" office:value="5.20000004768371" calcext:value-type="float">
            <text:p>5.20000004768371</text:p>
          </table:table-cell>
          <table:table-cell table:style-name="ce1" office:value-type="float" office:value="2.11538459598665" calcext:value-type="float">
            <text:p>2.115384595986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19054251.1" calcext:value-type="float">
            <text:p>1619054251.1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7.8495909311717" calcext:value-type="float">
            <text:p>57.8495909311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54259.026" calcext:value-type="float">
            <text:p>1619054259.026</text:p>
          </table:table-cell>
          <table:table-cell table:style-name="ce1" office:value-type="float" office:value="5.14599990844726" calcext:value-type="float">
            <text:p>5.14599990844726</text:p>
          </table:table-cell>
          <table:table-cell table:style-name="ce1" office:value-type="float" office:value="5.44111941277679" calcext:value-type="float">
            <text:p>5.441119412776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054267.587" calcext:value-type="float">
            <text:p>1619054267.587</text:p>
          </table:table-cell>
          <table:table-cell table:style-name="ce1" office:value-type="float" office:value="5.19100022315979" calcext:value-type="float">
            <text:p>5.19100022315979</text:p>
          </table:table-cell>
          <table:table-cell table:style-name="ce1" office:value-type="float" office:value="5.20130973594236" calcext:value-type="float">
            <text:p>5.201309735942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054276.226" calcext:value-type="float">
            <text:p>1619054276.226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4.74871398317917" calcext:value-type="float">
            <text:p>4.748713983179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619054283.961" calcext:value-type="float">
            <text:p>1619054283.961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7.3885231272699" calcext:value-type="float">
            <text:p>57.38852312726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4291.883" calcext:value-type="float">
            <text:p>1619054291.883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5.93941779798663" calcext:value-type="float">
            <text:p>5.939417797986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4300.405" calcext:value-type="float">
            <text:p>1619054300.405</text:p>
          </table:table-cell>
          <table:table-cell table:style-name="ce1" office:value-type="float" office:value="5.58400011062622" calcext:value-type="float">
            <text:p>5.58400011062622</text:p>
          </table:table-cell>
          <table:table-cell table:style-name="ce1" office:value-type="float" office:value="4.47707727520019" calcext:value-type="float">
            <text:p>4.477077275200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4309.568" calcext:value-type="float">
            <text:p>1619054309.568</text:p>
          </table:table-cell>
          <table:table-cell table:style-name="ce1" office:value-type="float" office:value="5.09500002861022" calcext:value-type="float">
            <text:p>5.09500002861022</text:p>
          </table:table-cell>
          <table:table-cell table:style-name="ce1" office:value-type="float" office:value="4.51422961154992" calcext:value-type="float">
            <text:p>4.514229611549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619054317.808" calcext:value-type="float">
            <text:p>1619054317.808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57.3770508431209" calcext:value-type="float">
            <text:p>57.37705084312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054325.735" calcext:value-type="float">
            <text:p>1619054325.735</text:p>
          </table:table-cell>
          <table:table-cell table:style-name="ce1" office:value-type="float" office:value="5.375" calcext:value-type="float">
            <text:p>5.375</text:p>
          </table:table-cell>
          <table:table-cell table:style-name="ce1" office:value-type="float" office:value="5.02325581395348" calcext:value-type="float">
            <text:p>5.023255813953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4334.721" calcext:value-type="float">
            <text:p>1619054334.721</text:p>
          </table:table-cell>
          <table:table-cell table:style-name="ce1" office:value-type="float" office:value="5.55700016021728" calcext:value-type="float">
            <text:p>5.55700016021728</text:p>
          </table:table-cell>
          <table:table-cell table:style-name="ce1" office:value-type="float" office:value="4.49883017441238" calcext:value-type="float">
            <text:p>4.498830174412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4343.877" calcext:value-type="float">
            <text:p>1619054343.877</text:p>
          </table:table-cell>
          <table:table-cell table:style-name="ce1" office:value-type="float" office:value="5.19499993324279" calcext:value-type="float">
            <text:p>5.19499993324279</text:p>
          </table:table-cell>
          <table:table-cell table:style-name="ce1" office:value-type="float" office:value="4.04234846387986" calcext:value-type="float">
            <text:p>4.042348463879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054352.202" calcext:value-type="float">
            <text:p>1619054352.202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7.7307226483265" calcext:value-type="float">
            <text:p>57.73072264832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054360.185" calcext:value-type="float">
            <text:p>1619054360.185</text:p>
          </table:table-cell>
          <table:table-cell table:style-name="ce1" office:value-type="float" office:value="5.42100000381469" calcext:value-type="float">
            <text:p>5.42100000381469</text:p>
          </table:table-cell>
          <table:table-cell table:style-name="ce1" office:value-type="float" office:value="4.98063087640664" calcext:value-type="float">
            <text:p>4.980630876406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054369.275" calcext:value-type="float">
            <text:p>1619054369.275</text:p>
          </table:table-cell>
          <table:table-cell table:style-name="ce1" office:value-type="float" office:value="5.26499986648559" calcext:value-type="float">
            <text:p>5.26499986648559</text:p>
          </table:table-cell>
          <table:table-cell table:style-name="ce1" office:value-type="float" office:value="2.27920233700025" calcext:value-type="float">
            <text:p>2.279202337000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4378.214" calcext:value-type="float">
            <text:p>1619054378.214</text:p>
          </table:table-cell>
          <table:table-cell table:style-name="ce1" office:value-type="float" office:value="5.14599990844726" calcext:value-type="float">
            <text:p>5.14599990844726</text:p>
          </table:table-cell>
          <table:table-cell table:style-name="ce1" office:value-type="float" office:value="1.94325693313456" calcext:value-type="float">
            <text:p>1.943256933134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4386.934" calcext:value-type="float">
            <text:p>1619054386.934</text:p>
          </table:table-cell>
          <table:table-cell table:style-name="ce1" office:value-type="float" office:value="5.27900004386901" calcext:value-type="float">
            <text:p>5.27900004386901</text:p>
          </table:table-cell>
          <table:table-cell table:style-name="ce1" office:value-type="float" office:value="3.22030684954125" calcext:value-type="float">
            <text:p>3.220306849541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4395.796" calcext:value-type="float">
            <text:p>1619054395.796</text:p>
          </table:table-cell>
          <table:table-cell table:style-name="ce1" office:value-type="float" office:value="6.04399991035461" calcext:value-type="float">
            <text:p>6.04399991035461</text:p>
          </table:table-cell>
          <table:table-cell table:style-name="ce1" office:value-type="float" office:value="1.65453344611536" calcext:value-type="float">
            <text:p>1.65453344611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4406.073" calcext:value-type="float">
            <text:p>1619054406.073</text:p>
          </table:table-cell>
          <table:table-cell table:style-name="ce1" office:value-type="float" office:value="5.24300003051757" calcext:value-type="float">
            <text:p>5.24300003051757</text:p>
          </table:table-cell>
          <table:table-cell table:style-name="ce1" office:value-type="float" office:value="3.24241844383926" calcext:value-type="float">
            <text:p>3.242418443839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4415.039" calcext:value-type="float">
            <text:p>1619054415.039</text:p>
          </table:table-cell>
          <table:table-cell table:style-name="ce1" office:value-type="float" office:value="5.56800007820129" calcext:value-type="float">
            <text:p>5.56800007820129</text:p>
          </table:table-cell>
          <table:table-cell table:style-name="ce1" office:value-type="float" office:value="1.97557468489718" calcext:value-type="float">
            <text:p>1.975574684897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424.32" calcext:value-type="float">
            <text:p>1619054424.32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3.77058937696905" calcext:value-type="float">
            <text:p>3.770589376969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4433.267" calcext:value-type="float">
            <text:p>1619054433.267</text:p>
          </table:table-cell>
          <table:table-cell table:style-name="ce1" office:value-type="float" office:value="5.40300011634826" calcext:value-type="float">
            <text:p>5.40300011634826</text:p>
          </table:table-cell>
          <table:table-cell table:style-name="ce1" office:value-type="float" office:value="1.85082357665368" calcext:value-type="float">
            <text:p>1.850823576653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442.267" calcext:value-type="float">
            <text:p>1619054442.267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3.9494469762555" calcext:value-type="float">
            <text:p>3.94944697625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4451.1" calcext:value-type="float">
            <text:p>1619054451.1</text:p>
          </table:table-cell>
          <table:table-cell table:style-name="ce1" office:value-type="float" office:value="5.10900020599365" calcext:value-type="float">
            <text:p>5.10900020599365</text:p>
          </table:table-cell>
          <table:table-cell table:style-name="ce1" office:value-type="float" office:value="4.11039325764045" calcext:value-type="float">
            <text:p>4.110393257640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4459.588" calcext:value-type="float">
            <text:p>1619054459.588</text:p>
          </table:table-cell>
          <table:table-cell table:style-name="ce1" office:value-type="float" office:value="5.08399987220764" calcext:value-type="float">
            <text:p>5.08399987220764</text:p>
          </table:table-cell>
          <table:table-cell table:style-name="ce1" office:value-type="float" office:value="4.13060592601492" calcext:value-type="float">
            <text:p>4.130605926014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4468.447" calcext:value-type="float">
            <text:p>1619054468.447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4.38596488392851" calcext:value-type="float">
            <text:p>4.385964883928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4477.217" calcext:value-type="float">
            <text:p>1619054477.217</text:p>
          </table:table-cell>
          <table:table-cell table:style-name="ce1" office:value-type="float" office:value="5.2130000591278" calcext:value-type="float">
            <text:p>5.2130000591278</text:p>
          </table:table-cell>
          <table:table-cell table:style-name="ce1" office:value-type="float" office:value="4.41204675601867" calcext:value-type="float">
            <text:p>4.412046756018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486.241" calcext:value-type="float">
            <text:p>1619054486.241</text:p>
          </table:table-cell>
          <table:table-cell table:style-name="ce1" office:value-type="float" office:value="5.12899994850158" calcext:value-type="float">
            <text:p>5.12899994850158</text:p>
          </table:table-cell>
          <table:table-cell table:style-name="ce1" office:value-type="float" office:value="3.50945606955184" calcext:value-type="float">
            <text:p>3.50945606955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4495.112" calcext:value-type="float">
            <text:p>1619054495.112</text:p>
          </table:table-cell>
          <table:table-cell table:style-name="ce1" office:value-type="float" office:value="5.23300004005432" calcext:value-type="float">
            <text:p>5.23300004005432</text:p>
          </table:table-cell>
          <table:table-cell table:style-name="ce1" office:value-type="float" office:value="4.20408940026907" calcext:value-type="float">
            <text:p>4.204089400269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4504.143" calcext:value-type="float">
            <text:p>1619054504.143</text:p>
          </table:table-cell>
          <table:table-cell table:style-name="ce1" office:value-type="float" office:value="5.17500019073486" calcext:value-type="float">
            <text:p>5.17500019073486</text:p>
          </table:table-cell>
          <table:table-cell table:style-name="ce1" office:value-type="float" office:value="4.25120757278193" calcext:value-type="float">
            <text:p>4.251207572781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513.028" calcext:value-type="float">
            <text:p>1619054513.028</text:p>
          </table:table-cell>
          <table:table-cell table:style-name="ce1" office:value-type="float" office:value="5.15899991989135" calcext:value-type="float">
            <text:p>5.15899991989135</text:p>
          </table:table-cell>
          <table:table-cell table:style-name="ce1" office:value-type="float" office:value="3.68288433708681" calcext:value-type="float">
            <text:p>3.68288433708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4521.411" calcext:value-type="float">
            <text:p>1619054521.411</text:p>
          </table:table-cell>
          <table:table-cell table:style-name="ce1" office:value-type="float" office:value="5.36299991607666" calcext:value-type="float">
            <text:p>5.36299991607666</text:p>
          </table:table-cell>
          <table:table-cell table:style-name="ce1" office:value-type="float" office:value="3.16986766101545" calcext:value-type="float">
            <text:p>3.169867661015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619054529.39" calcext:value-type="float">
            <text:p>1619054529.39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5.6775103904302" calcext:value-type="float">
            <text:p>55.67751039043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054537.285" calcext:value-type="float">
            <text:p>1619054537.285</text:p>
          </table:table-cell>
          <table:table-cell table:style-name="ce1" office:value-type="float" office:value="5.04099988937377" calcext:value-type="float">
            <text:p>5.04099988937377</text:p>
          </table:table-cell>
          <table:table-cell table:style-name="ce1" office:value-type="float" office:value="6.3479469752528" calcext:value-type="float">
            <text:p>6.34794697525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4545.885" calcext:value-type="float">
            <text:p>1619054545.885</text:p>
          </table:table-cell>
          <table:table-cell table:style-name="ce1" office:value-type="float" office:value="5.35500001907348" calcext:value-type="float">
            <text:p>5.35500001907348</text:p>
          </table:table-cell>
          <table:table-cell table:style-name="ce1" office:value-type="float" office:value="2.98786180074903" calcext:value-type="float">
            <text:p>2.987861800749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054554.519" calcext:value-type="float">
            <text:p>1619054554.519</text:p>
          </table:table-cell>
          <table:table-cell table:style-name="ce1" office:value-type="float" office:value="5.80399990081787" calcext:value-type="float">
            <text:p>5.80399990081787</text:p>
          </table:table-cell>
          <table:table-cell table:style-name="ce1" office:value-type="float" office:value="2.41212960703655" calcext:value-type="float">
            <text:p>2.41212960703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619054563.215" calcext:value-type="float">
            <text:p>1619054563.215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56.1775279387532" calcext:value-type="float">
            <text:p>56.17752793875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4571.107" calcext:value-type="float">
            <text:p>1619054571.107</text:p>
          </table:table-cell>
          <table:table-cell table:style-name="ce1" office:value-type="float" office:value="5.15599989891052" calcext:value-type="float">
            <text:p>5.15599989891052</text:p>
          </table:table-cell>
          <table:table-cell table:style-name="ce1" office:value-type="float" office:value="4.26687362904112" calcext:value-type="float">
            <text:p>4.266873629041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54579.499" calcext:value-type="float">
            <text:p>1619054579.499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5.56438810926147" calcext:value-type="float">
            <text:p>5.564388109261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4588.124" calcext:value-type="float">
            <text:p>1619054588.124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4.96622971748866" calcext:value-type="float">
            <text:p>4.966229717488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596.756" calcext:value-type="float">
            <text:p>1619054596.756</text:p>
          </table:table-cell>
          <table:table-cell table:style-name="ce1" office:value-type="float" office:value="5.31399989128112" calcext:value-type="float">
            <text:p>5.31399989128112</text:p>
          </table:table-cell>
          <table:table-cell table:style-name="ce1" office:value-type="float" office:value="3.76364328362421" calcext:value-type="float">
            <text:p>3.763643283624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4605.33" calcext:value-type="float">
            <text:p>1619054605.33</text:p>
          </table:table-cell>
          <table:table-cell table:style-name="ce1" office:value-type="float" office:value="5.08300018310546" calcext:value-type="float">
            <text:p>5.08300018310546</text:p>
          </table:table-cell>
          <table:table-cell table:style-name="ce1" office:value-type="float" office:value="4.91835512481256" calcext:value-type="float">
            <text:p>4.918355124812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613.958" calcext:value-type="float">
            <text:p>1619054613.958</text:p>
          </table:table-cell>
          <table:table-cell table:style-name="ce1" office:value-type="float" office:value="5.38700008392334" calcext:value-type="float">
            <text:p>5.38700008392334</text:p>
          </table:table-cell>
          <table:table-cell table:style-name="ce1" office:value-type="float" office:value="3.71264148662014" calcext:value-type="float">
            <text:p>3.712641486620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623.154" calcext:value-type="float">
            <text:p>1619054623.154</text:p>
          </table:table-cell>
          <table:table-cell table:style-name="ce1" office:value-type="float" office:value="5.4319999217987" calcext:value-type="float">
            <text:p>5.4319999217987</text:p>
          </table:table-cell>
          <table:table-cell table:style-name="ce1" office:value-type="float" office:value="3.49779091928051" calcext:value-type="float">
            <text:p>3.497790919280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631.922" calcext:value-type="float">
            <text:p>1619054631.922</text:p>
          </table:table-cell>
          <table:table-cell table:style-name="ce1" office:value-type="float" office:value="5.66300010681152" calcext:value-type="float">
            <text:p>5.66300010681152</text:p>
          </table:table-cell>
          <table:table-cell table:style-name="ce1" office:value-type="float" office:value="3.17852722240802" calcext:value-type="float">
            <text:p>3.178527222408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640.933" calcext:value-type="float">
            <text:p>1619054640.933</text:p>
          </table:table-cell>
          <table:table-cell table:style-name="ce1" office:value-type="float" office:value="5.06799983978271" calcext:value-type="float">
            <text:p>5.06799983978271</text:p>
          </table:table-cell>
          <table:table-cell table:style-name="ce1" office:value-type="float" office:value="3.74901353604119" calcext:value-type="float">
            <text:p>3.749013536041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649.495" calcext:value-type="float">
            <text:p>1619054649.495</text:p>
          </table:table-cell>
          <table:table-cell table:style-name="ce1" office:value-type="float" office:value="5.07100009918212" calcext:value-type="float">
            <text:p>5.07100009918212</text:p>
          </table:table-cell>
          <table:table-cell table:style-name="ce1" office:value-type="float" office:value="3.94399519006629" calcext:value-type="float">
            <text:p>3.943995190066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657.848" calcext:value-type="float">
            <text:p>1619054657.848</text:p>
          </table:table-cell>
          <table:table-cell table:style-name="ce1" office:value-type="float" office:value="5.39199995994567" calcext:value-type="float">
            <text:p>5.39199995994567</text:p>
          </table:table-cell>
          <table:table-cell table:style-name="ce1" office:value-type="float" office:value="3.52373889857955" calcext:value-type="float">
            <text:p>3.52373889857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619054665.873" calcext:value-type="float">
            <text:p>1619054665.873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7.3312020763657" calcext:value-type="float">
            <text:p>57.33120207636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054673.805" calcext:value-type="float">
            <text:p>1619054673.805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5.96896137353388" calcext:value-type="float">
            <text:p>5.968961373533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682.314" calcext:value-type="float">
            <text:p>1619054682.314</text:p>
          </table:table-cell>
          <table:table-cell table:style-name="ce1" office:value-type="float" office:value="5.49500012397766" calcext:value-type="float">
            <text:p>5.49500012397766</text:p>
          </table:table-cell>
          <table:table-cell table:style-name="ce1" office:value-type="float" office:value="3.27570511262706" calcext:value-type="float">
            <text:p>3.27570511262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4691.151" calcext:value-type="float">
            <text:p>1619054691.151</text:p>
          </table:table-cell>
          <table:table-cell table:style-name="ce1" office:value-type="float" office:value="5.39400005340576" calcext:value-type="float">
            <text:p>5.39400005340576</text:p>
          </table:table-cell>
          <table:table-cell table:style-name="ce1" office:value-type="float" office:value="2.78086760316752" calcext:value-type="float">
            <text:p>2.780867603167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619054699.738" calcext:value-type="float">
            <text:p>1619054699.73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7.5194730887467" calcext:value-type="float">
            <text:p>57.5194730887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707.66" calcext:value-type="float">
            <text:p>1619054707.66</text:p>
          </table:table-cell>
          <table:table-cell table:style-name="ce1" office:value-type="float" office:value="5.4229998588562" calcext:value-type="float">
            <text:p>5.4229998588562</text:p>
          </table:table-cell>
          <table:table-cell table:style-name="ce1" office:value-type="float" office:value="3.68799567039235" calcext:value-type="float">
            <text:p>3.687995670392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716.558" calcext:value-type="float">
            <text:p>1619054716.558</text:p>
          </table:table-cell>
          <table:table-cell table:style-name="ce1" office:value-type="float" office:value="5.14099979400634" calcext:value-type="float">
            <text:p>5.14099979400634</text:p>
          </table:table-cell>
          <table:table-cell table:style-name="ce1" office:value-type="float" office:value="3.89029387305501" calcext:value-type="float">
            <text:p>3.890293873055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725.041" calcext:value-type="float">
            <text:p>1619054725.041</text:p>
          </table:table-cell>
          <table:table-cell table:style-name="ce1" office:value-type="float" office:value="5.35199999809265" calcext:value-type="float">
            <text:p>5.35199999809265</text:p>
          </table:table-cell>
          <table:table-cell table:style-name="ce1" office:value-type="float" office:value="3.73692077861128" calcext:value-type="float">
            <text:p>3.736920778611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733.712" calcext:value-type="float">
            <text:p>1619054733.712</text:p>
          </table:table-cell>
          <table:table-cell table:style-name="ce1" office:value-type="float" office:value="5.3619999885559" calcext:value-type="float">
            <text:p>5.3619999885559</text:p>
          </table:table-cell>
          <table:table-cell table:style-name="ce1" office:value-type="float" office:value="3.35695636673206" calcext:value-type="float">
            <text:p>3.356956366732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742.777" calcext:value-type="float">
            <text:p>1619054742.777</text:p>
          </table:table-cell>
          <table:table-cell table:style-name="ce1" office:value-type="float" office:value="5.59299993515014" calcext:value-type="float">
            <text:p>5.59299993515014</text:p>
          </table:table-cell>
          <table:table-cell table:style-name="ce1" office:value-type="float" office:value="3.39710356164878" calcext:value-type="float">
            <text:p>3.397103561648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752.243" calcext:value-type="float">
            <text:p>1619054752.243</text:p>
          </table:table-cell>
          <table:table-cell table:style-name="ce1" office:value-type="float" office:value="5.81399989128112" calcext:value-type="float">
            <text:p>5.81399989128112</text:p>
          </table:table-cell>
          <table:table-cell table:style-name="ce1" office:value-type="float" office:value="3.09597529009132" calcext:value-type="float">
            <text:p>3.095975290091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761.539" calcext:value-type="float">
            <text:p>1619054761.539</text:p>
          </table:table-cell>
          <table:table-cell table:style-name="ce1" office:value-type="float" office:value="6.30200004577636" calcext:value-type="float">
            <text:p>6.30200004577636</text:p>
          </table:table-cell>
          <table:table-cell table:style-name="ce1" office:value-type="float" office:value="3.01491587781467" calcext:value-type="float">
            <text:p>3.01491587781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771.358" calcext:value-type="float">
            <text:p>1619054771.358</text:p>
          </table:table-cell>
          <table:table-cell table:style-name="ce1" office:value-type="float" office:value="5.68299984931945" calcext:value-type="float">
            <text:p>5.68299984931945</text:p>
          </table:table-cell>
          <table:table-cell table:style-name="ce1" office:value-type="float" office:value="3.16734127701156" calcext:value-type="float">
            <text:p>3.167341277011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780.743" calcext:value-type="float">
            <text:p>1619054780.743</text:p>
          </table:table-cell>
          <table:table-cell table:style-name="ce1" office:value-type="float" office:value="5.79600000381469" calcext:value-type="float">
            <text:p>5.79600000381469</text:p>
          </table:table-cell>
          <table:table-cell table:style-name="ce1" office:value-type="float" office:value="3.10559006006782" calcext:value-type="float">
            <text:p>3.105590060067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4789.859" calcext:value-type="float">
            <text:p>1619054789.859</text:p>
          </table:table-cell>
          <table:table-cell table:style-name="ce1" office:value-type="float" office:value="5.34100008010864" calcext:value-type="float">
            <text:p>5.34100008010864</text:p>
          </table:table-cell>
          <table:table-cell table:style-name="ce1" office:value-type="float" office:value="2.05953938120447" calcext:value-type="float">
            <text:p>2.059539381204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4798.75" calcext:value-type="float">
            <text:p>1619054798.75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.98570293357585" calcext:value-type="float">
            <text:p>1.98570293357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4807.047" calcext:value-type="float">
            <text:p>1619054807.047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0.7870554429399" calcext:value-type="float">
            <text:p>10.78705544293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4815.214" calcext:value-type="float">
            <text:p>1619054815.214</text:p>
          </table:table-cell>
          <table:table-cell table:style-name="ce1" office:value-type="float" office:value="5.80900001525878" calcext:value-type="float">
            <text:p>5.80900001525878</text:p>
          </table:table-cell>
          <table:table-cell table:style-name="ce1" office:value-type="float" office:value="2.237906690627" calcext:value-type="float">
            <text:p>2.2379066906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824.848" calcext:value-type="float">
            <text:p>1619054824.848</text:p>
          </table:table-cell>
          <table:table-cell table:style-name="ce1" office:value-type="float" office:value="5.40499997138977" calcext:value-type="float">
            <text:p>5.40499997138977</text:p>
          </table:table-cell>
          <table:table-cell table:style-name="ce1" office:value-type="float" office:value="3.51526366338066" calcext:value-type="float">
            <text:p>3.515263663380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4834.05" calcext:value-type="float">
            <text:p>1619054834.05</text:p>
          </table:table-cell>
          <table:table-cell table:style-name="ce1" office:value-type="float" office:value="5.56299996376037" calcext:value-type="float">
            <text:p>5.56299996376037</text:p>
          </table:table-cell>
          <table:table-cell table:style-name="ce1" office:value-type="float" office:value="1.97735036341154" calcext:value-type="float">
            <text:p>1.977350363411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4842.661" calcext:value-type="float">
            <text:p>1619054842.661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0.7079119936175" calcext:value-type="float">
            <text:p>10.7079119936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4850.803" calcext:value-type="float">
            <text:p>1619054850.803</text:p>
          </table:table-cell>
          <table:table-cell table:style-name="ce1" office:value-type="float" office:value="5.30400013923645" calcext:value-type="float">
            <text:p>5.30400013923645</text:p>
          </table:table-cell>
          <table:table-cell table:style-name="ce1" office:value-type="float" office:value="2.45098032781564" calcext:value-type="float">
            <text:p>2.45098032781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4860.371" calcext:value-type="float">
            <text:p>1619054860.371</text:p>
          </table:table-cell>
          <table:table-cell table:style-name="ce1" office:value-type="float" office:value="5.3289999961853" calcext:value-type="float">
            <text:p>5.3289999961853</text:p>
          </table:table-cell>
          <table:table-cell table:style-name="ce1" office:value-type="float" office:value="3.00243948422844" calcext:value-type="float">
            <text:p>3.002439484228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869.462" calcext:value-type="float">
            <text:p>1619054869.462</text:p>
          </table:table-cell>
          <table:table-cell table:style-name="ce1" office:value-type="float" office:value="5.26400017738342" calcext:value-type="float">
            <text:p>5.26400017738342</text:p>
          </table:table-cell>
          <table:table-cell table:style-name="ce1" office:value-type="float" office:value="3.41945277231112" calcext:value-type="float">
            <text:p>3.419452772311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4877.996" calcext:value-type="float">
            <text:p>1619054877.996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4.34353400818578" calcext:value-type="float">
            <text:p>4.343534008185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4886.939" calcext:value-type="float">
            <text:p>1619054886.939</text:p>
          </table:table-cell>
          <table:table-cell table:style-name="ce1" office:value-type="float" office:value="6.12600016593933" calcext:value-type="float">
            <text:p>6.12600016593933</text:p>
          </table:table-cell>
          <table:table-cell table:style-name="ce1" office:value-type="float" office:value="4.08096626229304" calcext:value-type="float">
            <text:p>4.080966262293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896.399" calcext:value-type="float">
            <text:p>1619054896.399</text:p>
          </table:table-cell>
          <table:table-cell table:style-name="ce1" office:value-type="float" office:value="5.17499995231628" calcext:value-type="float">
            <text:p>5.17499995231628</text:p>
          </table:table-cell>
          <table:table-cell table:style-name="ce1" office:value-type="float" office:value="3.67149761837114" calcext:value-type="float">
            <text:p>3.67149761837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4905.407" calcext:value-type="float">
            <text:p>1619054905.407</text:p>
          </table:table-cell>
          <table:table-cell table:style-name="ce1" office:value-type="float" office:value="5.10800004005432" calcext:value-type="float">
            <text:p>5.10800004005432</text:p>
          </table:table-cell>
          <table:table-cell table:style-name="ce1" office:value-type="float" office:value="3.52388407573477" calcext:value-type="float">
            <text:p>3.523884075734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4913.813" calcext:value-type="float">
            <text:p>1619054913.813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4.56077733061489" calcext:value-type="float">
            <text:p>4.560777330614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4922.657" calcext:value-type="float">
            <text:p>1619054922.657</text:p>
          </table:table-cell>
          <table:table-cell table:style-name="ce1" office:value-type="float" office:value="5.08500003814697" calcext:value-type="float">
            <text:p>5.08500003814697</text:p>
          </table:table-cell>
          <table:table-cell table:style-name="ce1" office:value-type="float" office:value="4.91642080874207" calcext:value-type="float">
            <text:p>4.916420808742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054931.669" calcext:value-type="float">
            <text:p>1619054931.669</text:p>
          </table:table-cell>
          <table:table-cell table:style-name="ce1" office:value-type="float" office:value="5.44900012016296" calcext:value-type="float">
            <text:p>5.44900012016296</text:p>
          </table:table-cell>
          <table:table-cell table:style-name="ce1" office:value-type="float" office:value="2.56927871008769" calcext:value-type="float">
            <text:p>2.569278710087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4940.856" calcext:value-type="float">
            <text:p>1619054940.856</text:p>
          </table:table-cell>
          <table:table-cell table:style-name="ce1" office:value-type="float" office:value="5.7369999885559" calcext:value-type="float">
            <text:p>5.7369999885559</text:p>
          </table:table-cell>
          <table:table-cell table:style-name="ce1" office:value-type="float" office:value="1.91737842460217" calcext:value-type="float">
            <text:p>1.917378424602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950.161" calcext:value-type="float">
            <text:p>1619054950.161</text:p>
          </table:table-cell>
          <table:table-cell table:style-name="ce1" office:value-type="float" office:value="5.13299989700317" calcext:value-type="float">
            <text:p>5.13299989700317</text:p>
          </table:table-cell>
          <table:table-cell table:style-name="ce1" office:value-type="float" office:value="3.70153913525166" calcext:value-type="float">
            <text:p>3.701539135251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4958.936" calcext:value-type="float">
            <text:p>1619054958.936</text:p>
          </table:table-cell>
          <table:table-cell table:style-name="ce1" office:value-type="float" office:value="5.47699999809265" calcext:value-type="float">
            <text:p>5.47699999809265</text:p>
          </table:table-cell>
          <table:table-cell table:style-name="ce1" office:value-type="float" office:value="2.00839875914382" calcext:value-type="float">
            <text:p>2.008398759143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4968.484" calcext:value-type="float">
            <text:p>1619054968.484</text:p>
          </table:table-cell>
          <table:table-cell table:style-name="ce1" office:value-type="float" office:value="5.30299997329711" calcext:value-type="float">
            <text:p>5.30299997329711</text:p>
          </table:table-cell>
          <table:table-cell table:style-name="ce1" office:value-type="float" office:value="3.77145014156299" calcext:value-type="float">
            <text:p>3.771450141562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4977.539" calcext:value-type="float">
            <text:p>1619054977.539</text:p>
          </table:table-cell>
          <table:table-cell table:style-name="ce1" office:value-type="float" office:value="5.49199986457824" calcext:value-type="float">
            <text:p>5.49199986457824</text:p>
          </table:table-cell>
          <table:table-cell table:style-name="ce1" office:value-type="float" office:value="2.00291337786563" calcext:value-type="float">
            <text:p>2.002913377865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4986.803" calcext:value-type="float">
            <text:p>1619054986.803</text:p>
          </table:table-cell>
          <table:table-cell table:style-name="ce1" office:value-type="float" office:value="5.37100005149841" calcext:value-type="float">
            <text:p>5.37100005149841</text:p>
          </table:table-cell>
          <table:table-cell table:style-name="ce1" office:value-type="float" office:value="3.5375162572749" calcext:value-type="float">
            <text:p>3.53751625727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4996.258" calcext:value-type="float">
            <text:p>1619054996.258</text:p>
          </table:table-cell>
          <table:table-cell table:style-name="ce1" office:value-type="float" office:value="5.71600008010864" calcext:value-type="float">
            <text:p>5.71600008010864</text:p>
          </table:table-cell>
          <table:table-cell table:style-name="ce1" office:value-type="float" office:value="1.7494751329342" calcext:value-type="float">
            <text:p>1.74947513293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5006.082" calcext:value-type="float">
            <text:p>1619055006.082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0.29906907202" calcext:value-type="float">
            <text:p>10.299069072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5014.553" calcext:value-type="float">
            <text:p>1619055014.553</text:p>
          </table:table-cell>
          <table:table-cell table:style-name="ce1" office:value-type="float" office:value="5.62300014495849" calcext:value-type="float">
            <text:p>5.62300014495849</text:p>
          </table:table-cell>
          <table:table-cell table:style-name="ce1" office:value-type="float" office:value="3.02329709438865" calcext:value-type="float">
            <text:p>3.023297094388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055023.485" calcext:value-type="float">
            <text:p>1619055023.485</text:p>
          </table:table-cell>
          <table:table-cell table:style-name="ce1" office:value-type="float" office:value="5.07600021362304" calcext:value-type="float">
            <text:p>5.07600021362304</text:p>
          </table:table-cell>
          <table:table-cell table:style-name="ce1" office:value-type="float" office:value="9.06225336172061" calcext:value-type="float">
            <text:p>9.06225336172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055031.922" calcext:value-type="float">
            <text:p>1619055031.922</text:p>
          </table:table-cell>
          <table:table-cell table:style-name="ce1" office:value-type="float" office:value="6.21800017356872" calcext:value-type="float">
            <text:p>6.21800017356872</text:p>
          </table:table-cell>
          <table:table-cell table:style-name="ce1" office:value-type="float" office:value="3.85976187360341" calcext:value-type="float">
            <text:p>3.85976187360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5041.475" calcext:value-type="float">
            <text:p>1619055041.475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0.8889326296421" calcext:value-type="float">
            <text:p>10.88893262964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049.902" calcext:value-type="float">
            <text:p>1619055049.902</text:p>
          </table:table-cell>
          <table:table-cell table:style-name="ce1" office:value-type="float" office:value="5.3140001296997" calcext:value-type="float">
            <text:p>5.3140001296997</text:p>
          </table:table-cell>
          <table:table-cell table:style-name="ce1" office:value-type="float" office:value="3.38727880328771" calcext:value-type="float">
            <text:p>3.387278803287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55058.563" calcext:value-type="float">
            <text:p>1619055058.563</text:p>
          </table:table-cell>
          <table:table-cell table:style-name="ce1" office:value-type="float" office:value="5.10599994659423" calcext:value-type="float">
            <text:p>5.10599994659423</text:p>
          </table:table-cell>
          <table:table-cell table:style-name="ce1" office:value-type="float" office:value="9.20485712722138" calcext:value-type="float">
            <text:p>9.204857127221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055067.042" calcext:value-type="float">
            <text:p>1619055067.042</text:p>
          </table:table-cell>
          <table:table-cell table:style-name="ce1" office:value-type="float" office:value="6.31299996376037" calcext:value-type="float">
            <text:p>6.31299996376037</text:p>
          </table:table-cell>
          <table:table-cell table:style-name="ce1" office:value-type="float" office:value="3.64327580105036" calcext:value-type="float">
            <text:p>3.643275801050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5076.686" calcext:value-type="float">
            <text:p>1619055076.686</text:p>
          </table:table-cell>
          <table:table-cell table:style-name="ce1" office:value-type="float" office:value="6.26399993896484" calcext:value-type="float">
            <text:p>6.26399993896484</text:p>
          </table:table-cell>
          <table:table-cell table:style-name="ce1" office:value-type="float" office:value="2.07535123350405" calcext:value-type="float">
            <text:p>2.075351233504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5086.906" calcext:value-type="float">
            <text:p>1619055086.906</text:p>
          </table:table-cell>
          <table:table-cell table:style-name="ce1" office:value-type="float" office:value="5.24900007247924" calcext:value-type="float">
            <text:p>5.24900007247924</text:p>
          </table:table-cell>
          <table:table-cell table:style-name="ce1" office:value-type="float" office:value="2.09563723530382" calcext:value-type="float">
            <text:p>2.095637235303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5095.121" calcext:value-type="float">
            <text:p>1619055095.121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0.906206660166" calcext:value-type="float">
            <text:p>10.9062066601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5103.345" calcext:value-type="float">
            <text:p>1619055103.345</text:p>
          </table:table-cell>
          <table:table-cell table:style-name="ce1" office:value-type="float" office:value="5.70600008964538" calcext:value-type="float">
            <text:p>5.70600008964538</text:p>
          </table:table-cell>
          <table:table-cell table:style-name="ce1" office:value-type="float" office:value="2.27830350433939" calcext:value-type="float">
            <text:p>2.27830350433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5112.91" calcext:value-type="float">
            <text:p>1619055112.91</text:p>
          </table:table-cell>
          <table:table-cell table:style-name="ce1" office:value-type="float" office:value="5.16499996185302" calcext:value-type="float">
            <text:p>5.16499996185302</text:p>
          </table:table-cell>
          <table:table-cell table:style-name="ce1" office:value-type="float" office:value="3.29138434183085" calcext:value-type="float">
            <text:p>3.291384341830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055121.779" calcext:value-type="float">
            <text:p>1619055121.779</text:p>
          </table:table-cell>
          <table:table-cell table:style-name="ce1" office:value-type="float" office:value="5.53900003433227" calcext:value-type="float">
            <text:p>5.53900003433227</text:p>
          </table:table-cell>
          <table:table-cell table:style-name="ce1" office:value-type="float" office:value="2.1664560255679" calcext:value-type="float">
            <text:p>2.16645602556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055130.377" calcext:value-type="float">
            <text:p>1619055130.377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0.6592973080631" calcext:value-type="float">
            <text:p>10.65929730806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055138.584" calcext:value-type="float">
            <text:p>1619055138.584</text:p>
          </table:table-cell>
          <table:table-cell table:style-name="ce1" office:value-type="float" office:value="5.23399996757507" calcext:value-type="float">
            <text:p>5.23399996757507</text:p>
          </table:table-cell>
          <table:table-cell table:style-name="ce1" office:value-type="float" office:value="2.29270158088282" calcext:value-type="float">
            <text:p>2.292701580882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147.739" calcext:value-type="float">
            <text:p>1619055147.739</text:p>
          </table:table-cell>
          <table:table-cell table:style-name="ce1" office:value-type="float" office:value="5.22299981117248" calcext:value-type="float">
            <text:p>5.22299981117248</text:p>
          </table:table-cell>
          <table:table-cell table:style-name="ce1" office:value-type="float" office:value="3.4462953572191" calcext:value-type="float">
            <text:p>3.44629535721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055156.3" calcext:value-type="float">
            <text:p>1619055156.3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4.18160089385602" calcext:value-type="float">
            <text:p>4.181600893856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5164.724" calcext:value-type="float">
            <text:p>1619055164.724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4.35298761256538" calcext:value-type="float">
            <text:p>4.352987612565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5173.589" calcext:value-type="float">
            <text:p>1619055173.589</text:p>
          </table:table-cell>
          <table:table-cell table:style-name="ce1" office:value-type="float" office:value="6.29500007629394" calcext:value-type="float">
            <text:p>6.29500007629394</text:p>
          </table:table-cell>
          <table:table-cell table:style-name="ce1" office:value-type="float" office:value="3.97140582954817" calcext:value-type="float">
            <text:p>3.97140582954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5183.288" calcext:value-type="float">
            <text:p>1619055183.288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3.79090195244938" calcext:value-type="float">
            <text:p>3.790901952449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191.786" calcext:value-type="float">
            <text:p>1619055191.786</text:p>
          </table:table-cell>
          <table:table-cell table:style-name="ce1" office:value-type="float" office:value="5.51699995994567" calcext:value-type="float">
            <text:p>5.51699995994567</text:p>
          </table:table-cell>
          <table:table-cell table:style-name="ce1" office:value-type="float" office:value="3.26264276430722" calcext:value-type="float">
            <text:p>3.262642764307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055200.698" calcext:value-type="float">
            <text:p>1619055200.698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4.38509072665773" calcext:value-type="float">
            <text:p>4.385090726657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055209.531" calcext:value-type="float">
            <text:p>1619055209.531</text:p>
          </table:table-cell>
          <table:table-cell table:style-name="ce1" office:value-type="float" office:value="6.09600019454956" calcext:value-type="float">
            <text:p>6.09600019454956</text:p>
          </table:table-cell>
          <table:table-cell table:style-name="ce1" office:value-type="float" office:value="3.9370077483689" calcext:value-type="float">
            <text:p>3.93700774836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055218.945" calcext:value-type="float">
            <text:p>1619055218.945</text:p>
          </table:table-cell>
          <table:table-cell table:style-name="ce1" office:value-type="float" office:value="5.28200006484985" calcext:value-type="float">
            <text:p>5.28200006484985</text:p>
          </table:table-cell>
          <table:table-cell table:style-name="ce1" office:value-type="float" office:value="2.65051113746965" calcext:value-type="float">
            <text:p>2.650511137469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5228.265" calcext:value-type="float">
            <text:p>1619055228.265</text:p>
          </table:table-cell>
          <table:table-cell table:style-name="ce1" office:value-type="float" office:value="6.11999988555908" calcext:value-type="float">
            <text:p>6.11999988555908</text:p>
          </table:table-cell>
          <table:table-cell table:style-name="ce1" office:value-type="float" office:value="1.79738565452523" calcext:value-type="float">
            <text:p>1.797385654525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5238.33" calcext:value-type="float">
            <text:p>1619055238.33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3.93623295554711" calcext:value-type="float">
            <text:p>3.936232955547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5247.119" calcext:value-type="float">
            <text:p>1619055247.119</text:p>
          </table:table-cell>
          <table:table-cell table:style-name="ce1" office:value-type="float" office:value="5.38600015640258" calcext:value-type="float">
            <text:p>5.38600015640258</text:p>
          </table:table-cell>
          <table:table-cell table:style-name="ce1" office:value-type="float" office:value="2.04233191247196" calcext:value-type="float">
            <text:p>2.042331912471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5256.392" calcext:value-type="float">
            <text:p>1619055256.392</text:p>
          </table:table-cell>
          <table:table-cell table:style-name="ce1" office:value-type="float" office:value="5.25699996948242" calcext:value-type="float">
            <text:p>5.25699996948242</text:p>
          </table:table-cell>
          <table:table-cell table:style-name="ce1" office:value-type="float" office:value="3.80445122999859" calcext:value-type="float">
            <text:p>3.804451229998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055265.42" calcext:value-type="float">
            <text:p>1619055265.42</text:p>
          </table:table-cell>
          <table:table-cell table:style-name="ce1" office:value-type="float" office:value="5.43599987030029" calcext:value-type="float">
            <text:p>5.43599987030029</text:p>
          </table:table-cell>
          <table:table-cell table:style-name="ce1" office:value-type="float" office:value="2.02354677381409" calcext:value-type="float">
            <text:p>2.023546773814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5274.621" calcext:value-type="float">
            <text:p>1619055274.621</text:p>
          </table:table-cell>
          <table:table-cell table:style-name="ce1" office:value-type="float" office:value="5.31500005722045" calcext:value-type="float">
            <text:p>5.31500005722045</text:p>
          </table:table-cell>
          <table:table-cell table:style-name="ce1" office:value-type="float" office:value="3.57478829641561" calcext:value-type="float">
            <text:p>3.574788296415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055284.049" calcext:value-type="float">
            <text:p>1619055284.049</text:p>
          </table:table-cell>
          <table:table-cell table:style-name="ce1" office:value-type="float" office:value="5.64100003242492" calcext:value-type="float">
            <text:p>5.64100003242492</text:p>
          </table:table-cell>
          <table:table-cell table:style-name="ce1" office:value-type="float" office:value="1.77273532042531" calcext:value-type="float">
            <text:p>1.772735320425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055293.783" calcext:value-type="float">
            <text:p>1619055293.783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0.290916341737" calcext:value-type="float">
            <text:p>10.2909163417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302.286" calcext:value-type="float">
            <text:p>1619055302.286</text:p>
          </table:table-cell>
          <table:table-cell table:style-name="ce1" office:value-type="float" office:value="5.87700009346008" calcext:value-type="float">
            <text:p>5.87700009346008</text:p>
          </table:table-cell>
          <table:table-cell table:style-name="ce1" office:value-type="float" office:value="3.06278708758748" calcext:value-type="float">
            <text:p>3.062787087587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055311.786" calcext:value-type="float">
            <text:p>1619055311.786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9.52003162899988" calcext:value-type="float">
            <text:p>9.520031628999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055320.336" calcext:value-type="float">
            <text:p>1619055320.336</text:p>
          </table:table-cell>
          <table:table-cell table:style-name="ce1" office:value-type="float" office:value="6.41900014877319" calcext:value-type="float">
            <text:p>6.41900014877319</text:p>
          </table:table-cell>
          <table:table-cell table:style-name="ce1" office:value-type="float" office:value="3.89468755578359" calcext:value-type="float">
            <text:p>3.894687555783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055330.149" calcext:value-type="float">
            <text:p>1619055330.149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0.9714741421187" calcext:value-type="float">
            <text:p>10.97147414211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338.529" calcext:value-type="float">
            <text:p>1619055338.529</text:p>
          </table:table-cell>
          <table:table-cell table:style-name="ce1" office:value-type="float" office:value="5.41400003433227" calcext:value-type="float">
            <text:p>5.41400003433227</text:p>
          </table:table-cell>
          <table:table-cell table:style-name="ce1" office:value-type="float" office:value="3.32471368412541" calcext:value-type="float">
            <text:p>3.324713684125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55347.253" calcext:value-type="float">
            <text:p>1619055347.253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9.28670247075332" calcext:value-type="float">
            <text:p>9.286702470753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055355.699" calcext:value-type="float">
            <text:p>1619055355.699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4.74495839930539" calcext:value-type="float">
            <text:p>4.744958399305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055364.445" calcext:value-type="float">
            <text:p>1619055364.445</text:p>
          </table:table-cell>
          <table:table-cell table:style-name="ce1" office:value-type="float" office:value="5.03700017929077" calcext:value-type="float">
            <text:p>5.03700017929077</text:p>
          </table:table-cell>
          <table:table-cell table:style-name="ce1" office:value-type="float" office:value="5.55886420554833" calcext:value-type="float">
            <text:p>5.558864205548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055372.876" calcext:value-type="float">
            <text:p>1619055372.876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5.15361736507635" calcext:value-type="float">
            <text:p>5.153617365076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055380.731" calcext:value-type="float">
            <text:p>1619055380.731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9.36628115203778" calcext:value-type="float">
            <text:p>9.366281152037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388.914" calcext:value-type="float">
            <text:p>1619055388.914</text:p>
          </table:table-cell>
          <table:table-cell table:style-name="ce1" office:value-type="float" office:value="5.14599990844726" calcext:value-type="float">
            <text:p>5.14599990844726</text:p>
          </table:table-cell>
          <table:table-cell table:style-name="ce1" office:value-type="float" office:value="3.49786247964222" calcext:value-type="float">
            <text:p>3.497862479642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5397.847" calcext:value-type="float">
            <text:p>1619055397.847</text:p>
          </table:table-cell>
          <table:table-cell table:style-name="ce1" office:value-type="float" office:value="5.74200010299682" calcext:value-type="float">
            <text:p>5.74200010299682</text:p>
          </table:table-cell>
          <table:table-cell table:style-name="ce1" office:value-type="float" office:value="2.78648549512379" calcext:value-type="float">
            <text:p>2.786485495123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5407.339" calcext:value-type="float">
            <text:p>1619055407.339</text:p>
          </table:table-cell>
          <table:table-cell table:style-name="ce1" office:value-type="float" office:value="6.010999917984" calcext:value-type="float">
            <text:p>6.010999917984</text:p>
          </table:table-cell>
          <table:table-cell table:style-name="ce1" office:value-type="float" office:value="2.66178676065697" calcext:value-type="float">
            <text:p>2.661786760656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5416.777" calcext:value-type="float">
            <text:p>1619055416.777</text:p>
          </table:table-cell>
          <table:table-cell table:style-name="ce1" office:value-type="float" office:value="5.19900012016296" calcext:value-type="float">
            <text:p>5.19900012016296</text:p>
          </table:table-cell>
          <table:table-cell table:style-name="ce1" office:value-type="float" office:value="3.07751483558313" calcext:value-type="float">
            <text:p>3.077514835583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5425.77" calcext:value-type="float">
            <text:p>1619055425.77</text:p>
          </table:table-cell>
          <table:table-cell table:style-name="ce1" office:value-type="float" office:value="5.50200009346008" calcext:value-type="float">
            <text:p>5.50200009346008</text:p>
          </table:table-cell>
          <table:table-cell table:style-name="ce1" office:value-type="float" office:value="2.72628130592539" calcext:value-type="float">
            <text:p>2.726281305925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055434.626" calcext:value-type="float">
            <text:p>1619055434.626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9.16517224756465" calcext:value-type="float">
            <text:p>9.165172247564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5442.874" calcext:value-type="float">
            <text:p>1619055442.874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3.16143062834155" calcext:value-type="float">
            <text:p>3.16143062834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055451.172" calcext:value-type="float">
            <text:p>1619055451.172</text:p>
          </table:table-cell>
          <table:table-cell table:style-name="ce1" office:value-type="float" office:value="5.0880000591278" calcext:value-type="float">
            <text:p>5.0880000591278</text:p>
          </table:table-cell>
          <table:table-cell table:style-name="ce1" office:value-type="float" office:value="7.86163512876547" calcext:value-type="float">
            <text:p>7.861635128765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055459.554" calcext:value-type="float">
            <text:p>1619055459.554</text:p>
          </table:table-cell>
          <table:table-cell table:style-name="ce1" office:value-type="float" office:value="5.11700010299682" calcext:value-type="float">
            <text:p>5.11700010299682</text:p>
          </table:table-cell>
          <table:table-cell table:style-name="ce1" office:value-type="float" office:value="3.12683206526211" calcext:value-type="float">
            <text:p>3.126832065262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055468.376" calcext:value-type="float">
            <text:p>1619055468.376</text:p>
          </table:table-cell>
          <table:table-cell table:style-name="ce1" office:value-type="float" office:value="5.05700016021728" calcext:value-type="float">
            <text:p>5.05700016021728</text:p>
          </table:table-cell>
          <table:table-cell table:style-name="ce1" office:value-type="float" office:value="9.09630186723654" calcext:value-type="float">
            <text:p>9.096301867236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055476.815" calcext:value-type="float">
            <text:p>1619055476.815</text:p>
          </table:table-cell>
          <table:table-cell table:style-name="ce1" office:value-type="float" office:value="5.63199996948242" calcext:value-type="float">
            <text:p>5.63199996948242</text:p>
          </table:table-cell>
          <table:table-cell table:style-name="ce1" office:value-type="float" office:value="2.48579546801499" calcext:value-type="float">
            <text:p>2.485795468014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055485.807" calcext:value-type="float">
            <text:p>1619055485.807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7.32963535796579" calcext:value-type="float">
            <text:p>7.329635357965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5494.384" calcext:value-type="float">
            <text:p>1619055494.384</text:p>
          </table:table-cell>
          <table:table-cell table:style-name="ce1" office:value-type="float" office:value="5.52199983596801" calcext:value-type="float">
            <text:p>5.52199983596801</text:p>
          </table:table-cell>
          <table:table-cell table:style-name="ce1" office:value-type="float" office:value="2.71640717956857" calcext:value-type="float">
            <text:p>2.716407179568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5503.34" calcext:value-type="float">
            <text:p>1619055503.34</text:p>
          </table:table-cell>
          <table:table-cell table:style-name="ce1" office:value-type="float" office:value="5.09000015258789" calcext:value-type="float">
            <text:p>5.09000015258789</text:p>
          </table:table-cell>
          <table:table-cell table:style-name="ce1" office:value-type="float" office:value="3.33988202168456" calcext:value-type="float">
            <text:p>3.339882021684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5512.169" calcext:value-type="float">
            <text:p>1619055512.169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2.97324078754404" calcext:value-type="float">
            <text:p>2.97324078754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055519.835" calcext:value-type="float">
            <text:p>1619055519.835</text:p>
          </table:table-cell>
          <table:table-cell table:style-name="ce1" office:value-type="float" office:value="5.05799984931945" calcext:value-type="float">
            <text:p>5.05799984931945</text:p>
          </table:table-cell>
          <table:table-cell table:style-name="ce1" office:value-type="float" office:value="9.48991724593631" calcext:value-type="float">
            <text:p>9.489917245936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055528.056" calcext:value-type="float">
            <text:p>1619055528.056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3.93545846761971" calcext:value-type="float">
            <text:p>3.935458467619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5537.071" calcext:value-type="float">
            <text:p>1619055537.071</text:p>
          </table:table-cell>
          <table:table-cell table:style-name="ce1" office:value-type="float" office:value="5.42399978637695" calcext:value-type="float">
            <text:p>5.42399978637695</text:p>
          </table:table-cell>
          <table:table-cell table:style-name="ce1" office:value-type="float" office:value="2.7654868345818" calcext:value-type="float">
            <text:p>2.76548683458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5546.281" calcext:value-type="float">
            <text:p>1619055546.281</text:p>
          </table:table-cell>
          <table:table-cell table:style-name="ce1" office:value-type="float" office:value="5.38800001144409" calcext:value-type="float">
            <text:p>5.38800001144409</text:p>
          </table:table-cell>
          <table:table-cell table:style-name="ce1" office:value-type="float" office:value="2.78396435934299" calcext:value-type="float">
            <text:p>2.783964359342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5554.996" calcext:value-type="float">
            <text:p>1619055554.996</text:p>
          </table:table-cell>
          <table:table-cell table:style-name="ce1" office:value-type="float" office:value="5.40499997138977" calcext:value-type="float">
            <text:p>5.40499997138977</text:p>
          </table:table-cell>
          <table:table-cell table:style-name="ce1" office:value-type="float" office:value="3.14523590934059" calcext:value-type="float">
            <text:p>3.145235909340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5564.156" calcext:value-type="float">
            <text:p>1619055564.156</text:p>
          </table:table-cell>
          <table:table-cell table:style-name="ce1" office:value-type="float" office:value="5.41700005531311" calcext:value-type="float">
            <text:p>5.41700005531311</text:p>
          </table:table-cell>
          <table:table-cell table:style-name="ce1" office:value-type="float" office:value="2.76906033724103" calcext:value-type="float">
            <text:p>2.769060337241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055572.943" calcext:value-type="float">
            <text:p>1619055572.943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9.75901232691979" calcext:value-type="float">
            <text:p>9.759012326919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055581.238" calcext:value-type="float">
            <text:p>1619055581.238</text:p>
          </table:table-cell>
          <table:table-cell table:style-name="ce1" office:value-type="float" office:value="5.17900013923645" calcext:value-type="float">
            <text:p>5.17900013923645</text:p>
          </table:table-cell>
          <table:table-cell table:style-name="ce1" office:value-type="float" office:value="3.28248687834681" calcext:value-type="float">
            <text:p>3.28248687834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055589.705" calcext:value-type="float">
            <text:p>1619055589.705</text:p>
          </table:table-cell>
          <table:table-cell table:style-name="ce1" office:value-type="float" office:value="5.09500002861022" calcext:value-type="float">
            <text:p>5.09500002861022</text:p>
          </table:table-cell>
          <table:table-cell table:style-name="ce1" office:value-type="float" office:value="8.04710495971942" calcext:value-type="float">
            <text:p>8.047104959719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5598.142" calcext:value-type="float">
            <text:p>1619055598.142</text:p>
          </table:table-cell>
          <table:table-cell table:style-name="ce1" office:value-type="float" office:value="5.10400009155273" calcext:value-type="float">
            <text:p>5.10400009155273</text:p>
          </table:table-cell>
          <table:table-cell table:style-name="ce1" office:value-type="float" office:value="2.93887142063837" calcext:value-type="float">
            <text:p>2.938871420638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055607.053" calcext:value-type="float">
            <text:p>1619055607.053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8.85303963991523" calcext:value-type="float">
            <text:p>8.853039639915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055615.477" calcext:value-type="float">
            <text:p>1619055615.4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055624.198" calcext:value-type="float">
            <text:p>1619055624.198</text:p>
          </table:table-cell>
          <table:table-cell table:style-name="ce1" office:value-type="float" office:value="5.08400011062622" calcext:value-type="float">
            <text:p>5.08400011062622</text:p>
          </table:table-cell>
          <table:table-cell table:style-name="ce1" office:value-type="float" office:value="6.88434288717764" calcext:value-type="float">
            <text:p>6.884342887177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055632.672" calcext:value-type="float">
            <text:p>1619055632.672</text:p>
          </table:table-cell>
          <table:table-cell table:style-name="ce1" office:value-type="float" office:value="5.40900015830993" calcext:value-type="float">
            <text:p>5.40900015830993</text:p>
          </table:table-cell>
          <table:table-cell table:style-name="ce1" office:value-type="float" office:value="2.77315577019446" calcext:value-type="float">
            <text:p>2.773155770194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5641.379" calcext:value-type="float">
            <text:p>1619055641.379</text:p>
          </table:table-cell>
          <table:table-cell table:style-name="ce1" office:value-type="float" office:value="5.56599998474121" calcext:value-type="float">
            <text:p>5.56599998474121</text:p>
          </table:table-cell>
          <table:table-cell table:style-name="ce1" office:value-type="float" office:value="0.898311177453672" calcext:value-type="float">
            <text:p>0.898311177453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5650.6" calcext:value-type="float">
            <text:p>1619055650.6</text:p>
          </table:table-cell>
          <table:table-cell table:style-name="ce1" office:value-type="float" office:value="5.76500010490417" calcext:value-type="float">
            <text:p>5.76500010490417</text:p>
          </table:table-cell>
          <table:table-cell table:style-name="ce1" office:value-type="float" office:value="0.867302672856258" calcext:value-type="float">
            <text:p>0.8673026728562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659.442" calcext:value-type="float">
            <text:p>1619055659.442</text:p>
          </table:table-cell>
          <table:table-cell table:style-name="ce1" office:value-type="float" office:value="5.13499999046325" calcext:value-type="float">
            <text:p>5.13499999046325</text:p>
          </table:table-cell>
          <table:table-cell table:style-name="ce1" office:value-type="float" office:value="3.50535541059974" calcext:value-type="float">
            <text:p>3.505355410599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667.635" calcext:value-type="float">
            <text:p>1619055667.635</text:p>
          </table:table-cell>
          <table:table-cell table:style-name="ce1" office:value-type="float" office:value="5.72499990463256" calcext:value-type="float">
            <text:p>5.72499990463256</text:p>
          </table:table-cell>
          <table:table-cell table:style-name="ce1" office:value-type="float" office:value="1.04803495195605" calcext:value-type="float">
            <text:p>1.048034951956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677.281" calcext:value-type="float">
            <text:p>1619055677.281</text:p>
          </table:table-cell>
          <table:table-cell table:style-name="ce1" office:value-type="float" office:value="5.90500020980835" calcext:value-type="float">
            <text:p>5.90500020980835</text:p>
          </table:table-cell>
          <table:table-cell table:style-name="ce1" office:value-type="float" office:value="1.01608802486303" calcext:value-type="float">
            <text:p>1.016088024863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687.065" calcext:value-type="float">
            <text:p>1619055687.065</text:p>
          </table:table-cell>
          <table:table-cell table:style-name="ce1" office:value-type="float" office:value="5.77999997138977" calcext:value-type="float">
            <text:p>5.77999997138977</text:p>
          </table:table-cell>
          <table:table-cell table:style-name="ce1" office:value-type="float" office:value="1.03806228887529" calcext:value-type="float">
            <text:p>1.038062288875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696.19" calcext:value-type="float">
            <text:p>1619055696.19</text:p>
          </table:table-cell>
          <table:table-cell table:style-name="ce1" office:value-type="float" office:value="5.1269998550415" calcext:value-type="float">
            <text:p>5.1269998550415</text:p>
          </table:table-cell>
          <table:table-cell table:style-name="ce1" office:value-type="float" office:value="3.5108251431488" calcext:value-type="float">
            <text:p>3.51082514314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704.41" calcext:value-type="float">
            <text:p>1619055704.41</text:p>
          </table:table-cell>
          <table:table-cell table:style-name="ce1" office:value-type="float" office:value="5.76399993896484" calcext:value-type="float">
            <text:p>5.76399993896484</text:p>
          </table:table-cell>
          <table:table-cell table:style-name="ce1" office:value-type="float" office:value="1.04094380005797" calcext:value-type="float">
            <text:p>1.04094380005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714.044" calcext:value-type="float">
            <text:p>1619055714.044</text:p>
          </table:table-cell>
          <table:table-cell table:style-name="ce1" office:value-type="float" office:value="6.06900000572204" calcext:value-type="float">
            <text:p>6.06900000572204</text:p>
          </table:table-cell>
          <table:table-cell table:style-name="ce1" office:value-type="float" office:value="0.988630745484101" calcext:value-type="float">
            <text:p>0.9886307454841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724.036" calcext:value-type="float">
            <text:p>1619055724.036</text:p>
          </table:table-cell>
          <table:table-cell table:style-name="ce1" office:value-type="float" office:value="5.90700006484985" calcext:value-type="float">
            <text:p>5.90700006484985</text:p>
          </table:table-cell>
          <table:table-cell table:style-name="ce1" office:value-type="float" office:value="1.01574402135248" calcext:value-type="float">
            <text:p>1.015744021352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5733.33" calcext:value-type="float">
            <text:p>1619055733.33</text:p>
          </table:table-cell>
          <table:table-cell table:style-name="ce1" office:value-type="float" office:value="5.26400017738342" calcext:value-type="float">
            <text:p>5.26400017738342</text:p>
          </table:table-cell>
          <table:table-cell table:style-name="ce1" office:value-type="float" office:value="3.60942237077285" calcext:value-type="float">
            <text:p>3.609422370772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741.697" calcext:value-type="float">
            <text:p>1619055741.697</text:p>
          </table:table-cell>
          <table:table-cell table:style-name="ce1" office:value-type="float" office:value="5.77600002288818" calcext:value-type="float">
            <text:p>5.77600002288818</text:p>
          </table:table-cell>
          <table:table-cell table:style-name="ce1" office:value-type="float" office:value="1.03878115931859" calcext:value-type="float">
            <text:p>1.038781159318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751.518" calcext:value-type="float">
            <text:p>1619055751.518</text:p>
          </table:table-cell>
          <table:table-cell table:style-name="ce1" office:value-type="float" office:value="5.96900010108947" calcext:value-type="float">
            <text:p>5.96900010108947</text:p>
          </table:table-cell>
          <table:table-cell table:style-name="ce1" office:value-type="float" office:value="1.00519348272499" calcext:value-type="float">
            <text:p>1.005193482724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761.452" calcext:value-type="float">
            <text:p>1619055761.452</text:p>
          </table:table-cell>
          <table:table-cell table:style-name="ce1" office:value-type="float" office:value="6.04700016975402" calcext:value-type="float">
            <text:p>6.04700016975402</text:p>
          </table:table-cell>
          <table:table-cell table:style-name="ce1" office:value-type="float" office:value="0.992227522997417" calcext:value-type="float">
            <text:p>0.9922275229974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5770.935" calcext:value-type="float">
            <text:p>1619055770.935</text:p>
          </table:table-cell>
          <table:table-cell table:style-name="ce1" office:value-type="float" office:value="5.20300006866455" calcext:value-type="float">
            <text:p>5.20300006866455</text:p>
          </table:table-cell>
          <table:table-cell table:style-name="ce1" office:value-type="float" office:value="3.65173933293387" calcext:value-type="float">
            <text:p>3.651739332933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779.213" calcext:value-type="float">
            <text:p>1619055779.213</text:p>
          </table:table-cell>
          <table:table-cell table:style-name="ce1" office:value-type="float" office:value="5.81200003623962" calcext:value-type="float">
            <text:p>5.81200003623962</text:p>
          </table:table-cell>
          <table:table-cell table:style-name="ce1" office:value-type="float" office:value="1.03234686211082" calcext:value-type="float">
            <text:p>1.032346862110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789.031" calcext:value-type="float">
            <text:p>1619055789.031</text:p>
          </table:table-cell>
          <table:table-cell table:style-name="ce1" office:value-type="float" office:value="6.5310001373291" calcext:value-type="float">
            <text:p>6.5310001373291</text:p>
          </table:table-cell>
          <table:table-cell table:style-name="ce1" office:value-type="float" office:value="1.07181133866316" calcext:value-type="float">
            <text:p>1.071811338663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799.519" calcext:value-type="float">
            <text:p>1619055799.519</text:p>
          </table:table-cell>
          <table:table-cell table:style-name="ce1" office:value-type="float" office:value="6.635999917984" calcext:value-type="float">
            <text:p>6.635999917984</text:p>
          </table:table-cell>
          <table:table-cell table:style-name="ce1" office:value-type="float" office:value="1.05485233371229" calcext:value-type="float">
            <text:p>1.054852333712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810.212" calcext:value-type="float">
            <text:p>1619055810.212</text:p>
          </table:table-cell>
          <table:table-cell table:style-name="ce1" office:value-type="float" office:value="5.78200006484985" calcext:value-type="float">
            <text:p>5.78200006484985</text:p>
          </table:table-cell>
          <table:table-cell table:style-name="ce1" office:value-type="float" office:value="1.21065373944816" calcext:value-type="float">
            <text:p>1.210653739448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820.188" calcext:value-type="float">
            <text:p>1619055820.188</text:p>
          </table:table-cell>
          <table:table-cell table:style-name="ce1" office:value-type="float" office:value="5.45099997520446" calcext:value-type="float">
            <text:p>5.45099997520446</text:p>
          </table:table-cell>
          <table:table-cell table:style-name="ce1" office:value-type="float" office:value="1.10071547005922" calcext:value-type="float">
            <text:p>1.100715470059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829.506" calcext:value-type="float">
            <text:p>1619055829.506</text:p>
          </table:table-cell>
          <table:table-cell table:style-name="ce1" office:value-type="float" office:value="6.08399987220764" calcext:value-type="float">
            <text:p>6.08399987220764</text:p>
          </table:table-cell>
          <table:table-cell table:style-name="ce1" office:value-type="float" office:value="1.15055886703363" calcext:value-type="float">
            <text:p>1.150558867033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839.581" calcext:value-type="float">
            <text:p>1619055839.581</text:p>
          </table:table-cell>
          <table:table-cell table:style-name="ce1" office:value-type="float" office:value="5.74199986457824" calcext:value-type="float">
            <text:p>5.74199986457824</text:p>
          </table:table-cell>
          <table:table-cell table:style-name="ce1" office:value-type="float" office:value="1.21908745473545" calcext:value-type="float">
            <text:p>1.219087454735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849.64" calcext:value-type="float">
            <text:p>1619055849.64</text:p>
          </table:table-cell>
          <table:table-cell table:style-name="ce1" office:value-type="float" office:value="5.13199996948242" calcext:value-type="float">
            <text:p>5.13199996948242</text:p>
          </table:table-cell>
          <table:table-cell table:style-name="ce1" office:value-type="float" office:value="1.36399065503228" calcext:value-type="float">
            <text:p>1.36399065503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858.67" calcext:value-type="float">
            <text:p>1619055858.67</text:p>
          </table:table-cell>
          <table:table-cell table:style-name="ce1" office:value-type="float" office:value="5.47499990463256" calcext:value-type="float">
            <text:p>5.47499990463256</text:p>
          </table:table-cell>
          <table:table-cell table:style-name="ce1" office:value-type="float" office:value="1.0958904300479" calcext:value-type="float">
            <text:p>1.09589043004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867.95" calcext:value-type="float">
            <text:p>1619055867.95</text:p>
          </table:table-cell>
          <table:table-cell table:style-name="ce1" office:value-type="float" office:value="5.58899998664856" calcext:value-type="float">
            <text:p>5.58899998664856</text:p>
          </table:table-cell>
          <table:table-cell table:style-name="ce1" office:value-type="float" office:value="1.25246019265023" calcext:value-type="float">
            <text:p>1.252460192650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877.521" calcext:value-type="float">
            <text:p>1619055877.521</text:p>
          </table:table-cell>
          <table:table-cell table:style-name="ce1" office:value-type="float" office:value="5.47800016403198" calcext:value-type="float">
            <text:p>5.47800016403198</text:p>
          </table:table-cell>
          <table:table-cell table:style-name="ce1" office:value-type="float" office:value="1.27783858897291" calcext:value-type="float">
            <text:p>1.277838588972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886.942" calcext:value-type="float">
            <text:p>1619055886.942</text:p>
          </table:table-cell>
          <table:table-cell table:style-name="ce1" office:value-type="float" office:value="5.07800006866455" calcext:value-type="float">
            <text:p>5.07800006866455</text:p>
          </table:table-cell>
          <table:table-cell table:style-name="ce1" office:value-type="float" office:value="1.18156753030094" calcext:value-type="float">
            <text:p>1.181567530300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895.906" calcext:value-type="float">
            <text:p>1619055895.906</text:p>
          </table:table-cell>
          <table:table-cell table:style-name="ce1" office:value-type="float" office:value="5.29800009727478" calcext:value-type="float">
            <text:p>5.29800009727478</text:p>
          </table:table-cell>
          <table:table-cell table:style-name="ce1" office:value-type="float" office:value="1.32125327887417" calcext:value-type="float">
            <text:p>1.321253278874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905.264" calcext:value-type="float">
            <text:p>1619055905.264</text:p>
          </table:table-cell>
          <table:table-cell table:style-name="ce1" office:value-type="float" office:value="5.53800010681152" calcext:value-type="float">
            <text:p>5.53800010681152</text:p>
          </table:table-cell>
          <table:table-cell table:style-name="ce1" office:value-type="float" office:value="1.26399419736201" calcext:value-type="float">
            <text:p>1.263994197362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914.867" calcext:value-type="float">
            <text:p>1619055914.867</text:p>
          </table:table-cell>
          <table:table-cell table:style-name="ce1" office:value-type="float" office:value="5.8769998550415" calcext:value-type="float">
            <text:p>5.8769998550415</text:p>
          </table:table-cell>
          <table:table-cell table:style-name="ce1" office:value-type="float" office:value="1.19108391571511" calcext:value-type="float">
            <text:p>1.191083915715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924.767" calcext:value-type="float">
            <text:p>1619055924.767</text:p>
          </table:table-cell>
          <table:table-cell table:style-name="ce1" office:value-type="float" office:value="5.34400010108947" calcext:value-type="float">
            <text:p>5.34400010108947</text:p>
          </table:table-cell>
          <table:table-cell table:style-name="ce1" office:value-type="float" office:value="1.12275446977944" calcext:value-type="float">
            <text:p>1.122754469779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5934.172" calcext:value-type="float">
            <text:p>1619055934.172</text:p>
          </table:table-cell>
          <table:table-cell table:style-name="ce1" office:value-type="float" office:value="5.48100018501281" calcext:value-type="float">
            <text:p>5.48100018501281</text:p>
          </table:table-cell>
          <table:table-cell table:style-name="ce1" office:value-type="float" office:value="1.27713916506347" calcext:value-type="float">
            <text:p>1.277139165063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5943.86" calcext:value-type="float">
            <text:p>1619055943.86</text:p>
          </table:table-cell>
          <table:table-cell table:style-name="ce1" office:value-type="float" office:value="5.32700014114379" calcext:value-type="float">
            <text:p>5.32700014114379</text:p>
          </table:table-cell>
          <table:table-cell table:style-name="ce1" office:value-type="float" office:value="0.938614579973788" calcext:value-type="float">
            <text:p>0.9386145799737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5952.715" calcext:value-type="float">
            <text:p>1619055952.715</text:p>
          </table:table-cell>
          <table:table-cell table:style-name="ce1" office:value-type="float" office:value="5.49699997901916" calcext:value-type="float">
            <text:p>5.49699997901916</text:p>
          </table:table-cell>
          <table:table-cell table:style-name="ce1" office:value-type="float" office:value="0.909587050952136" calcext:value-type="float">
            <text:p>0.9095870509521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961.237" calcext:value-type="float">
            <text:p>1619055961.237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.58565738414163" calcext:value-type="float">
            <text:p>3.585657384141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969.333" calcext:value-type="float">
            <text:p>1619055969.333</text:p>
          </table:table-cell>
          <table:table-cell table:style-name="ce1" office:value-type="float" office:value="5.91300010681152" calcext:value-type="float">
            <text:p>5.91300010681152</text:p>
          </table:table-cell>
          <table:table-cell table:style-name="ce1" office:value-type="float" office:value="1.01471332515084" calcext:value-type="float">
            <text:p>1.014713325150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979.233" calcext:value-type="float">
            <text:p>1619055979.233</text:p>
          </table:table-cell>
          <table:table-cell table:style-name="ce1" office:value-type="float" office:value="6.15400004386901" calcext:value-type="float">
            <text:p>6.15400004386901</text:p>
          </table:table-cell>
          <table:table-cell table:style-name="ce1" office:value-type="float" office:value="0.974975618659209" calcext:value-type="float">
            <text:p>0.9749756186592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5989.269" calcext:value-type="float">
            <text:p>1619055989.269</text:p>
          </table:table-cell>
          <table:table-cell table:style-name="ce1" office:value-type="float" office:value="5.92400002479553" calcext:value-type="float">
            <text:p>5.92400002479553</text:p>
          </table:table-cell>
          <table:table-cell table:style-name="ce1" office:value-type="float" office:value="1.01282916524077" calcext:value-type="float">
            <text:p>1.012829165240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5998.499" calcext:value-type="float">
            <text:p>1619055998.499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.59928019613539" calcext:value-type="float">
            <text:p>3.599280196135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006.587" calcext:value-type="float">
            <text:p>1619056006.587</text:p>
          </table:table-cell>
          <table:table-cell table:style-name="ce1" office:value-type="float" office:value="5.74200010299682" calcext:value-type="float">
            <text:p>5.74200010299682</text:p>
          </table:table-cell>
          <table:table-cell table:style-name="ce1" office:value-type="float" office:value="1.04493206067142" calcext:value-type="float">
            <text:p>1.044932060671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016.281" calcext:value-type="float">
            <text:p>1619056016.281</text:p>
          </table:table-cell>
          <table:table-cell table:style-name="ce1" office:value-type="float" office:value="6.01200008392334" calcext:value-type="float">
            <text:p>6.01200008392334</text:p>
          </table:table-cell>
          <table:table-cell table:style-name="ce1" office:value-type="float" office:value="0.998003978084526" calcext:value-type="float">
            <text:p>0.9980039780845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6026.245" calcext:value-type="float">
            <text:p>1619056026.245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0.999600141258954" calcext:value-type="float">
            <text:p>0.9996001412589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6034.486" calcext:value-type="float">
            <text:p>1619056034.486</text:p>
          </table:table-cell>
          <table:table-cell table:style-name="ce1" office:value-type="float" office:value="5.05799984931945" calcext:value-type="float">
            <text:p>5.05799984931945</text:p>
          </table:table-cell>
          <table:table-cell table:style-name="ce1" office:value-type="float" office:value="3.75642557651645" calcext:value-type="float">
            <text:p>3.756425576516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042.641" calcext:value-type="float">
            <text:p>1619056042.641</text:p>
          </table:table-cell>
          <table:table-cell table:style-name="ce1" office:value-type="float" office:value="5.78399991989135" calcext:value-type="float">
            <text:p>5.78399991989135</text:p>
          </table:table-cell>
          <table:table-cell table:style-name="ce1" office:value-type="float" office:value="1.03734441270751" calcext:value-type="float">
            <text:p>1.037344412707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052.484" calcext:value-type="float">
            <text:p>1619056052.484</text:p>
          </table:table-cell>
          <table:table-cell table:style-name="ce1" office:value-type="float" office:value="5.98600006103515" calcext:value-type="float">
            <text:p>5.98600006103515</text:p>
          </table:table-cell>
          <table:table-cell table:style-name="ce1" office:value-type="float" office:value="1.00233878029102" calcext:value-type="float">
            <text:p>1.002338780291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062.516" calcext:value-type="float">
            <text:p>1619056062.516</text:p>
          </table:table-cell>
          <table:table-cell table:style-name="ce1" office:value-type="float" office:value="6.16899991035461" calcext:value-type="float">
            <text:p>6.16899991035461</text:p>
          </table:table-cell>
          <table:table-cell table:style-name="ce1" office:value-type="float" office:value="0.972604974418795" calcext:value-type="float">
            <text:p>0.9726049744187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056072.1" calcext:value-type="float">
            <text:p>1619056072.1</text:p>
          </table:table-cell>
          <table:table-cell table:style-name="ce1" office:value-type="float" office:value="5.2440001964569" calcext:value-type="float">
            <text:p>5.2440001964569</text:p>
          </table:table-cell>
          <table:table-cell table:style-name="ce1" office:value-type="float" office:value="3.62318827006095" calcext:value-type="float">
            <text:p>3.623188270060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080.491" calcext:value-type="float">
            <text:p>1619056080.491</text:p>
          </table:table-cell>
          <table:table-cell table:style-name="ce1" office:value-type="float" office:value="5.99399995803833" calcext:value-type="float">
            <text:p>5.99399995803833</text:p>
          </table:table-cell>
          <table:table-cell table:style-name="ce1" office:value-type="float" office:value="1.00100100800862" calcext:value-type="float">
            <text:p>1.001001008008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090.489" calcext:value-type="float">
            <text:p>1619056090.489</text:p>
          </table:table-cell>
          <table:table-cell table:style-name="ce1" office:value-type="float" office:value="5.74199986457824" calcext:value-type="float">
            <text:p>5.74199986457824</text:p>
          </table:table-cell>
          <table:table-cell table:style-name="ce1" office:value-type="float" office:value="1.04493210405895" calcext:value-type="float">
            <text:p>1.044932104058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6100.285" calcext:value-type="float">
            <text:p>1619056100.285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0.987947071356737" calcext:value-type="float">
            <text:p>0.9879470713567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108.906" calcext:value-type="float">
            <text:p>1619056108.906</text:p>
          </table:table-cell>
          <table:table-cell table:style-name="ce1" office:value-type="float" office:value="6.07200002670288" calcext:value-type="float">
            <text:p>6.07200002670288</text:p>
          </table:table-cell>
          <table:table-cell table:style-name="ce1" office:value-type="float" office:value="1.15283266950198" calcext:value-type="float">
            <text:p>1.152832669501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118.946" calcext:value-type="float">
            <text:p>1619056118.946</text:p>
          </table:table-cell>
          <table:table-cell table:style-name="ce1" office:value-type="float" office:value="5.45700001716613" calcext:value-type="float">
            <text:p>5.45700001716613</text:p>
          </table:table-cell>
          <table:table-cell table:style-name="ce1" office:value-type="float" office:value="1.09950521919108" calcext:value-type="float">
            <text:p>1.099505219191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128.465" calcext:value-type="float">
            <text:p>1619056128.465</text:p>
          </table:table-cell>
          <table:table-cell table:style-name="ce1" office:value-type="float" office:value="5.85899996757507" calcext:value-type="float">
            <text:p>5.85899996757507</text:p>
          </table:table-cell>
          <table:table-cell table:style-name="ce1" office:value-type="float" office:value="1.19474313683895" calcext:value-type="float">
            <text:p>1.194743136838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138.263" calcext:value-type="float">
            <text:p>1619056138.263</text:p>
          </table:table-cell>
          <table:table-cell table:style-name="ce1" office:value-type="float" office:value="5.27200007438659" calcext:value-type="float">
            <text:p>5.27200007438659</text:p>
          </table:table-cell>
          <table:table-cell table:style-name="ce1" office:value-type="float" office:value="1.13808799608146" calcext:value-type="float">
            <text:p>1.138087996081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147.483" calcext:value-type="float">
            <text:p>1619056147.483</text:p>
          </table:table-cell>
          <table:table-cell table:style-name="ce1" office:value-type="float" office:value="5.36399984359741" calcext:value-type="float">
            <text:p>5.36399984359741</text:p>
          </table:table-cell>
          <table:table-cell table:style-name="ce1" office:value-type="float" office:value="1.30499630949008" calcext:value-type="float">
            <text:p>1.30499630949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056156.948" calcext:value-type="float">
            <text:p>1619056156.948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0.989707037746398" calcext:value-type="float">
            <text:p>0.989707037746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165.57" calcext:value-type="float">
            <text:p>1619056165.57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1.19260581121457" calcext:value-type="float">
            <text:p>1.192605811214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174.394" calcext:value-type="float">
            <text:p>1619056174.394</text:p>
          </table:table-cell>
          <table:table-cell table:style-name="ce1" office:value-type="float" office:value="5.57799983024597" calcext:value-type="float">
            <text:p>5.57799983024597</text:p>
          </table:table-cell>
          <table:table-cell table:style-name="ce1" office:value-type="float" office:value="1.25493012065784" calcext:value-type="float">
            <text:p>1.254930120657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184.042" calcext:value-type="float">
            <text:p>1619056184.042</text:p>
          </table:table-cell>
          <table:table-cell table:style-name="ce1" office:value-type="float" office:value="5.12599992752075" calcext:value-type="float">
            <text:p>5.12599992752075</text:p>
          </table:table-cell>
          <table:table-cell table:style-name="ce1" office:value-type="float" office:value="1.17050333297643" calcext:value-type="float">
            <text:p>1.170503332976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193.022" calcext:value-type="float">
            <text:p>1619056193.022</text:p>
          </table:table-cell>
          <table:table-cell table:style-name="ce1" office:value-type="float" office:value="5.66100001335144" calcext:value-type="float">
            <text:p>5.66100001335144</text:p>
          </table:table-cell>
          <table:table-cell table:style-name="ce1" office:value-type="float" office:value="1.236530645379" calcext:value-type="float">
            <text:p>1.2365306453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202.915" calcext:value-type="float">
            <text:p>1619056202.915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.19904077972595" calcext:value-type="float">
            <text:p>1.199040779725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211.759" calcext:value-type="float">
            <text:p>1619056211.759</text:p>
          </table:table-cell>
          <table:table-cell table:style-name="ce1" office:value-type="float" office:value="5.5349998474121" calcext:value-type="float">
            <text:p>5.5349998474121</text:p>
          </table:table-cell>
          <table:table-cell table:style-name="ce1" office:value-type="float" office:value="1.26467934832425" calcext:value-type="float">
            <text:p>1.26467934832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221.422" calcext:value-type="float">
            <text:p>1619056221.422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1.18506814990053" calcext:value-type="float">
            <text:p>1.185068149900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230.308" calcext:value-type="float">
            <text:p>1619056230.308</text:p>
          </table:table-cell>
          <table:table-cell table:style-name="ce1" office:value-type="float" office:value="5.88099980354309" calcext:value-type="float">
            <text:p>5.88099980354309</text:p>
          </table:table-cell>
          <table:table-cell table:style-name="ce1" office:value-type="float" office:value="1.190273802727" calcext:value-type="float">
            <text:p>1.190273802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240.521" calcext:value-type="float">
            <text:p>1619056240.521</text:p>
          </table:table-cell>
          <table:table-cell table:style-name="ce1" office:value-type="float" office:value="5.93300008773803" calcext:value-type="float">
            <text:p>5.93300008773803</text:p>
          </table:table-cell>
          <table:table-cell table:style-name="ce1" office:value-type="float" office:value="1.01129275430156" calcext:value-type="float">
            <text:p>1.011292754301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250.432" calcext:value-type="float">
            <text:p>1619056250.432</text:p>
          </table:table-cell>
          <table:table-cell table:style-name="ce1" office:value-type="float" office:value="5.90000009536743" calcext:value-type="float">
            <text:p>5.90000009536743</text:p>
          </table:table-cell>
          <table:table-cell table:style-name="ce1" office:value-type="float" office:value="1.01694913610443" calcext:value-type="float">
            <text:p>1.016949136104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6259.729" calcext:value-type="float">
            <text:p>1619056259.729</text:p>
          </table:table-cell>
          <table:table-cell table:style-name="ce1" office:value-type="float" office:value="5.05199980735778" calcext:value-type="float">
            <text:p>5.05199980735778</text:p>
          </table:table-cell>
          <table:table-cell table:style-name="ce1" office:value-type="float" office:value="3.56294550403279" calcext:value-type="float">
            <text:p>3.562945504032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267.832" calcext:value-type="float">
            <text:p>1619056267.832</text:p>
          </table:table-cell>
          <table:table-cell table:style-name="ce1" office:value-type="float" office:value="5.76799988746643" calcext:value-type="float">
            <text:p>5.76799988746643</text:p>
          </table:table-cell>
          <table:table-cell table:style-name="ce1" office:value-type="float" office:value="1.04022193430303" calcext:value-type="float">
            <text:p>1.040221934303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277.526" calcext:value-type="float">
            <text:p>1619056277.526</text:p>
          </table:table-cell>
          <table:table-cell table:style-name="ce1" office:value-type="float" office:value="5.75300002098083" calcext:value-type="float">
            <text:p>5.75300002098083</text:p>
          </table:table-cell>
          <table:table-cell table:style-name="ce1" office:value-type="float" office:value="1.04293411752448" calcext:value-type="float">
            <text:p>1.042934117524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287.314" calcext:value-type="float">
            <text:p>1619056287.314</text:p>
          </table:table-cell>
          <table:table-cell table:style-name="ce1" office:value-type="float" office:value="5.52100014686584" calcext:value-type="float">
            <text:p>5.52100014686584</text:p>
          </table:table-cell>
          <table:table-cell table:style-name="ce1" office:value-type="float" office:value="1.08675961608261" calcext:value-type="float">
            <text:p>1.086759616082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6296.319" calcext:value-type="float">
            <text:p>1619056296.319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3.57142859846015" calcext:value-type="float">
            <text:p>3.571428598460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304.418" calcext:value-type="float">
            <text:p>1619056304.418</text:p>
          </table:table-cell>
          <table:table-cell table:style-name="ce1" office:value-type="float" office:value="5.91300010681152" calcext:value-type="float">
            <text:p>5.91300010681152</text:p>
          </table:table-cell>
          <table:table-cell table:style-name="ce1" office:value-type="float" office:value="1.01471332515084" calcext:value-type="float">
            <text:p>1.014713325150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314.322" calcext:value-type="float">
            <text:p>1619056314.322</text:p>
          </table:table-cell>
          <table:table-cell table:style-name="ce1" office:value-type="float" office:value="5.97099995613098" calcext:value-type="float">
            <text:p>5.97099995613098</text:p>
          </table:table-cell>
          <table:table-cell table:style-name="ce1" office:value-type="float" office:value="1.17233295116883" calcext:value-type="float">
            <text:p>1.172332951168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324.162" calcext:value-type="float">
            <text:p>1619056324.162</text:p>
          </table:table-cell>
          <table:table-cell table:style-name="ce1" office:value-type="float" office:value="5.97099995613098" calcext:value-type="float">
            <text:p>5.97099995613098</text:p>
          </table:table-cell>
          <table:table-cell table:style-name="ce1" office:value-type="float" office:value="1.17233295116883" calcext:value-type="float">
            <text:p>1.172332951168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334.07" calcext:value-type="float">
            <text:p>1619056334.07</text:p>
          </table:table-cell>
          <table:table-cell table:style-name="ce1" office:value-type="float" office:value="5.85700011253356" calcext:value-type="float">
            <text:p>5.85700011253356</text:p>
          </table:table-cell>
          <table:table-cell table:style-name="ce1" office:value-type="float" office:value="1.19515107828331" calcext:value-type="float">
            <text:p>1.195151078283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343.913" calcext:value-type="float">
            <text:p>1619056343.913</text:p>
          </table:table-cell>
          <table:table-cell table:style-name="ce1" office:value-type="float" office:value="5.89699983596801" calcext:value-type="float">
            <text:p>5.89699983596801</text:p>
          </table:table-cell>
          <table:table-cell table:style-name="ce1" office:value-type="float" office:value="1.18704429281214" calcext:value-type="float">
            <text:p>1.187044292812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353.729" calcext:value-type="float">
            <text:p>1619056353.729</text:p>
          </table:table-cell>
          <table:table-cell table:style-name="ce1" office:value-type="float" office:value="5.78699994087219" calcext:value-type="float">
            <text:p>5.78699994087219</text:p>
          </table:table-cell>
          <table:table-cell table:style-name="ce1" office:value-type="float" office:value="1.20960775384853" calcext:value-type="float">
            <text:p>1.209607753848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363.57" calcext:value-type="float">
            <text:p>1619056363.57</text:p>
          </table:table-cell>
          <table:table-cell table:style-name="ce1" office:value-type="float" office:value="5.85199999809265" calcext:value-type="float">
            <text:p>5.85199999809265</text:p>
          </table:table-cell>
          <table:table-cell table:style-name="ce1" office:value-type="float" office:value="1.19617224919369" calcext:value-type="float">
            <text:p>1.196172249193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373.411" calcext:value-type="float">
            <text:p>1619056373.411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1.18953213850834" calcext:value-type="float">
            <text:p>1.189532138508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382.431" calcext:value-type="float">
            <text:p>1619056382.431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1.18273212184923" calcext:value-type="float">
            <text:p>1.18273212184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391.503" calcext:value-type="float">
            <text:p>1619056391.503</text:p>
          </table:table-cell>
          <table:table-cell table:style-name="ce1" office:value-type="float" office:value="5.95899987220764" calcext:value-type="float">
            <text:p>5.95899987220764</text:p>
          </table:table-cell>
          <table:table-cell table:style-name="ce1" office:value-type="float" office:value="1.00688037064467" calcext:value-type="float">
            <text:p>1.00688037064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401.371" calcext:value-type="float">
            <text:p>1619056401.371</text:p>
          </table:table-cell>
          <table:table-cell table:style-name="ce1" office:value-type="float" office:value="5.54499983787536" calcext:value-type="float">
            <text:p>5.54499983787536</text:p>
          </table:table-cell>
          <table:table-cell table:style-name="ce1" office:value-type="float" office:value="1.08205593785895" calcext:value-type="float">
            <text:p>1.082055937858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6410.289" calcext:value-type="float">
            <text:p>1619056410.289</text:p>
          </table:table-cell>
          <table:table-cell table:style-name="ce1" office:value-type="float" office:value="5.10999989509582" calcext:value-type="float">
            <text:p>5.10999989509582</text:p>
          </table:table-cell>
          <table:table-cell table:style-name="ce1" office:value-type="float" office:value="3.52250496468208" calcext:value-type="float">
            <text:p>3.522504964682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418.464" calcext:value-type="float">
            <text:p>1619056418.464</text:p>
          </table:table-cell>
          <table:table-cell table:style-name="ce1" office:value-type="float" office:value="5.83999991416931" calcext:value-type="float">
            <text:p>5.83999991416931</text:p>
          </table:table-cell>
          <table:table-cell table:style-name="ce1" office:value-type="float" office:value="1.02739727537366" calcext:value-type="float">
            <text:p>1.027397275373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428.286" calcext:value-type="float">
            <text:p>1619056428.286</text:p>
          </table:table-cell>
          <table:table-cell table:style-name="ce1" office:value-type="float" office:value="6.21700000762939" calcext:value-type="float">
            <text:p>6.21700000762939</text:p>
          </table:table-cell>
          <table:table-cell table:style-name="ce1" office:value-type="float" office:value="0.965095704139762" calcext:value-type="float">
            <text:p>0.9650957041397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438.539" calcext:value-type="float">
            <text:p>1619056438.539</text:p>
          </table:table-cell>
          <table:table-cell table:style-name="ce1" office:value-type="float" office:value="5.64700007438659" calcext:value-type="float">
            <text:p>5.64700007438659</text:p>
          </table:table-cell>
          <table:table-cell table:style-name="ce1" office:value-type="float" office:value="1.06251105382741" calcext:value-type="float">
            <text:p>1.06251105382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056447.645" calcext:value-type="float">
            <text:p>1619056447.645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3.56012658630759" calcext:value-type="float">
            <text:p>3.560126586307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455.783" calcext:value-type="float">
            <text:p>1619056455.783</text:p>
          </table:table-cell>
          <table:table-cell table:style-name="ce1" office:value-type="float" office:value="6.04399991035461" calcext:value-type="float">
            <text:p>6.04399991035461</text:p>
          </table:table-cell>
          <table:table-cell table:style-name="ce1" office:value-type="float" office:value="0.992720067669221" calcext:value-type="float">
            <text:p>0.9927200676692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465.858" calcext:value-type="float">
            <text:p>1619056465.858</text:p>
          </table:table-cell>
          <table:table-cell table:style-name="ce1" office:value-type="float" office:value="5.87400007247924" calcext:value-type="float">
            <text:p>5.87400007247924</text:p>
          </table:table-cell>
          <table:table-cell table:style-name="ce1" office:value-type="float" office:value="1.19169218822387" calcext:value-type="float">
            <text:p>1.191692188223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475.681" calcext:value-type="float">
            <text:p>1619056475.681</text:p>
          </table:table-cell>
          <table:table-cell table:style-name="ce1" office:value-type="float" office:value="5.87700009346008" calcext:value-type="float">
            <text:p>5.87700009346008</text:p>
          </table:table-cell>
          <table:table-cell table:style-name="ce1" office:value-type="float" office:value="1.19108386739513" calcext:value-type="float">
            <text:p>1.191083867395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485.447" calcext:value-type="float">
            <text:p>1619056485.447</text:p>
          </table:table-cell>
          <table:table-cell table:style-name="ce1" office:value-type="float" office:value="5.89100003242492" calcext:value-type="float">
            <text:p>5.89100003242492</text:p>
          </table:table-cell>
          <table:table-cell table:style-name="ce1" office:value-type="float" office:value="1.18825326115616" calcext:value-type="float">
            <text:p>1.188253261156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495.313" calcext:value-type="float">
            <text:p>1619056495.313</text:p>
          </table:table-cell>
          <table:table-cell table:style-name="ce1" office:value-type="float" office:value="5.04100012779235" calcext:value-type="float">
            <text:p>5.04100012779235</text:p>
          </table:table-cell>
          <table:table-cell table:style-name="ce1" office:value-type="float" office:value="1.19024000156643" calcext:value-type="float">
            <text:p>1.190240001566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504.135" calcext:value-type="float">
            <text:p>1619056504.135</text:p>
          </table:table-cell>
          <table:table-cell table:style-name="ce1" office:value-type="float" office:value="5.75999999046325" calcext:value-type="float">
            <text:p>5.75999999046325</text:p>
          </table:table-cell>
          <table:table-cell table:style-name="ce1" office:value-type="float" office:value="1.21527777978989" calcext:value-type="float">
            <text:p>1.215277779789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514.05" calcext:value-type="float">
            <text:p>1619056514.05</text:p>
          </table:table-cell>
          <table:table-cell table:style-name="ce1" office:value-type="float" office:value="5.92900013923645" calcext:value-type="float">
            <text:p>5.92900013923645</text:p>
          </table:table-cell>
          <table:table-cell table:style-name="ce1" office:value-type="float" office:value="1.18063751654785" calcext:value-type="float">
            <text:p>1.180637516547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056524.022" calcext:value-type="float">
            <text:p>1619056524.022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.19976006537846" calcext:value-type="float">
            <text:p>1.199760065378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056533.028" calcext:value-type="float">
            <text:p>1619056533.028</text:p>
          </table:table-cell>
          <table:table-cell table:style-name="ce1" office:value-type="float" office:value="5.80599999427795" calcext:value-type="float">
            <text:p>5.80599999427795</text:p>
          </table:table-cell>
          <table:table-cell table:style-name="ce1" office:value-type="float" office:value="1.2056493294693" calcext:value-type="float">
            <text:p>1.2056493294693</text:p>
          </table:table-cell>
          <table:table-cell table:number-columns-repeated="1008"/>
        </table:table-row>
        <table:table-row table:style-name="ro2" table:number-rows-repeated="1047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enchmark_20_results" style:display-name="PageStyle_benchmark 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48" meta:object-count="0"/>
    <meta:generator>LibreOfficeDev/6.0.5.2$Linux_X86_64 LibreOffice_project/</meta:generator>
  </office:meta>
</office:document-meta>
</file>